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1.889cm" fo:min-width="10.42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0.8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8.28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11cm" fo:min-width="2.6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18cm" fo:min-width="4.285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0.608cm" fo:min-width="3.39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735cm" fo:min-width="2.69cm"/>
      <style:paragraph-properties style:writing-mode="lr-tb"/>
    </style:style>
    <style:style style:name="gr9" style:family="graphic" style:parent-style-name="standard">
      <style:graphic-properties draw:fill-color="#ce93d8" draw:textarea-horizontal-align="justify" draw:textarea-vertical-align="middle" draw:auto-grow-height="false" fo:min-height="3.391cm" fo:min-width="3.39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253cm" fo:min-width="3.469cm"/>
    </style:style>
    <style:style style:name="gr11" style:family="graphic" style:parent-style-name="standard">
      <style:graphic-properties draw:fill-color="#00e676" draw:textarea-horizontal-align="justify" draw:textarea-vertical-align="middle" draw:auto-grow-height="false" fo:min-height="0.801cm" fo:min-width="2.457cm"/>
      <style:paragraph-properties style:writing-mode="lr-tb"/>
    </style:style>
    <style:style style:name="gr12" style:family="graphic" style:parent-style-name="standard">
      <style:graphic-properties draw:fill-color="#00e676" draw:textarea-horizontal-align="justify" draw:textarea-vertical-align="middle" draw:auto-grow-height="false" fo:min-height="0.955cm" fo:min-width="2.457cm"/>
      <style:paragraph-properties style:writing-mode="lr-tb"/>
    </style:style>
    <style:style style:name="gr13" style:family="graphic" style:parent-style-name="standard">
      <style:graphic-properties draw:fill-color="#ff3d00" draw:textarea-horizontal-align="justify" draw:textarea-vertical-align="middle" draw:auto-grow-height="false" fo:min-height="1.579cm" fo:min-width="2.73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72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24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false" draw:auto-grow-width="false" draw:fit-to-size="shrink-to-fit" style:shrink-to-fit="true" fo:min-height="0.76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9.654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393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39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3.78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8.14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76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76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27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29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30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stroke="dash" draw:stroke-dash="Long_20_Dash" draw:textarea-vertical-align="middle"/>
    </style:style>
    <style:style style:name="gr33" style:family="graphic" style:parent-style-name="standard">
      <style:graphic-properties svg:stroke-color="#ff3d00" draw:fill="none" draw:textarea-horizontal-align="justify" draw:textarea-vertical-align="middle" draw:auto-grow-height="false" fo:min-height="0.599cm" fo:min-width="0.349cm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6" style:family="graphic" style:parent-style-name="standard">
      <style:graphic-properties svg:stroke-color="#ff3d00" draw:fill="none" draw:textarea-horizontal-align="justify" draw:textarea-vertical-align="middle" draw:auto-grow-height="false" fo:min-height="0.741cm" fo:min-width="0.627cm"/>
    </style:style>
    <style:style style:name="gr3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266cm" fo:min-width="2.93cm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40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41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23cm" fo:min-width="5cm"/>
      <style:paragraph-properties style:writing-mode="lr-tb"/>
    </style:style>
    <style:style style:name="gr46" style:family="graphic" style:parent-style-name="standard">
      <style:graphic-properties draw:fill="none" draw:textarea-vertical-align="middle" draw:auto-grow-height="false" fo:min-height="1.417cm" fo:min-width="0cm"/>
    </style:style>
    <style:style style:name="gr47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48" style:family="graphic" style:parent-style-name="standard">
      <style:graphic-properties draw:stroke="solid" draw:stroke-dash="Long_20_Dash" draw:textarea-vertical-align="middle"/>
    </style:style>
    <style:style style:name="gr49" style:family="graphic" style:parent-style-name="standard" style:list-style-name="L1">
      <style:graphic-properties draw:stroke="solid" draw:stroke-dash="Long_20_Dash" svg:stroke-color="#3f51b5" draw:textarea-horizontal-align="justify" draw:textarea-vertical-align="middle" draw:auto-grow-height="false" fo:min-height="0.266cm" fo:min-width="2.93cm"/>
      <style:paragraph-properties style:writing-mode="lr-tb"/>
    </style:style>
    <style:style style:name="gr50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51" style:family="graphic" style:parent-style-name="standard" style:list-style-name="L1">
      <style:graphic-properties draw:stroke="solid" draw:stroke-dash="Long_20_Dash" svg:stroke-color="#3f51b5" draw:textarea-horizontal-align="justify" draw:textarea-vertical-align="middle" draw:auto-grow-height="false" fo:min-height="0.423cm" fo:min-width="5.65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vertical-align="bottom" fo:min-height="0.712cm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0.88cm" fo:min-width="1.84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9.59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56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57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58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59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60" style:family="graphic" style:parent-style-name="standard">
      <style:graphic-properties svg:stroke-color="#ff3d00" draw:fill="none" draw:textarea-horizontal-align="justify" draw:textarea-vertical-align="middle" draw:auto-grow-height="false" fo:min-height="0.741cm" fo:min-width="0.491cm"/>
    </style:style>
    <style:style style:name="gr61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58cm" fo:min-width="5.164cm"/>
      <style:paragraph-properties style:writing-mode="lr-tb"/>
    </style:style>
    <style:style style:name="gr62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63" style:family="graphic" style:parent-style-name="standard">
      <style:graphic-properties draw:stroke="dash" draw:stroke-dash="Long_20_Dash" svg:stroke-color="#ff9100" draw:textarea-horizontal-align="justify" draw:textarea-vertical-align="middle" draw:auto-grow-height="false" fo:min-height="0.927cm" fo:min-width="2.407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67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2.778cm" fo:min-width="6.162cm"/>
    </style:style>
    <style:style style:name="gr68" style:family="graphic" style:parent-style-name="standard">
      <style:graphic-properties draw:stroke="none" svg:stroke-color="#000000" draw:fill="none" draw:fill-color="#ffffff" fo:min-height="1.082cm"/>
      <style:paragraph-properties style:writing-mode="lr-tb"/>
    </style:style>
    <style:style style:name="gr69" style:family="graphic" style:parent-style-name="standard" style:list-style-name="L1">
      <style:graphic-properties draw:textarea-horizontal-align="justify" draw:textarea-vertical-align="middle" draw:auto-grow-height="false" fo:min-height="0.266cm" fo:min-width="2.93cm"/>
      <style:paragraph-properties style:writing-mode="lr-tb"/>
    </style:style>
    <style:style style:name="gr70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71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72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73" style:family="graphic" style:parent-style-name="standard" style:list-style-name="L1">
      <style:graphic-properties draw:textarea-horizontal-align="justify" draw:textarea-vertical-align="middle" draw:auto-grow-height="false" fo:min-height="0.406cm" fo:min-width="5.634cm"/>
      <style:paragraph-properties style:writing-mode="lr-tb"/>
    </style:style>
    <style:style style:name="gr74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75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76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77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78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79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341cm" fo:min-width="2.93cm"/>
      <style:paragraph-properties style:writing-mode="lr-tb"/>
    </style:style>
    <style:style style:name="gr81" style:family="graphic" style:parent-style-name="objectwithoutfill">
      <style:graphic-properties draw:stroke="dash" draw:stroke-dash="Long_20_Dash" svg:stroke-color="#ff9100" draw:marker-end="Arrow" draw:marker-end-width="0.3cm" draw:fill="solid" draw:textarea-vertical-align="middle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21.152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84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85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86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87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88" style:family="graphic" style:parent-style-name="standard">
      <style:graphic-properties svg:stroke-color="#ff3d00" draw:fill="none" draw:textarea-horizontal-align="justify" draw:textarea-vertical-align="middle" draw:auto-grow-height="false" fo:min-height="0.431cm" fo:min-width="0.181cm"/>
    </style:style>
    <style:style style:name="gr89" style:family="graphic" style:parent-style-name="standard" style:list-style-name="L1">
      <style:graphic-properties draw:textarea-horizontal-align="justify" draw:textarea-vertical-align="middle" draw:auto-grow-height="false" fo:min-height="0.266cm" fo:min-width="2.93cm"/>
      <style:paragraph-properties style:writing-mode="lr-tb"/>
    </style:style>
    <style:style style:name="gr90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draw:fill-color="#00e676" draw:textarea-horizontal-align="justify" draw:textarea-vertical-align="middle" draw:auto-grow-height="false" fo:min-height="0.621cm" fo:min-width="6.43cm"/>
      <style:paragraph-properties style:writing-mode="lr-tb"/>
    </style:style>
    <style:style style:name="gr92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93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fo:min-height="1.317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823cm"/>
      <style:paragraph-properties style:writing-mode="lr-tb"/>
    </style:style>
    <style:style style:name="gr96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97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98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99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100" style:family="graphic" style:parent-style-name="standard" style:list-style-name="L1">
      <style:graphic-properties draw:textarea-horizontal-align="justify" draw:textarea-vertical-align="middle" draw:auto-grow-height="false" fo:min-height="0.266cm" fo:min-width="2.93cm"/>
      <style:paragraph-properties style:writing-mode="lr-tb"/>
    </style:style>
    <style:style style:name="gr101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draw:fill-color="#00e676" draw:textarea-horizontal-align="justify" draw:textarea-vertical-align="middle" draw:auto-grow-height="false" fo:min-height="0.621cm" fo:min-width="6.895cm"/>
      <style:paragraph-properties style:writing-mode="lr-tb"/>
    </style:style>
    <style:style style:name="gr103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104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726cm"/>
      <style:paragraph-properties style:writing-mode="lr-tb"/>
    </style:style>
    <style:style style:name="gr105" style:family="graphic" style:parent-style-name="standard">
      <style:graphic-properties draw:fill-color="#ff9100" draw:textarea-horizontal-align="justify" draw:textarea-vertical-align="middle" draw:auto-grow-height="false" fo:min-height="0.368cm" fo:min-width="1.564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107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108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109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110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111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6.291cm"/>
      <style:paragraph-properties style:writing-mode="lr-tb"/>
    </style:style>
    <style:style style:name="gr112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266cm" fo:min-width="2.93cm"/>
      <style:paragraph-properties style:writing-mode="lr-tb"/>
    </style:style>
    <style:style style:name="gr113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114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23cm" fo:min-width="5cm"/>
      <style:paragraph-properties style:writing-mode="lr-tb"/>
    </style:style>
    <style:style style:name="gr115" style:family="graphic" style:parent-style-name="standard">
      <style:graphic-properties svg:stroke-color="#ff3d00" draw:fill="none" draw:textarea-horizontal-align="justify" draw:textarea-vertical-align="middle" draw:auto-grow-height="false" fo:min-height="0.431cm" fo:min-width="1.336cm"/>
    </style:style>
    <style:style style:name="gr116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117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423cm" fo:min-width="5.391cm"/>
      <style:paragraph-properties style:writing-mode="lr-tb"/>
    </style:style>
    <style:style style:name="gr118" style:family="graphic" style:parent-style-name="standard">
      <style:graphic-properties draw:fill="none" draw:textarea-vertical-align="middle" draw:auto-grow-height="false" fo:min-height="2.731cm" fo:min-width="0cm"/>
    </style:style>
    <style:style style:name="gr119" style:family="graphic" style:parent-style-name="standard">
      <style:graphic-properties draw:textarea-horizontal-align="justify" draw:textarea-vertical-align="middle" draw:auto-grow-height="false" fo:min-height="0.378cm" fo:min-width="2.482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21.207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123" style:family="graphic" style:parent-style-name="standard" style:list-style-name="L1">
      <style:graphic-properties draw:textarea-horizontal-align="justify" draw:textarea-vertical-align="middle" draw:auto-grow-height="false" fo:min-height="0.35cm" fo:min-width="2.493cm"/>
      <style:paragraph-properties style:writing-mode="lr-tb"/>
    </style:style>
    <style:style style:name="gr124" style:family="graphic" style:parent-style-name="standard" style:list-style-name="L1">
      <style:graphic-properties draw:fill-color="#f48fb1" draw:textarea-horizontal-align="justify" draw:textarea-vertical-align="middle" draw:auto-grow-height="false" fo:min-height="0.35cm" fo:min-width="6.221cm"/>
      <style:paragraph-properties style:writing-mode="lr-tb"/>
    </style:style>
    <style:style style:name="gr125" style:family="graphic" style:parent-style-name="standard" style:list-style-name="L1">
      <style:graphic-properties draw:textarea-horizontal-align="justify" draw:textarea-vertical-align="middle" draw:auto-grow-height="false" fo:min-height="0.35cm" fo:min-width="2.93cm"/>
      <style:paragraph-properties style:writing-mode="lr-tb"/>
    </style:style>
    <style:style style:name="gr126" style:family="graphic" style:parent-style-name="standard" style:list-style-name="L1">
      <style:graphic-properties draw:stroke="dash" draw:stroke-dash="Long_20_Dash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27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5.698cm"/>
      <style:paragraph-properties style:writing-mode="lr-tb"/>
    </style:style>
    <style:style style:name="gr128" style:family="graphic" style:parent-style-name="standard">
      <style:graphic-properties svg:stroke-color="#ff3d00" draw:fill="none" draw:textarea-horizontal-align="justify" draw:textarea-vertical-align="middle" draw:auto-grow-height="false" fo:min-height="0.538cm" fo:min-width="0.835cm"/>
    </style:style>
    <style:style style:name="gr129" style:family="graphic" style:parent-style-name="standard">
      <style:graphic-properties draw:stroke="none" svg:stroke-color="#000000" draw:fill="none" draw:fill-color="#ffffff" fo:min-height="1.649cm"/>
      <style:paragraph-properties style:writing-mode="lr-tb"/>
    </style:style>
    <style:style style:name="gr130" style:family="graphic" style:parent-style-name="standard" style:list-style-name="L1">
      <style:graphic-properties draw:textarea-horizontal-align="justify" draw:textarea-vertical-align="middle" draw:auto-grow-height="false" fo:min-height="0.35cm" fo:min-width="2.493cm"/>
      <style:paragraph-properties style:writing-mode="lr-tb"/>
    </style:style>
    <style:style style:name="gr131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32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4.012cm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134" style:family="graphic" style:parent-style-name="standard" style:list-style-name="L1">
      <style:graphic-properties draw:stroke="dash" draw:stroke-dash="Long_20_Dash" svg:stroke-color="#ff9100" draw:fill-color="#ce93d8" draw:textarea-horizontal-align="justify" draw:textarea-vertical-align="middle" draw:auto-grow-height="false" fo:min-height="0.35cm" fo:min-width="1.909cm"/>
      <style:paragraph-properties style:writing-mode="lr-tb"/>
    </style:style>
    <style:style style:name="gr135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4.903cm"/>
      <style:paragraph-properties style:writing-mode="lr-tb"/>
    </style:style>
    <style:style style:name="gr136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4.756cm"/>
      <style:paragraph-properties style:writing-mode="lr-tb"/>
    </style:style>
    <style:style style:name="gr137" style:family="graphic" style:parent-style-name="standard" style:list-style-name="L1">
      <style:graphic-properties draw:textarea-horizontal-align="justify" draw:textarea-vertical-align="middle" draw:auto-grow-height="false" fo:min-height="0.35cm" fo:min-width="2.293cm"/>
      <style:paragraph-properties style:writing-mode="lr-tb"/>
    </style:style>
    <style:style style:name="gr138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4.793cm"/>
      <style:paragraph-properties style:writing-mode="lr-tb"/>
    </style:style>
    <style:style style:name="gr139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3.453cm"/>
      <style:paragraph-properties style:writing-mode="lr-tb"/>
    </style:style>
    <style:style style:name="gr140" style:family="graphic" style:parent-style-name="standard" style:list-style-name="L1">
      <style:graphic-properties draw:stroke="dash" draw:stroke-dash="Long_20_Dash" svg:stroke-color="#ff9100" draw:fill-color="#ce93d8" draw:textarea-horizontal-align="justify" draw:textarea-vertical-align="middle" draw:auto-grow-height="false" fo:min-height="0.35cm" fo:min-width="3.32cm"/>
      <style:paragraph-properties style:writing-mode="lr-tb"/>
    </style:style>
    <style:style style:name="gr141" style:family="graphic" style:parent-style-name="standard">
      <style:graphic-properties draw:textarea-horizontal-align="justify" draw:textarea-vertical-align="middle" draw:auto-grow-height="false" fo:min-height="0.53cm" fo:min-width="2.587cm"/>
      <style:paragraph-properties style:writing-mode="lr-tb"/>
    </style:style>
    <style:style style:name="gr142" style:family="graphic" style:parent-style-name="standard" style:list-style-name="L1">
      <style:graphic-properties draw:textarea-horizontal-align="justify" draw:textarea-vertical-align="middle" draw:auto-grow-height="false" fo:min-height="0.35cm" fo:min-width="2.93cm"/>
      <style:paragraph-properties style:writing-mode="lr-tb"/>
    </style:style>
    <style:style style:name="gr143" style:family="graphic" style:parent-style-name="standard">
      <style:graphic-properties svg:stroke-color="#ff3d00" draw:fill="none" draw:textarea-horizontal-align="justify" draw:textarea-vertical-align="middle" draw:auto-grow-height="false" fo:min-height="2.157cm" fo:min-width="5.087cm"/>
    </style:style>
    <style:style style:name="gr144" style:family="graphic" style:parent-style-name="standard">
      <style:graphic-properties svg:stroke-color="#ff3d00" draw:fill="none" draw:textarea-horizontal-align="justify" draw:textarea-vertical-align="middle" draw:auto-grow-height="false" fo:min-height="2.381cm" fo:min-width="6.834cm"/>
    </style:style>
    <style:style style:name="gr145" style:family="graphic" style:parent-style-name="objectwithoutfill">
      <style:graphic-properties draw:stroke="dash" draw:stroke-dash="Double_20_Dash" draw:marker-end="Arrow" draw:marker-end-width="0.3cm" draw:fill="solid" draw:textarea-vertical-align="middle"/>
    </style:style>
    <style:style style:name="gr146" style:family="graphic" style:parent-style-name="standard">
      <style:graphic-properties draw:fill="none" draw:textarea-vertical-align="middle" draw:auto-grow-height="false" fo:min-height="1.354cm" fo:min-width="0cm"/>
    </style:style>
    <style:style style:name="gr147" style:family="graphic" style:parent-style-name="standard">
      <style:graphic-properties draw:stroke="none" svg:stroke-color="#000000" draw:fill="none" draw:fill-color="#ffffff" fo:min-height="0.559cm"/>
      <style:paragraph-properties style:writing-mode="lr-tb"/>
    </style:style>
    <style:style style:name="gr148" style:family="graphic" style:parent-style-name="standard" style:list-style-name="L1">
      <style:graphic-properties draw:stroke="solid" draw:stroke-dash="Long_20_Dash" draw:fill="none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49" style:family="graphic" style:parent-style-name="standard" style:list-style-name="L1">
      <style:graphic-properties draw:stroke="solid" draw:stroke-dash="Long_20_Dash" draw:fill="none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50" style:family="graphic" style:parent-style-name="objectwithoutfill">
      <style:graphic-properties draw:stroke="dash" draw:stroke-dash="Double_20_Dash" svg:stroke-color="#bdbdbd" draw:marker-end="Arrow" draw:marker-end-width="0.3cm" draw:fill="solid" draw:textarea-vertical-align="middle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1.165cm" fo:min-width="12.372cm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2.138cm" fo:min-width="3.018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fo:min-height="0.842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78cm" fo:min-width="21.207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156" style:family="graphic" style:parent-style-name="standard" style:list-style-name="L1">
      <style:graphic-properties draw:textarea-horizontal-align="justify" draw:textarea-vertical-align="middle" draw:auto-grow-height="false" fo:min-height="0.35cm" fo:min-width="2.493cm"/>
      <style:paragraph-properties style:writing-mode="lr-tb"/>
    </style:style>
    <style:style style:name="gr157" style:family="graphic" style:parent-style-name="standard" style:list-style-name="L1">
      <style:graphic-properties draw:fill-color="#f48fb1" draw:textarea-horizontal-align="justify" draw:textarea-vertical-align="middle" draw:auto-grow-height="false" fo:min-height="0.35cm" fo:min-width="5.487cm"/>
      <style:paragraph-properties style:writing-mode="lr-tb"/>
    </style:style>
    <style:style style:name="gr158" style:family="graphic" style:parent-style-name="standard" style:list-style-name="L1">
      <style:graphic-properties draw:textarea-horizontal-align="justify" draw:textarea-vertical-align="middle" draw:auto-grow-height="false" fo:min-height="0.35cm" fo:min-width="2.93cm"/>
      <style:paragraph-properties style:writing-mode="lr-tb"/>
    </style:style>
    <style:style style:name="gr159" style:family="graphic" style:parent-style-name="standard" style:list-style-name="L1">
      <style:graphic-properties draw:stroke="dash" draw:stroke-dash="Long_20_Dash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60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5.698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fo:min-height="1.46cm"/>
      <style:paragraph-properties style:writing-mode="lr-tb"/>
    </style:style>
    <style:style style:name="gr162" style:family="graphic" style:parent-style-name="standard" style:list-style-name="L1">
      <style:graphic-properties draw:textarea-horizontal-align="justify" draw:textarea-vertical-align="middle" draw:auto-grow-height="false" fo:min-height="0.35cm" fo:min-width="2.493cm"/>
      <style:paragraph-properties style:writing-mode="lr-tb"/>
    </style:style>
    <style:style style:name="gr163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5.046cm"/>
      <style:paragraph-properties style:writing-mode="lr-tb"/>
    </style:style>
    <style:style style:name="gr164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3.467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166" style:family="graphic" style:parent-style-name="standard" style:list-style-name="L1">
      <style:graphic-properties draw:stroke="dash" draw:stroke-dash="Long_20_Dash" svg:stroke-color="#ff9100" draw:fill-color="#ce93d8" draw:textarea-horizontal-align="justify" draw:textarea-vertical-align="middle" draw:auto-grow-height="false" fo:min-height="0.35cm" fo:min-width="1.909cm"/>
      <style:paragraph-properties style:writing-mode="lr-tb"/>
    </style:style>
    <style:style style:name="gr167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4.903cm"/>
      <style:paragraph-properties style:writing-mode="lr-tb"/>
    </style:style>
    <style:style style:name="gr168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4.756cm"/>
      <style:paragraph-properties style:writing-mode="lr-tb"/>
    </style:style>
    <style:style style:name="gr169" style:family="graphic" style:parent-style-name="standard" style:list-style-name="L1">
      <style:graphic-properties draw:stroke="dash" draw:stroke-dash="Long_20_Dash" svg:stroke-color="#ff9100" draw:textarea-horizontal-align="justify" draw:textarea-vertical-align="middle" draw:auto-grow-height="false" fo:min-height="0.35cm" fo:min-width="4.539cm"/>
      <style:paragraph-properties style:writing-mode="lr-tb"/>
    </style:style>
    <style:style style:name="gr170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4.793cm"/>
      <style:paragraph-properties style:writing-mode="lr-tb"/>
    </style:style>
    <style:style style:name="gr171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3.453cm"/>
      <style:paragraph-properties style:writing-mode="lr-tb"/>
    </style:style>
    <style:style style:name="gr172" style:family="graphic" style:parent-style-name="standard" style:list-style-name="L1">
      <style:graphic-properties draw:stroke="dash" draw:stroke-dash="Long_20_Dash" svg:stroke-color="#ff9100" draw:fill-color="#ce93d8" draw:textarea-horizontal-align="justify" draw:textarea-vertical-align="middle" draw:auto-grow-height="false" fo:min-height="0.35cm" fo:min-width="3.32cm"/>
      <style:paragraph-properties style:writing-mode="lr-tb"/>
    </style:style>
    <style:style style:name="gr173" style:family="graphic" style:parent-style-name="standard" style:list-style-name="L1">
      <style:graphic-properties draw:textarea-horizontal-align="justify" draw:textarea-vertical-align="middle" draw:auto-grow-height="false" fo:min-height="0.35cm" fo:min-width="2.93cm"/>
      <style:paragraph-properties style:writing-mode="lr-tb"/>
    </style:style>
    <style:style style:name="gr174" style:family="graphic" style:parent-style-name="standard">
      <style:graphic-properties svg:stroke-color="#ff3d00" draw:fill="none" draw:textarea-horizontal-align="justify" draw:textarea-vertical-align="middle" draw:auto-grow-height="false" fo:min-height="1.603cm" fo:min-width="5.087cm"/>
    </style:style>
    <style:style style:name="gr175" style:family="graphic" style:parent-style-name="standard">
      <style:graphic-properties svg:stroke-color="#ff3d00" draw:fill="none" draw:textarea-horizontal-align="justify" draw:textarea-vertical-align="middle" draw:auto-grow-height="false" fo:min-height="2.819cm" fo:min-width="5.698cm"/>
    </style:style>
    <style:style style:name="gr176" style:family="graphic" style:parent-style-name="standard">
      <style:graphic-properties draw:stroke="none" svg:stroke-color="#000000" draw:fill="none" draw:fill-color="#ffffff" fo:min-height="2.586cm"/>
      <style:paragraph-properties style:writing-mode="lr-tb"/>
    </style:style>
    <style:style style:name="gr177" style:family="graphic" style:parent-style-name="standard" style:list-style-name="L1">
      <style:graphic-properties draw:stroke="solid" draw:stroke-dash="Long_20_Dash" draw:fill="none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78" style:family="graphic" style:parent-style-name="standard" style:list-style-name="L1">
      <style:graphic-properties draw:stroke="solid" draw:stroke-dash="Long_20_Dash" draw:fill="none" draw:fill-color="#00e676" draw:textarea-horizontal-align="justify" draw:textarea-vertical-align="middle" draw:auto-grow-height="false" fo:min-height="0.35cm" fo:min-width="5.822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fo:min-height="1.219cm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auto-grow-height="false" draw:fit-to-size="shrink-to-fit" style:shrink-to-fit="true" fo:min-height="0.733cm"/>
      <style:paragraph-properties style:writing-mode="lr-tb"/>
    </style:style>
    <style:style style:name="gr182" style:family="graphic" style:parent-style-name="standard">
      <style:graphic-properties draw:stroke="none" svg:stroke-color="#000000" draw:fill="none" draw:fill-color="#ffffff" fo:min-height="0.946cm"/>
      <style:paragraph-properties style:writing-mode="lr-tb"/>
    </style:style>
    <style:style style:name="gr183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5.046cm"/>
      <style:paragraph-properties style:writing-mode="lr-tb"/>
    </style:style>
    <style:style style:name="gr184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4.559cm"/>
      <style:paragraph-properties style:writing-mode="lr-tb"/>
    </style:style>
    <style:style style:name="gr185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5.046cm"/>
      <style:paragraph-properties style:writing-mode="lr-tb"/>
    </style:style>
    <style:style style:name="gr186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4.559cm"/>
      <style:paragraph-properties style:writing-mode="lr-tb"/>
    </style:style>
    <style:style style:name="gr187" style:family="graphic" style:parent-style-name="standard">
      <style:graphic-properties draw:fill="none" draw:textarea-vertical-align="middle" draw:auto-grow-height="false" fo:min-height="3.187cm" fo:min-width="0cm"/>
    </style:style>
    <style:style style:name="gr188" style:family="graphic" style:parent-style-name="objectwithoutfill">
      <style:graphic-properties draw:stroke="dash" draw:stroke-dash="Long_20_Dash" svg:stroke-color="#e0e0e0" draw:marker-end="Arrow" draw:marker-end-width="0.3cm" draw:fill="solid" draw:textarea-vertical-align="middle"/>
    </style:style>
    <style:style style:name="gr189" style:family="graphic" style:parent-style-name="standard">
      <style:graphic-properties svg:stroke-color="#ff3d00" draw:fill="none" draw:textarea-horizontal-align="justify" draw:textarea-vertical-align="middle" draw:auto-grow-height="false" fo:min-height="0.587cm" fo:min-width="5.247cm"/>
    </style:style>
    <style:style style:name="gr190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2.372cm"/>
      <style:paragraph-properties style:writing-mode="lr-tb"/>
    </style:style>
    <style:style style:name="gr191" style:family="graphic" style:parent-style-name="standard" style:list-style-name="L1">
      <style:graphic-properties draw:textarea-horizontal-align="justify" draw:textarea-vertical-align="middle" draw:auto-grow-height="false" fo:min-height="0.608cm" fo:min-width="3.391cm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8.925cm"/>
      <style:paragraph-properties style:writing-mode="lr-tb"/>
    </style:style>
    <style:style style:name="gr193" style:family="graphic" style:parent-style-name="objectwithoutfill">
      <style:graphic-properties draw:stroke="dash" draw:stroke-dash="Long_20_Dash" draw:marker-end="Arrow" draw:marker-end-width="0.3cm" draw:fill="solid" draw:textarea-vertical-align="middle"/>
    </style:style>
    <style:style style:name="gr194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195" style:family="graphic" style:parent-style-name="standard">
      <style:graphic-properties draw:stroke="none" svg:stroke-color="#000000" draw:fill="none" draw:fill-color="#ffffff" fo:min-height="1.047cm"/>
      <style:paragraph-properties style:writing-mode="lr-tb"/>
    </style:style>
    <style:style style:name="gr196" style:family="graphic" style:parent-style-name="standard">
      <style:graphic-properties draw:stroke="none" svg:stroke-color="#000000" draw:fill="none" draw:fill-color="#ffffff" fo:min-height="1.604cm"/>
      <style:paragraph-properties style:writing-mode="lr-tb"/>
    </style:style>
    <style:style style:name="gr197" style:family="graphic" style:parent-style-name="objectwithoutfill">
      <style:graphic-properties svg:stroke-color="#ff9100" draw:marker-end="Arrow" draw:marker-end-width="0.3cm" draw:fill="solid" draw:textarea-vertical-align="middle"/>
    </style:style>
    <style:style style:name="gr198" style:family="graphic" style:parent-style-name="objectwithoutfill">
      <style:graphic-properties svg:stroke-color="#e040fb" draw:marker-end="Arrow" draw:marker-end-width="0.3cm" draw:fill="solid" draw:textarea-vertical-align="middle"/>
    </style:style>
    <style:style style:name="gr199" style:family="graphic" style:parent-style-name="standard">
      <style:graphic-properties svg:stroke-color="#ff3d00" draw:fill="none" draw:textarea-horizontal-align="justify" draw:textarea-vertical-align="middle" draw:auto-grow-height="false" fo:min-height="0.334cm" fo:min-width="1.6cm"/>
    </style:style>
    <style:style style:name="gr200" style:family="graphic" style:parent-style-name="standard">
      <style:graphic-properties draw:stroke="none" svg:stroke-color="#000000" draw:fill="none" draw:fill-color="#ffffff" fo:min-height="0.36cm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fo:min-height="2.767cm"/>
      <style:paragraph-properties style:writing-mode="lr-tb"/>
    </style:style>
    <style:style style:name="gr202" style:family="graphic" style:parent-style-name="standard">
      <style:graphic-properties svg:stroke-color="#ff3d00" draw:fill="none" draw:textarea-horizontal-align="justify" draw:textarea-vertical-align="middle" draw:auto-grow-height="false" fo:min-height="0.068cm" fo:min-width="2.27cm"/>
    </style:style>
    <style:style style:name="gr203" style:family="graphic" style:parent-style-name="standard">
      <style:graphic-properties svg:stroke-color="#ff3d00" draw:fill="none" draw:textarea-horizontal-align="justify" draw:textarea-vertical-align="middle" draw:auto-grow-height="false" fo:min-height="0.068cm" fo:min-width="0.651cm"/>
    </style:style>
    <style:style style:name="gr204" style:family="graphic" style:parent-style-name="standard">
      <style:graphic-properties svg:stroke-color="#ff3d00" draw:fill="none" draw:textarea-horizontal-align="justify" draw:textarea-vertical-align="middle" draw:auto-grow-height="false" fo:min-height="0.068cm" fo:min-width="0.428cm"/>
    </style:style>
    <style:style style:name="gr205" style:family="graphic" style:parent-style-name="standard">
      <style:graphic-properties draw:stroke="none" svg:stroke-color="#000000" draw:fill="none" draw:fill-color="#ffffff" fo:min-height="0.838cm"/>
      <style:paragraph-properties style:writing-mode="lr-tb"/>
    </style:style>
    <style:style style:name="gr206" style:family="graphic" style:parent-style-name="standard" style:list-style-name="L1">
      <style:graphic-properties draw:stroke="solid" draw:stroke-dash="Long_20_Dash" svg:stroke-color="#3f51b5" draw:fill-color="#ce93d8" draw:textarea-horizontal-align="justify" draw:textarea-vertical-align="middle" draw:auto-grow-height="false" fo:min-height="0.35cm" fo:min-width="1.909cm"/>
      <style:paragraph-properties style:writing-mode="lr-tb"/>
    </style:style>
    <style:style style:name="gr207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4.903cm"/>
      <style:paragraph-properties style:writing-mode="lr-tb"/>
    </style:style>
    <style:style style:name="gr208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4.756cm"/>
      <style:paragraph-properties style:writing-mode="lr-tb"/>
    </style:style>
    <style:style style:name="gr209" style:family="graphic" style:parent-style-name="standard" style:list-style-name="L1">
      <style:graphic-properties draw:stroke="solid" draw:stroke-dash="Long_20_Dash" svg:stroke-color="#3f51b5" draw:textarea-horizontal-align="justify" draw:textarea-vertical-align="middle" draw:auto-grow-height="false" fo:min-height="0.35cm" fo:min-width="4.539cm"/>
      <style:paragraph-properties style:writing-mode="lr-tb"/>
    </style:style>
    <style:style style:name="gr210" style:family="graphic" style:parent-style-name="standard" style:list-style-name="L1">
      <style:graphic-properties draw:stroke="solid" draw:stroke-dash="Long_20_Dash" draw:fill-color="#00e676" draw:textarea-horizontal-align="justify" draw:textarea-vertical-align="middle" draw:auto-grow-height="false" fo:min-height="0.35cm" fo:min-width="4.793cm"/>
      <style:paragraph-properties style:writing-mode="lr-tb"/>
    </style:style>
    <style:style style:name="gr211" style:family="graphic" style:parent-style-name="standard" style:list-style-name="L1">
      <style:graphic-properties draw:fill-color="#00e676" draw:textarea-horizontal-align="justify" draw:textarea-vertical-align="middle" draw:auto-grow-height="false" fo:min-height="0.35cm" fo:min-width="3.453cm"/>
      <style:paragraph-properties style:writing-mode="lr-tb"/>
    </style:style>
    <style:style style:name="gr212" style:family="graphic" style:parent-style-name="standard" style:list-style-name="L1">
      <style:graphic-properties draw:stroke="solid" draw:stroke-dash="Long_20_Dash" svg:stroke-color="#3f51b5" draw:fill-color="#ce93d8" draw:textarea-horizontal-align="justify" draw:textarea-vertical-align="middle" draw:auto-grow-height="false" fo:min-height="0.35cm" fo:min-width="3.32cm"/>
      <style:paragraph-properties style:writing-mode="lr-tb"/>
    </style:style>
    <style:style style:name="gr213" style:family="graphic" style:parent-style-name="standard" style:list-style-name="L1">
      <style:graphic-properties draw:textarea-horizontal-align="justify" draw:textarea-vertical-align="middle" draw:auto-grow-height="false" fo:min-height="0.35cm" fo:min-width="2.93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fo:min-height="0.738cm"/>
      <style:paragraph-properties style:writing-mode="lr-tb"/>
    </style:style>
    <style:style style:name="gr215" style:family="graphic" style:parent-style-name="standard">
      <style:graphic-properties draw:fill="none" draw:textarea-vertical-align="middle" draw:auto-grow-height="false" fo:min-height="1.506cm" fo:min-width="0cm"/>
    </style:style>
    <style:style style:name="gr216" style:family="graphic" style:parent-style-name="standard">
      <style:graphic-properties draw:stroke="none" svg:stroke-color="#000000" draw:fill="none" draw:fill-color="#ffffff" fo:min-height="0.493cm"/>
      <style:paragraph-properties style:writing-mode="lr-tb"/>
    </style:style>
    <style:style style:name="gr217" style:family="graphic" style:parent-style-name="standard">
      <style:graphic-properties draw:fill="none" draw:textarea-horizontal-align="justify" draw:textarea-vertical-align="middle" draw:auto-grow-height="false" fo:min-height="0.508cm" fo:min-width="6.82cm"/>
    </style:style>
    <style:style style:name="gr218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4.624cm"/>
      <style:paragraph-properties style:writing-mode="lr-tb"/>
    </style:style>
    <style:style style:name="gr219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220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221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222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223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224" style:family="graphic" style:parent-style-name="standard" style:list-style-name="L1">
      <style:graphic-properties draw:textarea-horizontal-align="justify" draw:textarea-vertical-align="middle" draw:auto-grow-height="false" fo:min-height="0.521cm" fo:min-width="4.86cm"/>
      <style:paragraph-properties style:writing-mode="lr-tb"/>
    </style:style>
    <style:style style:name="gr225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226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227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228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229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230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231" style:family="graphic" style:parent-style-name="standard">
      <style:graphic-properties draw:stroke="none" svg:stroke-color="#000000" draw:fill="none" draw:fill-color="#ffffff" fo:min-height="3.101cm"/>
      <style:paragraph-properties style:writing-mode="lr-tb"/>
    </style:style>
    <style:style style:name="co1" style:family="table-column">
      <style:table-column-properties style:column-width="3.656cm" style:use-optimal-column-width="false"/>
    </style:style>
    <style:style style:name="co2" style:family="table-column">
      <style:table-column-properties style:column-width="3.654cm" style:use-optimal-column-width="false"/>
    </style:style>
    <style:style style:name="ro1" style:family="table-row">
      <style:table-row-properties style:row-height="0.816cm" style:use-optimal-row-height="false"/>
    </style:style>
    <style:style style:name="ce1" style:family="table-cell">
      <style:paragraph-properties fo:text-align="center"/>
      <style:text-properties fo:font-size="14pt" style:font-size-asian="14pt" style:font-size-complex="14pt"/>
    </style:style>
    <style:style style:name="ce2" style:family="table-cell">
      <style:text-properties fo:color="#3f51b5"/>
    </style:style>
    <style:style style:name="P1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4pt" fo:language="en" fo:country="US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  <style:text-properties fo:font-size="24pt" fo:language="en" fo:country="US" style:font-size-asian="24pt" style:font-size-complex="24pt"/>
    </style:style>
    <style:style style:name="P5" style:family="paragraph">
      <style:paragraph-properties fo:text-align="center" style:writing-mode="lr-tb"/>
      <style:text-properties fo:font-size="18pt" fo:language="en" fo:country="US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en" fo:country="US"/>
    </style:style>
    <style:style style:name="P7" style:family="paragraph">
      <loext:graphic-properties draw:fill-color="#ce93d8"/>
      <style:paragraph-properties fo:text-align="center" style:writing-mode="lr-tb"/>
      <style:text-properties fo:font-size="18pt" fo:language="en" fo:country="US"/>
    </style:style>
    <style:style style:name="P8" style:family="paragraph">
      <style:paragraph-properties fo:text-align="center"/>
      <style:text-properties fo:language="en" fo:country="US"/>
    </style:style>
    <style:style style:name="P9" style:family="paragraph">
      <loext:graphic-properties draw:fill-color="#00e676"/>
      <style:paragraph-properties fo:text-align="center" style:writing-mode="lr-tb"/>
      <style:text-properties fo:font-size="18pt" fo:language="en" fo:country="US"/>
    </style:style>
    <style:style style:name="P10" style:family="paragraph">
      <loext:graphic-properties draw:fill-color="#ff3d00"/>
      <style:paragraph-properties fo:text-align="center" style:writing-mode="lr-tb"/>
      <style:text-properties fo:font-size="18pt" fo:language="en" fo:country="US"/>
    </style:style>
    <style:style style:name="P11" style:family="paragraph">
      <loext:graphic-properties draw:fill="solid"/>
      <style:paragraph-properties fo:text-align="center"/>
      <style:text-properties fo:language="en" fo:country="US"/>
    </style:style>
    <style:style style:name="P12" style:family="paragraph">
      <loext:graphic-properties draw:fill="none" draw:fill-color="#ffffff"/>
      <style:paragraph-properties style:writing-mode="lr-tb"/>
      <style:text-properties fo:font-size="18pt" fo:language="en" fo:country="US"/>
    </style:style>
    <style:style style:name="P13" style:family="paragraph">
      <loext:graphic-properties draw:fill="none" draw:fill-color="#ffffff"/>
      <style:paragraph-properties style:writing-mode="lr-tb"/>
      <style:text-properties fo:color="#c62828" fo:language="en" fo:country="US"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en" fo:country="US"/>
    </style:style>
    <style:style style:name="P16" style:family="paragraph">
      <loext:graphic-properties draw:fill="none" draw:fill-color="#ffffff"/>
      <style:paragraph-properties style:writing-mode="lr-tb"/>
      <style:text-properties fo:language="en" fo:country="US"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8" style:family="paragraph">
      <loext:graphic-properties draw:fill-color="#ffc400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style:font-size-asian="14pt" style:font-size-complex="14pt"/>
    </style:style>
    <style:style style:name="P20" style:family="paragraph">
      <loext:graphic-properties draw:fill-color="#f48fb1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style:font-size-asian="14pt" style:font-size-complex="14pt"/>
    </style:style>
    <style:style style:name="P21" style:family="paragraph">
      <loext:graphic-properties draw:fill-color="#00e676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en" fo:country="US" style:font-size-asian="14pt" style:font-size-complex="14pt"/>
    </style:style>
    <style:style style:name="P22" style:family="paragraph">
      <loext:graphic-properties draw:fill="none"/>
      <style:paragraph-properties fo:text-align="center"/>
      <style:text-properties fo:language="en" fo:country="US"/>
    </style:style>
    <style:style style:name="P23" style:family="paragraph">
      <loext:graphic-properties draw:fill="none" draw:fill-color="#ffffff"/>
      <style:paragraph-properties style:writing-mode="lr-tb"/>
      <style:text-properties fo:font-size="14pt" fo:language="en" fo:country="US" style:font-size-asian="14pt" style:font-size-complex="14pt"/>
    </style:style>
    <style:style style:name="P24" style:family="paragraph">
      <loext:graphic-properties draw:fill="none" draw:fill-color="#ffffff"/>
      <style:paragraph-properties style:writing-mode="lr-tb"/>
      <style:text-properties fo:font-size="12pt" fo:language="en" fo:country="US" style:font-size-asian="12pt" style:font-size-complex="12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26" style:family="paragraph">
      <style:paragraph-properties fo:text-align="center" style:writing-mode="lr-tb"/>
      <style:text-properties fo:language="en" fo:country="US"/>
    </style:style>
    <style:style style:name="P27" style:family="paragraph">
      <loext:graphic-properties draw:fill="solid"/>
      <style:paragraph-properties fo:text-align="center" style:writing-mode="lr-tb"/>
      <style:text-properties fo:language="en" fo:country="US"/>
    </style:style>
    <style:style style:name="P28" style:family="paragraph">
      <loext:graphic-properties draw:fill="none" draw:fill-color="#ffffff"/>
      <style:paragraph-properties style:writing-mode="lr-tb"/>
      <style:text-properties fo:language="en" fo:country="US" fo:font-style="italic" style:font-style-asian="italic" style:font-style-complex="italic"/>
    </style:style>
    <style:style style:name="P29" style:family="paragraph">
      <loext:graphic-properties draw:fill="none" draw:fill-color="#ffffff"/>
      <style:paragraph-properties style:writing-mode="lr-tb"/>
      <style:text-properties fo:color="#c62828" fo:font-size="18pt" fo:language="en" fo:country="US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font-size="18pt" fo:language="en" fo:country="US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language="en" fo:country="US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fo:language="en" fo:country="US" style:font-size-asian="14pt" style:font-size-complex="14pt"/>
    </style:style>
    <style:style style:name="P33" style:family="paragraph">
      <loext:graphic-properties draw:fill-color="#00e676"/>
      <style:paragraph-properties fo:margin-left="0cm" fo:margin-right="0cm" fo:margin-top="0cm" fo:margin-bottom="0cm" fo:line-height="100%" fo:text-align="start" fo:text-indent="0cm" style:writing-mode="lr-tb"/>
      <style:text-properties fo:font-size="14pt" fo:language="en" fo:country="US" style:font-size-asian="14pt" style:font-size-complex="14pt"/>
    </style:style>
    <style:style style:name="P34" style:family="paragraph">
      <loext:graphic-properties draw:fill-color="#ff9100"/>
      <style:paragraph-properties fo:text-align="center" style:writing-mode="lr-tb"/>
      <style:text-properties fo:language="en" fo:country="US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4caf50" fo:font-size="18pt" fo:language="en" fo:country="US"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fo:language="en" fo:country="US" style:font-size-asian="12pt" style:font-size-complex="12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language="en" fo:country="US" style:font-size-asian="14pt" style:font-size-complex="14pt"/>
    </style:style>
    <style:style style:name="P38" style:family="paragraph">
      <loext:graphic-properties draw:fill-color="#ce93d8"/>
      <style:paragraph-properties fo:margin-left="0cm" fo:margin-right="0cm" fo:margin-top="0cm" fo:margin-bottom="0cm" fo:line-height="100%" fo:text-align="center" fo:text-indent="0cm" style:writing-mode="lr-tb"/>
      <style:text-properties fo:font-size="12pt" fo:language="en" fo:country="US" style:font-size-asian="14pt" style:font-size-complex="14pt"/>
    </style:style>
    <style:style style:name="P39" style:family="paragraph">
      <style:paragraph-properties fo:text-align="center"/>
      <style:text-properties fo:font-size="12pt" fo:language="en" fo:country="US"/>
    </style:style>
    <style:style style:name="P4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fo:language="en" fo:country="US" style:font-size-asian="14pt" style:font-size-complex="14pt"/>
    </style:style>
    <style:style style:name="P41" style:family="paragraph">
      <loext:graphic-properties draw:fill-color="#00e676"/>
      <style:paragraph-properties fo:margin-left="0cm" fo:margin-right="0cm" fo:margin-top="0cm" fo:margin-bottom="0cm" fo:line-height="100%" fo:text-align="start" fo:text-indent="0cm" style:writing-mode="lr-tb"/>
      <style:text-properties fo:font-size="12pt" fo:language="en" fo:country="US" style:font-size-asian="14pt" style:font-size-complex="14pt"/>
    </style:style>
    <style:style style:name="P42" style:family="paragraph">
      <loext:graphic-properties draw:fill="none" draw:fill-color="#00e676"/>
      <style:paragraph-properties fo:margin-left="0cm" fo:margin-right="0cm" fo:margin-top="0cm" fo:margin-bottom="0cm" fo:line-height="100%" fo:text-align="start" fo:text-indent="0cm" style:writing-mode="lr-tb"/>
      <style:text-properties fo:font-size="14pt" fo:language="en" fo:country="US" style:font-size-asian="14pt" style:font-size-complex="14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4pt" fo:language="en" fo:country="US" style:font-size-asian="24pt" style:font-size-complex="24pt"/>
    </style:style>
    <style:style style:name="P44" style:family="paragraph">
      <loext:graphic-properties draw:fill="none" draw:fill-color="#ffffff"/>
      <style:paragraph-properties style:writing-mode="lr-tb"/>
      <style:text-properties fo:color="#c62828" fo:font-size="16pt" fo:language="en" fo:country="US" fo:font-weight="bold" style:font-weight-asian="bold" style:font-weight-complex="bold"/>
    </style:style>
    <style:style style:name="P45" style:family="paragraph">
      <loext:graphic-properties draw:fill="none" draw:fill-color="#ffffff"/>
      <style:paragraph-properties style:writing-mode="lr-tb"/>
      <style:text-properties fo:font-size="16pt" fo:language="en" fo:country="US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fo:language="en" fo:country="US"/>
    </style:style>
    <style:style style:name="P47" style:family="paragraph">
      <loext:graphic-properties draw:fill-color="#f48fb1"/>
      <style:paragraph-properties fo:margin-left="0cm" fo:margin-right="0cm" fo:margin-top="0cm" fo:margin-bottom="0cm" fo:line-height="100%" fo:text-align="start" fo:text-indent="0cm" style:writing-mode="lr-tb"/>
      <style:text-properties fo:font-size="12pt" fo:language="en" fo:country="US" style:font-size-asian="14pt" style:font-size-complex="14pt"/>
    </style:style>
    <style:style style:name="P48" style:family="paragraph">
      <style:paragraph-properties fo:text-align="start"/>
      <style:text-properties fo:font-size="12pt" fo:language="en" fo:country="US"/>
    </style:style>
    <style:style style:name="P49" style:family="paragraph">
      <loext:graphic-properties draw:fill="none"/>
      <style:paragraph-properties fo:text-align="center"/>
      <style:text-properties fo:font-size="16pt" fo:language="en" fo:country="US"/>
    </style:style>
    <style:style style:name="P50" style:family="paragraph">
      <loext:graphic-properties draw:fill="none" draw:fill-color="#ffffff"/>
      <style:paragraph-properties style:writing-mode="lr-tb"/>
      <style:text-properties fo:font-size="11pt" fo:language="en" fo:country="US" style:font-size-asian="11pt" style:font-size-complex="11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fo:language="en" fo:country="US"/>
    </style:style>
    <style:style style:name="P52" style:family="paragraph">
      <loext:graphic-properties draw:fill="none" draw:fill-color="#ffffff"/>
      <style:paragraph-properties style:writing-mode="lr-tb"/>
      <style:text-properties fo:font-size="16pt" fo:language="en" fo:country="US" fo:font-weight="bold" style:font-weight-asian="bold" style:font-weight-complex="bold"/>
    </style:style>
    <style:style style:name="P53" style:family="paragraph">
      <loext:graphic-properties draw:fill="solid"/>
      <style:paragraph-properties fo:text-align="center"/>
    </style:style>
    <style:style style:name="P54" style:family="paragraph">
      <loext:graphic-properties draw:fill="none" draw:fill-color="#ffffff"/>
      <style:paragraph-properties style:writing-mode="lr-tb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5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7" style:family="paragraph">
      <style:text-properties fo:font-size="12pt"/>
    </style:style>
    <style:style style:name="P58" style:family="paragraph">
      <loext:graphic-properties draw:fill="none" draw:fill-color="#ffffff"/>
      <style:text-properties fo:font-size="12pt"/>
    </style:style>
    <style:style style:name="P59" style:family="paragraph">
      <style:text-properties fo:font-size="12pt" style:font-size-asian="12pt" style:font-size-complex="12pt"/>
    </style:style>
    <style:style style:name="P60" style:family="paragraph">
      <loext:graphic-properties draw:fill="none" draw:fill-color="#ffffff"/>
      <style:text-properties fo:font-size="12pt" style:font-size-asian="12pt" style:font-size-complex="12pt"/>
    </style:style>
    <style:style style:name="P61" style:family="paragraph">
      <style:paragraph-properties fo:margin-top="0cm" fo:margin-bottom="0.2cm"/>
    </style:style>
    <style:style style:name="P62" style:family="paragraph">
      <loext:graphic-properties draw:fill="none" draw:fill-color="#ffffff"/>
      <style:paragraph-properties fo:margin-top="0cm" fo:margin-bottom="0.2cm" style:writing-mode="lr-tb"/>
      <style:text-properties style:font-name="FreeMono1" fo:font-size="9pt" fo:language="en" fo:country="US" style:font-size-asian="9pt" style:font-size-complex="9pt"/>
    </style:style>
    <style:style style:name="P63" style:family="paragraph">
      <loext:graphic-properties draw:fill="none"/>
      <style:paragraph-properties fo:text-align="center"/>
    </style:style>
    <style:style style:name="P64" style:family="paragraph">
      <style:paragraph-properties fo:text-align="center"/>
      <style:text-properties fo:font-size="14pt" style:font-size-asian="14pt" style:font-size-complex="14pt"/>
    </style:style>
    <style:style style:name="P65" style:family="paragraph">
      <style:text-properties fo:font-size="14pt" style:font-size-asian="14pt" style:font-size-complex="14pt"/>
    </style:style>
    <style:style style:name="P66" style:family="paragraph">
      <style:text-properties fo:color="#3f51b5"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language="en" fo:country="US"/>
    </style:style>
    <style:style style:name="T4" style:family="text">
      <style:text-properties fo:color="#c62828" fo:language="en" fo:country="US" fo:font-weight="bold" style:font-weight-asian="bold" style:font-weight-complex="bol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color="#c62828" fo:font-size="18pt" fo:language="en" fo:country="US" fo:font-weight="bold" style:font-weight-asian="bold" style:font-weight-complex="bold"/>
    </style:style>
    <style:style style:name="T12" style:family="text">
      <style:text-properties fo:font-size="18pt" fo:language="en" fo:country="US" fo:font-weight="bold" style:font-weight-asian="bold" style:font-weight-complex="bold"/>
    </style:style>
    <style:style style:name="T13" style:family="text">
      <style:text-properties fo:color="#4caf50" fo:font-size="18pt" fo:language="en" fo:country="US" fo:font-weight="bold" style:font-weight-asian="bold" style:font-weight-complex="bold"/>
    </style:style>
    <style:style style:name="T14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5" style:family="text">
      <style:text-properties fo:font-size="12pt" fo:language="en" fo:country="US" style:font-size-asian="14pt" style:font-size-complex="14pt"/>
    </style:style>
    <style:style style:name="T16" style:family="text">
      <style:text-properties fo:font-size="12pt" fo:language="en" fo:country="US" fo:font-weight="bold" style:font-size-asian="14pt" style:font-weight-asian="bold" style:font-size-complex="14pt" style:font-weight-complex="bold"/>
    </style:style>
    <style:style style:name="T17" style:family="text">
      <style:text-properties fo:color="#c62828" fo:font-size="16pt" fo:language="en" fo:country="US" fo:font-weight="bold" style:font-weight-asian="bold" style:font-weight-complex="bold"/>
    </style:style>
    <style:style style:name="T18" style:family="text">
      <style:text-properties fo:font-size="16pt" fo:language="en" fo:country="US"/>
    </style:style>
    <style:style style:name="T19" style:family="text">
      <style:text-properties style:text-position="super 58%" fo:font-size="24pt" fo:language="en" fo:country="US" style:font-size-asian="24pt" style:font-size-complex="24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1pt" fo:language="en" fo:country="US" style:font-size-asian="11pt" style:font-size-complex="11pt"/>
    </style:style>
    <style:style style:name="T22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style:letter-kerning="true" style:font-name-asian="Noto Sans CJK SC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4pt" fo:language="en" fo:country="US" fo:font-weight="normal" style:font-weight-asian="normal" style:font-weight-complex="normal"/>
    </style:style>
    <style:style style:name="T27" style:family="text">
      <style:text-properties fo:font-size="16pt" fo:language="en" fo:country="US" fo:font-weight="bold" style:font-weight-asian="bold" style:font-weight-complex="bold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color="#ff9100" fo:language="en" fo:country="US" fo:font-weight="bold" style:font-weight-asian="bold" style:font-weight-complex="bold"/>
    </style:style>
    <style:style style:name="T30" style:family="text">
      <style:text-properties fo:color="#e040fb" fo:language="en" fo:country="US" fo:font-weight="bold" style:font-weight-asian="bold" style:font-weight-complex="bold"/>
    </style:style>
    <style:style style:name="T31" style:family="text">
      <style:text-properties fo:color="#f50057" fo:language="en" fo:country="US" fo:font-style="italic" style:font-style-asian="italic" style:font-style-complex="italic"/>
    </style:style>
    <style:style style:name="T32" style:family="text">
      <style:text-properties fo:color="#f50057" fo:language="en" fo:country="US"/>
    </style:style>
    <style:style style:name="T33" style:family="text">
      <style:text-properties fo:color="#e040fb" style:font-name="FreeMono1" fo:font-size="9pt" fo:language="en" fo:country="US" fo:font-weight="bold" style:font-size-asian="9pt" style:font-weight-asian="bold" style:font-size-complex="9pt" style:font-weight-complex="bold"/>
    </style:style>
    <style:style style:name="T34" style:family="text">
      <style:text-properties style:font-name="FreeMono1" fo:font-size="9pt" fo:language="en" fo:country="US" style:font-size-asian="9pt" style:font-size-complex="9pt"/>
    </style:style>
    <style:style style:name="T35" style:family="text">
      <style:text-properties fo:color="#ff9100" style:font-name="FreeMono1" fo:font-size="9pt" fo:language="en" fo:country="US" fo:font-weight="bold" style:font-size-asian="9pt" style:font-weight-asian="bold" style:font-size-complex="9pt" style:font-weight-complex="bold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FreeMono1" fo:font-size="9pt" fo:language="en" fo:country="US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color="#3f51b5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88cm" svg:height="0.962cm" svg:x="21.05cm" svg:y="18.871cm">
          <draw:text-box>
            <text:p><text:span text:style-name="T1">S</text:span><text:span text:style-name="T1">y</text:span><text:span text:style-name="T1">l</text:span><text:span text:style-name="T1">v</text:span><text:span text:style-name="T1">a</text:span><text:span text:style-name="T1">i</text:span><text:span text:style-name="T1">n </text:span><text:span text:style-name="T1">V</text:span><text:span text:style-name="T1">i</text:span><text:span text:style-name="T1">a</text:span><text:span text:style-name="T1">rt </text:span><text:span text:style-name="T1">2</text:span><text:span text:style-name="T1">0</text:span><text:span text:style-name="T1">2</text:span><text:span text:style-name="T1">2</text:span><text:span text:style-name="T1">-</text:span><text:span text:style-name="T1">0</text:span><text:span text:style-name="T1">5</text:span><text:span text:style-name="T1">-</text:span><text:span text:style-name="T1">0</text:span><text:span text:style-name="T1">3</text:span></text:p>
          </draw:text-box>
        </draw:frame>
        <draw:frame draw:style-name="gr2" draw:text-style-name="P3" draw:layer="layout" svg:width="10.929cm" svg:height="2.139cm" svg:x="9.848cm" svg:y="1.595cm">
          <draw:text-box>
            <text:p text:style-name="P2"><text:span text:style-name="T2">D</text:span><text:span text:style-name="T2">o</text:span><text:span text:style-name="T2">c</text:span><text:span text:style-name="T2">o</text:span><text:span text:style-name="T2">p</text:span><text:span text:style-name="T2">t </text:span><text:span text:style-name="T2">p</text:span><text:span text:style-name="T2">a</text:span><text:span text:style-name="T2">r</text:span><text:span text:style-name="T2">s</text:span><text:span text:style-name="T2">e</text:span><text:span text:style-name="T2">r </text:span><text:span text:style-name="T2">A</text:span><text:span text:style-name="T2">S</text:span><text:span text:style-name="T2">T</text:span><text:span text:style-name="T2"> </text:span><text:span text:style-name="T2">a</text:span><text:span text:style-name="T2">n</text:span><text:span text:style-name="T2">a</text:span><text:span text:style-name="T2">l</text:span><text:span text:style-name="T2">y</text:span><text:span text:style-name="T2">s</text:span><text:span text:style-name="T2">i</text:span><text:span text:style-name="T2">s</text:span><text:span text:style-name="T2"><text:line-break/></text:span><text:span text:style-name="T2">a</text:span><text:span text:style-name="T2">n</text:span><text:span text:style-name="T2">d</text:span><text:span text:style-name="T2"> </text:span><text:span text:style-name="T2">w</text:span><text:span text:style-name="T2">a</text:span><text:span text:style-name="T2">l</text:span><text:span text:style-name="T2">k</text:span><text:span text:style-name="T2">-</text:span><text:span text:style-name="T2">t</text:span><text:span text:style-name="T2">r</text:span><text:span text:style-name="T2">o</text:span><text:span text:style-name="T2">u</text:span><text:span text:style-name="T2">g</text:span><text:span text:style-name="T2">h</text:span></text:p>
          </draw:text-box>
        </draw:frame>
        <draw:frame draw:style-name="gr3" draw:text-style-name="P1" draw:layer="layout" svg:width="21.888cm" svg:height="11.065cm" svg:x="2.887cm" svg:y="4.425cm">
          <draw:text-box>
            <text:list text:style-name="L1">
              <text:list-item>
                <text:p><text:span text:style-name="T1">T</text:span><text:span text:style-name="T1">h</text:span><text:span text:style-name="T1">i</text:span><text:span text:style-name="T1">s</text:span><text:span text:style-name="T1"> </text:span><text:span text:style-name="T1">d</text:span><text:span text:style-name="T1">o</text:span><text:span text:style-name="T1">c</text:span><text:span text:style-name="T1">u</text:span><text:span text:style-name="T1">m</text:span><text:span text:style-name="T1">e</text:span><text:span text:style-name="T1">n</text:span><text:span text:style-name="T1">t</text:span><text:span text:style-name="T1"> </text:span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b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d</text:span><text:span text:style-name="T1">o</text:span><text:span text:style-name="T1">c</text:span><text:span text:style-name="T1">o</text:span><text:span text:style-name="T1">p</text:span><text:span text:style-name="T1">t</text:span><text:span text:style-name="T1"> </text:span><text:span text:style-name="T1">A</text:span><text:span text:style-name="T1">S</text:span><text:span text:style-name="T1">T</text:span><text:span text:style-name="T1"> </text:span><text:span text:style-name="T1">m</text:span><text:span text:style-name="T1">a</text:span><text:span text:style-name="T1">n</text:span><text:span text:style-name="T1">i</text:span><text:span text:style-name="T1">p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n</text:span><text:span text:style-name="T1">d</text:span><text:span text:style-name="T1"> </text:span><text:span text:style-name="T1">b</text:span><text:span text:style-name="T1">u</text:span><text:span text:style-name="T1">i</text:span><text:span text:style-name="T1">l</text:span><text:span text:style-name="T1">d</text:span><text:span text:style-name="T1">i</text:span><text:span text:style-name="T1">n</text:span><text:span text:style-name="T1">g</text:span><text:span text:style-name="T1">.</text:span></text:p>
              </text:list-item>
              <text:list-item>
                <text:p><text:span text:style-name="T1">W</text:span><text:span text:style-name="T1">e</text:span><text:span text:style-name="T1"> </text:span><text:span text:style-name="T1">s</text:span><text:span text:style-name="T1">h</text:span><text:span text:style-name="T1">o</text:span><text:span text:style-name="T1">w</text:span><text:span text:style-name="T1"> </text:span><text:span text:style-name="T1">h</text:span><text:span text:style-name="T1">o</text:span><text:span text:style-name="T1">w</text:span><text:span text:style-name="T1"> </text:span><text:span text:style-name="T1">s</text:span><text:span text:style-name="T1">o</text:span><text:span text:style-name="T1">m</text:span><text:span text:style-name="T1">e</text:span><text:span text:style-name="T1"> </text:span><text:span text:style-name="T1">A</text:span><text:span text:style-name="T1">S</text:span><text:span text:style-name="T1">T</text:span><text:span text:style-name="T1"> </text:span><text:span text:style-name="T1">n</text:span><text:span text:style-name="T1">o</text:span><text:span text:style-name="T1">d</text:span><text:span text:style-name="T1">e</text:span><text:span text:style-name="T1"> </text:span><text:span text:style-name="T1">a</text:span><text:span text:style-name="T1">r</text:span><text:span text:style-name="T1">e</text:span><text:span text:style-name="T1"> </text:span><text:span text:style-name="T1">c</text:span><text:span text:style-name="T1">o</text:span><text:span text:style-name="T1">n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e</text:span><text:span text:style-name="T1">d</text:span><text:span text:style-name="T1"> </text:span><text:span text:style-name="T1">b</text:span><text:span text:style-name="T1">a</text:span><text:span text:style-name="T1">s</text:span><text:span text:style-name="T1">e</text:span><text:span text:style-name="T1">d</text:span><text:span text:style-name="T1"> </text:span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e</text:span><text:span text:style-name="T1">x</text:span><text:span text:style-name="T1">t</text:span><text:span text:style-name="T1"> </text:span><text:span text:style-name="T1">d</text:span><text:span text:style-name="T1">o</text:span><text:span text:style-name="T1">c</text:span><text:span text:style-name="T1">o</text:span><text:span text:style-name="T1">p</text:span><text:span text:style-name="T1">t</text:span><text:span text:style-name="T1">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1"> </text:span><text:span text:style-name="T1">i</text:span><text:span text:style-name="T1">n</text:span><text:span text:style-name="T1">p</text:span><text:span text:style-name="T1">u</text:span><text:span text:style-name="T1">t</text:span></text:p>
              </text:list-item>
              <text:list-item>
                <text:p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b</text:span><text:span text:style-name="T1">e</text:span><text:span text:style-name="T1">s</text:span><text:span text:style-name="T1"> </text:span><text:span text:style-name="T1">p</text:span><text:span text:style-name="T1">a</text:span><text:span text:style-name="T1">r</text:span><text:span text:style-name="T1">s</text:span><text:span text:style-name="T1">e</text:span><text:span text:style-name="T1">r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e</text:span><text:span text:style-name="T1"> </text:span><text:span text:style-name="T1">p</text:span><text:span text:style-name="T1">a</text:span><text:span text:style-name="T1">s</text:span><text:span text:style-name="T1">s</text:span><text:span text:style-name="T1">e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n</text:span><text:span text:style-name="T1">o</text:span><text:span text:style-name="T1">d</text:span><text:span text:style-name="T1">e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.</text:span></text:p>
              </text:list-item>
              <text:list-item>
                <text:p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b</text:span><text:span text:style-name="T1">e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m</text:span><text:span text:style-name="T1">a</text:span><text:span text:style-name="T1">t</text:span><text:span text:style-name="T1">c</text:span><text:span text:style-name="T1">h</text:span><text:span text:style-name="T1"> </text:span><text:span text:style-name="T1">e</text:span><text:span text:style-name="T1">n</text:span><text:span text:style-name="T1">g</text:span><text:span text:style-name="T1">i</text:span><text:span text:style-name="T1">n</text:span><text:span text:style-name="T1">e</text:span><text:span text:style-name="T1"> </text:span><text:span text:style-name="T1">h</text:span><text:span text:style-name="T1">o</text:span><text:span text:style-name="T1">w</text:span><text:span text:style-name="T1"> </text:span><text:span text:style-name="T1">i</text:span><text:span text:style-name="T1">t</text:span><text:span text:style-name="T1"> </text:span><text:span text:style-name="T1">a</text:span><text:span text:style-name="T1">s</text:span><text:span text:style-name="T1">s</text:span><text:span text:style-name="T1">o</text:span><text:span text:style-name="T1">c</text:span><text:span text:style-name="T1">i</text:span><text:span text:style-name="T1">a</text:span><text:span text:style-name="T1">t</text:span><text:span text:style-name="T1">e</text:span><text:span text:style-name="T1"> </text:span><text:span text:style-name="T1">a</text:span><text:span text:style-name="T1">r</text:span><text:span text:style-name="T1">g</text:span><text:span text:style-name="T1">v</text:span><text:span text:style-name="T1">[</text:span><text:span text:style-name="T1">]</text:span><text:span text:style-name="T1"> </text:span><text:span text:style-name="T1">t</text:span><text:span text:style-name="T1">o</text:span><text:span text:style-name="T1"> </text:span><text:span text:style-name="T1">t</text:span><text:span text:style-name="T1">h</text:span><text:span text:style-name="T1">e</text:span><text:span text:style-name="T1"> </text:span><text:span text:style-name="T1">A</text:span><text:span text:style-name="T1">S</text:span><text:span text:style-name="T1">T</text:span><text:span text:style-name="T1"> </text:span><text:span text:style-name="T1">t</text:span><text:span text:style-name="T1">o</text:span><text:span text:style-name="T1"> </text:span><text:span text:style-name="T1">v</text:span><text:span text:style-name="T1">a</text:span><text:span text:style-name="T1">l</text:span><text:span text:style-name="T1">i</text:span><text:span text:style-name="T1">d</text:span><text:span text:style-name="T1">a</text:span><text:span text:style-name="T1">t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 </text:span><text:span text:style-name="T1">l</text:span><text:span text:style-name="T1">i</text:span><text:span text:style-name="T1">n</text:span><text:span text:style-name="T1">e</text:span></text:p>
              </text:list-item>
            </text:list>
            <text:p><text:span text:style-name="T1"/></text:p>
            <text:p><text:span text:style-name="T1"/></text:p>
          </draw:text-box>
        </draw:frame>
      </draw:page>
      <draw:page draw:name="page2" draw:style-name="dp1" draw:master-page-name="Default">
        <draw:frame draw:style-name="gr4" draw:text-style-name="P4" draw:layer="layout" svg:width="8.787cm" svg:height="1.195cm" svg:x="10.92cm" svg:y="1.595cm">
          <draw:text-box>
            <text:p><text:span text:style-name="T2">D</text:span><text:span text:style-name="T2">o</text:span><text:span text:style-name="T2">c</text:span><text:span text:style-name="T2">o</text:span><text:span text:style-name="T2">p</text:span><text:span text:style-name="T2">t </text:span><text:span text:style-name="T2">p</text:span><text:span text:style-name="T2">a</text:span><text:span text:style-name="T2">r</text:span><text:span text:style-name="T2">s</text:span><text:span text:style-name="T2">e</text:span><text:span text:style-name="T2">r </text:span><text:span text:style-name="T2">–</text:span><text:span text:style-name="T2"> </text:span><text:span text:style-name="T2">s</text:span><text:span text:style-name="T2">t</text:span><text:span text:style-name="T2">e</text:span><text:span text:style-name="T2">p</text:span><text:span text:style-name="T2">s</text:span></text:p>
          </draw:text-box>
        </draw:frame>
        <draw:custom-shape draw:style-name="gr5" draw:text-style-name="P5" xml:id="id1" draw:id="id1" draw:layer="layout" svg:width="3.656cm" svg:height="1.947cm" svg:x="9.884cm" svg:y="7.003cm">
          <text:p text:style-name="P5"><text:span text:style-name="T3">A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5" xml:id="id3" draw:id="id3" draw:layer="layout" svg:width="4.785cm" svg:height="1.868cm" svg:x="15.447cm" svg:y="6.887cm">
          <text:p text:style-name="P5"><text:span text:style-name="T3">Comma</text:span><text:span text:style-name="T3">nd line</text:span><text:span text:style-name="T3"><text:line-break/></text:span><text:span text:style-name="T3"> input </text:span><text:span text:style-name="T3">(argv)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2" draw:id="id2" draw:layer="layout" svg:width="6.187cm" svg:height="1.362cm" svg:x="11.517cm" svg:y="11.245cm">
          <text:p text:style-name="P6"><text:span text:style-name="T3">Docopt valid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5" xml:id="id4" draw:id="id4" draw:layer="layout" svg:width="3.19cm" svg:height="1.985cm" svg:x="12.919cm" svg:y="13.696cm">
          <text:p text:style-name="P5"><text:span text:style-name="T3">Parsed</text:span><text:span text:style-name="T3"><text:line-break/></text:span><text:span text:style-name="T3">dic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6" draw:id="id6" draw:layer="layout" svg:width="3.892cm" svg:height="4.124cm" svg:x="1.711cm" svg:y="1.323cm">
          <text:p text:style-name="P5"><text:span text:style-name="T3">Docopt</text:span><text:span text:style-name="T3"><text:line-break/></text:span><text:span text:style-name="T3">cli definition</text:span></text:p>
          <draw:enhanced-geometry svg:viewBox="0 0 21600 21600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8" xml:id="id7" draw:id="id7" draw:layer="layout" svg:width="5.953cm" svg:height="3.502cm" svg:x="3.463cm" svg:y="6.42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1" draw:text-style-name="P9" draw:layer="layout" svg:width="2.957cm" svg:height="1.051cm" svg:x="3.775cm" svg:y="7.199cm">
          <text:p text:style-name="P5"><text:span text:style-name="T3">Lexer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957cm" svg:height="1.205cm" svg:x="3.775cm" svg:y="8.25cm">
          <text:p text:style-name="P5"><text:span text:style-name="T3">pars</text:span><text:span text:style-name="T3">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5" draw:id="id5" draw:layer="layout" svg:width="3.23cm" svg:height="1.829cm" svg:x="19.183cm" svg:y="11.245cm">
          <text:p text:style-name="P5"><text:span text:style-name="T3">error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line" svg:x1="11.469cm" svg:y1="8.95cm" svg:x2="14.611cm" svg:y2="11.245cm" draw:start-shape="id1" draw:start-glue-point="7" draw:end-shape="id2" draw:end-glue-point="4" svg:d="M11469 8950l3142 2295" svg:viewBox="0 0 3143 2296">
          <text:p/>
        </draw:connector>
        <draw:connector draw:style-name="gr14" draw:text-style-name="P11" draw:layer="layout" draw:type="line" svg:x1="17.839cm" svg:y1="8.755cm" svg:x2="14.611cm" svg:y2="11.245cm" draw:start-shape="id3" draw:start-glue-point="2" draw:end-shape="id2" draw:end-glue-point="4" svg:d="M17839 8755l-3228 2490" svg:viewBox="0 0 3229 2491">
          <text:p/>
        </draw:connector>
        <draw:connector draw:style-name="gr14" draw:text-style-name="P11" draw:layer="layout" draw:type="line" svg:x1="14.611cm" svg:y1="12.607cm" svg:x2="14.514cm" svg:y2="13.696cm" draw:start-shape="id2" draw:start-glue-point="6" draw:end-shape="id4" draw:end-glue-point="0" svg:d="M14611 12607l-97 1089" svg:viewBox="0 0 98 1090">
          <text:p/>
        </draw:connector>
        <draw:connector draw:style-name="gr14" draw:text-style-name="P11" draw:layer="layout" draw:type="line" svg:x1="17.704cm" svg:y1="11.926cm" svg:x2="19.183cm" svg:y2="12.159cm" draw:start-shape="id2" draw:end-shape="id5" draw:end-glue-point="3" svg:d="M17704 11926l1479 233" svg:viewBox="0 0 1480 234">
          <text:p/>
        </draw:connector>
        <draw:connector draw:style-name="gr14" draw:text-style-name="P11" draw:layer="layout" draw:type="curve" draw:line-skew="-4.507cm 0.448cm" svg:x1="3.657cm" svg:y1="5.447cm" svg:x2="3.463cm" svg:y2="8.171cm" draw:start-shape="id6" draw:start-glue-point="6" draw:end-shape="id7" draw:end-glue-point="3" svg:d="M3657 5447c0 705-1000 587-1725 1092s-1176 1632 1531 1632" svg:viewBox="0 0 2281 2725">
          <text:p/>
        </draw:connector>
        <draw:frame draw:style-name="gr15" draw:text-style-name="P12" draw:layer="layout" svg:width="4.008cm" svg:height="1.05cm" svg:x="3.463cm" svg:y="9.922cm">
          <draw:text-box>
            <text:p><text:span text:style-name="T3">D</text:span><text:span text:style-name="T3">o</text:span><text:span text:style-name="T3">c</text:span><text:span text:style-name="T3">o</text:span><text:span text:style-name="T3">p</text:span><text:span text:style-name="T3">t </text:span><text:span text:style-name="T3">li</text:span><text:span text:style-name="T3">b</text:span></text:p>
          </draw:text-box>
        </draw:frame>
        <draw:frame draw:style-name="gr1" draw:text-style-name="P12" draw:layer="layout" svg:width="7.588cm" svg:height="0.962cm" svg:x="21.05cm" svg:y="18.871cm">
          <draw:text-box>
            <text:p><text:span text:style-name="T3">S</text:span><text:span text:style-name="T3">y</text:span><text:span text:style-name="T3">l</text:span><text:span text:style-name="T3">v</text:span><text:span text:style-name="T3">a</text:span><text:span text:style-name="T3">i</text:span><text:span text:style-name="T3">n </text:span><text:span text:style-name="T3">V</text:span><text:span text:style-name="T3">i</text:span><text:span text:style-name="T3">a</text:span><text:span text:style-name="T3">rt </text:span><text:span text:style-name="T3">2</text:span><text:span text:style-name="T3">0</text:span><text:span text:style-name="T3">2</text:span><text:span text:style-name="T3">2</text:span><text:span text:style-name="T3">-</text:span><text:span text:style-name="T3">0</text:span><text:span text:style-name="T3">4</text:span><text:span text:style-name="T3">-</text:span><text:span text:style-name="T3">0</text:span><text:span text:style-name="T3">1</text:span></text:p>
          </draw:text-box>
        </draw:frame>
      </draw:page>
      <draw:page draw:name="page3" draw:style-name="dp1" draw:master-page-name="Default">
        <draw:frame draw:style-name="gr1" draw:text-style-name="P1" draw:layer="layout" svg:width="7.588cm" svg:height="0.962cm" svg:x="21.05cm" svg:y="18.871cm">
          <draw:text-box>
            <text:p><text:span text:style-name="T1">S</text:span><text:span text:style-name="T1">y</text:span><text:span text:style-name="T1">l</text:span><text:span text:style-name="T1">v</text:span><text:span text:style-name="T1">a</text:span><text:span text:style-name="T1">i</text:span><text:span text:style-name="T1">n </text:span><text:span text:style-name="T1">V</text:span><text:span text:style-name="T1">i</text:span><text:span text:style-name="T1">a</text:span><text:span text:style-name="T1">rt </text:span><text:span text:style-name="T1">2</text:span><text:span text:style-name="T1">0</text:span><text:span text:style-name="T1">2</text:span><text:span text:style-name="T1">2</text:span><text:span text:style-name="T1">-</text:span><text:span text:style-name="T1">0</text:span><text:span text:style-name="T1">4</text:span><text:span text:style-name="T1">-</text:span><text:span text:style-name="T1">0</text:span><text:span text:style-name="T1">1</text:span></text:p>
          </draw:text-box>
        </draw:frame>
        <draw:frame draw:style-name="gr1" draw:text-style-name="P13" draw:layer="layout" svg:width="3.074cm" svg:height="0.962cm" svg:x="1.906cm" svg:y="4.935cm">
          <draw:text-box>
            <text:p><text:span text:style-name="T4">U</text:span><text:span text:style-name="T4">s</text:span><text:span text:style-name="T4">a</text:span><text:span text:style-name="T4">g</text:span><text:span text:style-name="T4">e</text:span><text:span text:style-name="T4">:</text:span></text:p>
          </draw:text-box>
        </draw:frame>
        <draw:frame draw:style-name="gr16" draw:text-style-name="P1" draw:layer="layout" svg:width="3.657cm" svg:height="0.973cm" svg:x="5.564cm" svg:y="4.93cm">
          <draw:text-box>
            <text:p><text:span text:style-name="T1">p</text:span><text:span text:style-name="T1">r</text:span><text:span text:style-name="T1">o</text:span><text:span text:style-name="T1">g</text:span><text:span text:style-name="T1">n</text:span><text:span text:style-name="T1">a</text:span><text:span text:style-name="T1">m</text:span><text:span text:style-name="T1">e</text:span></text:p>
          </draw:text-box>
        </draw:frame>
        <draw:frame draw:style-name="gr17" draw:text-style-name="P15" draw:layer="layout" svg:width="3.745cm" svg:height="1.179cm" svg:x="1.998cm" svg:y="3.374cm">
          <draw:text-box>
            <text:p text:style-name="P14"><text:span text:style-name="T1">[ </text:span><text:span text:style-name="T1">P</text:span><text:span text:style-name="T1">r</text:span><text:span text:style-name="T1">o</text:span><text:span text:style-name="T1">l</text:span><text:span text:style-name="T1">o</text:span><text:span text:style-name="T1">g</text:span><text:span text:style-name="T1">u</text:span><text:span text:style-name="T1">e </text:span><text:span text:style-name="T1">]</text:span></text:p>
          </draw:text-box>
        </draw:frame>
        <draw:frame draw:style-name="gr18" draw:text-style-name="P13" draw:layer="layout" svg:width="3.118cm" svg:height="1.012cm" svg:x="1.613cm" svg:y="8.949cm">
          <draw:text-box>
            <text:p><text:span text:style-name="T4">O</text:span><text:span text:style-name="T4">p</text:span><text:span text:style-name="T4">ti</text:span><text:span text:style-name="T4">o</text:span><text:span text:style-name="T4">n</text:span><text:span text:style-name="T4">s</text:span><text:span text:style-name="T4">:</text:span></text:p>
          </draw:text-box>
        </draw:frame>
        <draw:frame draw:style-name="gr16" draw:text-style-name="P1" draw:layer="layout" svg:width="3.657cm" svg:height="0.973cm" svg:x="9.804cm" svg:y="4.93cm">
          <draw:text-box>
            <text:p><text:span text:style-name="T1">--</text:span><text:span text:style-name="T1">o</text:span><text:span text:style-name="T1">p</text:span><text:span text:style-name="T1">ti</text:span><text:span text:style-name="T1">o</text:span><text:span text:style-name="T1">n</text:span></text:p>
          </draw:text-box>
        </draw:frame>
        <draw:frame draw:style-name="gr19" draw:text-style-name="P4" draw:layer="layout" svg:width="10.154cm" svg:height="1.195cm" svg:x="9.944cm" svg:y="1.647cm">
          <draw:text-box>
            <text:p><text:span text:style-name="T2">D</text:span><text:span text:style-name="T2">o</text:span><text:span text:style-name="T2">c</text:span><text:span text:style-name="T2">o</text:span><text:span text:style-name="T2">p</text:span><text:span text:style-name="T2">t </text:span><text:span text:style-name="T2">p</text:span><text:span text:style-name="T2">a</text:span><text:span text:style-name="T2">r</text:span><text:span text:style-name="T2">s</text:span><text:span text:style-name="T2">e</text:span><text:span text:style-name="T2">r </text:span><text:span text:style-name="T2">–</text:span><text:span text:style-name="T2"> </text:span><text:span text:style-name="T2">g</text:span><text:span text:style-name="T2">r</text:span><text:span text:style-name="T2">a</text:span><text:span text:style-name="T2">m</text:span><text:span text:style-name="T2">m</text:span><text:span text:style-name="T2">a</text:span><text:span text:style-name="T2">r</text:span></text:p>
          </draw:text-box>
        </draw:frame>
        <draw:frame draw:style-name="gr20" draw:text-style-name="P15" draw:layer="layout" svg:width="3.893cm" svg:height="1.179cm" svg:x="1.925cm" svg:y="11.741cm">
          <draw:text-box>
            <text:p text:style-name="P14"><text:span text:style-name="T1">[ </text:span><text:span text:style-name="T1">F</text:span><text:span text:style-name="T1">r</text:span><text:span text:style-name="T1">e</text:span><text:span text:style-name="T1">e</text:span><text:span text:style-name="T1">_</text:span><text:span text:style-name="T1">t</text:span><text:span text:style-name="T1">e</text:span><text:span text:style-name="T1">x</text:span><text:span text:style-name="T1">t </text:span><text:span text:style-name="T1">]</text:span></text:p>
          </draw:text-box>
        </draw:frame>
        <draw:frame draw:style-name="gr21" draw:text-style-name="P15" draw:layer="layout" svg:width="3.893cm" svg:height="1.179cm" svg:x="1.848cm" svg:y="7.345cm">
          <draw:text-box>
            <text:p text:style-name="P14"><text:span text:style-name="T1">[ </text:span><text:span text:style-name="T1">F</text:span><text:span text:style-name="T1">r</text:span><text:span text:style-name="T1">e</text:span><text:span text:style-name="T1">e</text:span><text:span text:style-name="T1">_</text:span><text:span text:style-name="T1">t</text:span><text:span text:style-name="T1">e</text:span><text:span text:style-name="T1">x</text:span><text:span text:style-name="T1">t </text:span><text:span text:style-name="T1">]</text:span></text:p>
          </draw:text-box>
        </draw:frame>
        <draw:frame draw:style-name="gr16" draw:text-style-name="P1" draw:layer="layout" svg:width="3.657cm" svg:height="0.973cm" svg:x="5.564cm" svg:y="5.903cm">
          <draw:text-box>
            <text:p><text:span text:style-name="T1">p</text:span><text:span text:style-name="T1">r</text:span><text:span text:style-name="T1">o</text:span><text:span text:style-name="T1">g</text:span><text:span text:style-name="T1">n</text:span><text:span text:style-name="T1">a</text:span><text:span text:style-name="T1">m</text:span><text:span text:style-name="T1">e</text:span></text:p>
          </draw:text-box>
        </draw:frame>
        <draw:frame draw:style-name="gr22" draw:text-style-name="P1" draw:layer="layout" svg:width="6.813cm" svg:height="4.035cm" svg:x="16.735cm" svg:y="6.019cm">
          <draw:text-box>
            <text:p><text:span text:style-name="T1">T</text:span><text:span text:style-name="T1">O</text:span><text:span text:style-name="T1">D</text:span><text:span text:style-name="T1">O</text:span><text:span text:style-name="T1">: </text:span><text:span text:style-name="T1">t</text:span><text:span text:style-name="T1">o </text:span><text:span text:style-name="T1">b</text:span><text:span text:style-name="T1">e </text:span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t</text:span><text:span text:style-name="T1">e</text:span><text:span text:style-name="T1">d </text:span><text:span text:style-name="T1">w</text:span><text:span text:style-name="T1">it</text:span><text:span text:style-name="T1">h </text:span><text:span text:style-name="T1">E</text:span><text:span text:style-name="T1">B</text:span><text:span text:style-name="T1">N</text:span><text:span text:style-name="T1">F </text:span><text:span text:style-name="T1">fi</text:span><text:span text:style-name="T1">n</text:span><text:span text:style-name="T1">a</text:span><text:span text:style-name="T1">l </text:span><text:span text:style-name="T1">g</text:span><text:span text:style-name="T1">r</text:span><text:span text:style-name="T1">a</text:span><text:span text:style-name="T1">m</text:span><text:span text:style-name="T1">m</text:span><text:span text:style-name="T1">a</text:span><text:span text:style-name="T1">r </text:span></text:p>
          </draw:text-box>
        </draw:frame>
      </draw:page>
      <draw:page draw:name="page4" draw:style-name="dp1" draw:master-page-name="Default">
        <draw:frame draw:style-name="gr1" draw:text-style-name="P1" draw:layer="layout" svg:width="7.588cm" svg:height="0.962cm" svg:x="21.05cm" svg:y="18.871cm">
          <draw:text-box>
            <text:p><text:span text:style-name="T1">S</text:span><text:span text:style-name="T1">y</text:span><text:span text:style-name="T1">l</text:span><text:span text:style-name="T1">v</text:span><text:span text:style-name="T1">a</text:span><text:span text:style-name="T1">i</text:span><text:span text:style-name="T1">n </text:span><text:span text:style-name="T1">V</text:span><text:span text:style-name="T1">i</text:span><text:span text:style-name="T1">a</text:span><text:span text:style-name="T1">rt </text:span><text:span text:style-name="T1">2</text:span><text:span text:style-name="T1">0</text:span><text:span text:style-name="T1">2</text:span><text:span text:style-name="T1">2</text:span><text:span text:style-name="T1">-</text:span><text:span text:style-name="T1">0</text:span><text:span text:style-name="T1">4</text:span><text:span text:style-name="T1">-</text:span><text:span text:style-name="T1">1</text:span><text:span text:style-name="T1">7</text:span></text:p>
          </draw:text-box>
        </draw:frame>
        <draw:frame draw:style-name="gr1" draw:text-style-name="P13" draw:layer="layout" svg:width="3.074cm" svg:height="0.962cm" svg:x="3.929cm" svg:y="3.754cm">
          <draw:text-box>
            <text:p><text:span text:style-name="T4">U</text:span><text:span text:style-name="T4">s</text:span><text:span text:style-name="T4">a</text:span><text:span text:style-name="T4">g</text:span><text:span text:style-name="T4">e</text:span><text:span text:style-name="T4">:</text:span></text:p>
          </draw:text-box>
        </draw:frame>
        <draw:frame draw:style-name="gr16" draw:text-style-name="P1" draw:layer="layout" svg:width="3.657cm" svg:height="0.973cm" svg:x="6.43cm" svg:y="3.749cm">
          <draw:text-box>
            <text:p><text:span text:style-name="T1">m</text:span><text:span text:style-name="T1">y</text:span><text:span text:style-name="T1">_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/text:p>
          </draw:text-box>
        </draw:frame>
        <draw:frame draw:style-name="gr23" draw:text-style-name="P4" draw:layer="layout" svg:width="18.642cm" svg:height="1.195cm" svg:x="6.28cm" svg:y="1.206cm">
          <draw:text-box>
            <text:p><text:span text:style-name="T2">D</text:span><text:span text:style-name="T2">o</text:span><text:span text:style-name="T2">c</text:span><text:span text:style-name="T2">o</text:span><text:span text:style-name="T2">p</text:span><text:span text:style-name="T2">t </text:span><text:span text:style-name="T2">p</text:span><text:span text:style-name="T2">a</text:span><text:span text:style-name="T2">r</text:span><text:span text:style-name="T2">s</text:span><text:span text:style-name="T2">e</text:span><text:span text:style-name="T2">r </text:span><text:span text:style-name="T2">b</text:span><text:span text:style-name="T2">u</text:span><text:span text:style-name="T2">il</text:span><text:span text:style-name="T2">d</text:span><text:span text:style-name="T2">i</text:span><text:span text:style-name="T2">n</text:span><text:span text:style-name="T2">g</text:span><text:span text:style-name="T2"> </text:span><text:span text:style-name="T2">A</text:span><text:span text:style-name="T2">S</text:span><text:span text:style-name="T2">T</text:span><text:span text:style-name="T2"> </text:span><text:span text:style-name="T2">–</text:span><text:span text:style-name="T2"> </text:span><text:span text:style-name="T2">p</text:span><text:span text:style-name="T2">a</text:span><text:span text:style-name="T2">r</text:span><text:span text:style-name="T2">s</text:span><text:span text:style-name="T2">i</text:span><text:span text:style-name="T2">n</text:span><text:span text:style-name="T2">g</text:span><text:span text:style-name="T2"> </text:span><text:span text:style-name="T2">a</text:span><text:span text:style-name="T2">lt</text:span><text:span text:style-name="T2">e</text:span><text:span text:style-name="T2">r</text:span><text:span text:style-name="T2">n</text:span><text:span text:style-name="T2">a</text:span><text:span text:style-name="T2">ti</text:span><text:span text:style-name="T2">v</text:span><text:span text:style-name="T2">e</text:span></text:p>
          </draw:text-box>
        </draw:frame>
        <draw:frame draw:style-name="gr24" draw:text-style-name="P1" draw:layer="layout" svg:width="1.517cm" svg:height="1.012cm" svg:x="11.515cm" svg:y="3.729cm">
          <draw:text-box>
            <text:p><text:span text:style-name="T1">r</text:span><text:span text:style-name="T1">u</text:span><text:span text:style-name="T1">n</text:span></text:p>
          </draw:text-box>
        </draw:frame>
        <draw:frame draw:style-name="gr25" draw:text-style-name="P16" draw:layer="layout" svg:width="0.7cm" svg:height="1.018cm" svg:x="13.08cm" svg:y="3.698cm">
          <draw:text-box>
            <text:p><text:span text:style-name="T5">|</text:span></text:p>
          </draw:text-box>
        </draw:frame>
        <draw:frame draw:style-name="gr26" draw:text-style-name="P15" draw:layer="layout" svg:width="2.179cm" svg:height="1.128cm" svg:x="14.03cm" svg:y="3.671cm">
          <draw:text-box>
            <text:p text:style-name="P14"><text:span text:style-name="T1">j</text:span><text:span text:style-name="T1">u</text:span><text:span text:style-name="T1">m</text:span><text:span text:style-name="T1">p</text:span></text:p>
          </draw:text-box>
        </draw:frame>
        <draw:custom-shape draw:style-name="gr27" draw:text-style-name="P18" xml:id="id13" draw:id="id13" draw:layer="layout" svg:width="2.434cm" svg:height="0.871cm" svg:x="2.388cm" svg:y="7.181cm">
          <text:p text:style-name="P17"><text:span text:style-name="T6">"Usage:"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xml:id="id8" draw:id="id8" draw:layer="layout" svg:width="2.993cm" svg:height="1.026cm" svg:x="2.388cm" svg:y="8.644cm">
          <draw:glue-point draw:id="4" svg:x="-3.421cm" svg:y="5cm"/>
          <text:p text:style-name="P19"><text:span text:style-name="T7">Usage_line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xml:id="id9" draw:id="id9" draw:layer="layout" svg:width="6.721cm" svg:height="0.903cm" svg:x="3.348cm" svg:y="10.09cm">
          <text:p text:style-name="P19"><text:span text:style-name="T7">Prog_name: </text:span><text:span text:style-name="T6">"my_program"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xml:id="id17" draw:id="id17" draw:layer="layout" svg:width="5.573cm" svg:height="0.871cm" svg:x="6.786cm" svg:y="14.794cm">
          <text:p text:style-name="P19"><text:span text:style-name="T7"><text:s/></text:span><text:span text:style-name="T7">Usage_co</text:span><text:span text:style-name="T7">mmand: </text:span><text:span text:style-name="T6">"run"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.861cm" svg:y1="9.67cm" svg:x2="3.348cm" svg:y2="10.541cm" draw:start-shape="id8" draw:start-glue-point="4" draw:end-shape="id9" draw:end-glue-point="3" svg:d="M2861 9670v871h487" svg:viewBox="0 0 488 872">
          <text:p/>
        </draw:connector>
        <draw:connector draw:style-name="gr32" draw:text-style-name="P8" draw:layer="layout" svg:x1="5.016cm" svg:y1="13.011cm" svg:x2="5.608cm" svg:y2="13.617cm" draw:start-shape="id10" draw:start-glue-point="4" draw:end-shape="id11" draw:end-glue-point="3" svg:d="M5016 13011v606h592" svg:viewBox="0 0 593 607">
          <text:p/>
        </draw:connector>
        <draw:connector draw:style-name="gr31" draw:text-style-name="P8" draw:layer="layout" svg:x1="1.808cm" svg:y1="6.464cm" svg:x2="2.388cm" svg:y2="7.616cm" draw:start-shape="id12" draw:start-glue-point="4" draw:end-shape="id13" draw:end-glue-point="3" svg:d="M1808 6464v1152h580" svg:viewBox="0 0 581 1153">
          <text:p/>
        </draw:connector>
        <draw:connector draw:style-name="gr31" draw:text-style-name="P8" draw:layer="layout" svg:x1="1.808cm" svg:y1="6.464cm" svg:x2="2.388cm" svg:y2="9.157cm" draw:start-shape="id12" draw:start-glue-point="4" draw:end-shape="id8" draw:end-glue-point="3" svg:d="M1808 6464v2693h580" svg:viewBox="0 0 581 2694">
          <text:p/>
        </draw:connector>
        <draw:custom-shape draw:style-name="gr33" draw:text-style-name="P22" xml:id="id14" draw:id="id14" draw:layer="layout" svg:width="1.201cm" svg:height="1.201cm" svg:x="9.916cm" svg:y="3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1" draw:layer="layout" draw:type="curve" draw:line-skew="0cm 1.144cm" svg:x1="10.517cm" svg:y1="4.849cm" svg:x2="10.616cm" svg:y2="13.028cm" draw:start-shape="id14" draw:start-glue-point="8" draw:end-shape="id15" draw:end-glue-point="6" svg:d="M10517 4849c0 5475 872 4562 1514 5238s1052 2941-1415 2941" svg:viewBox="0 0 2005 8180">
          <text:p/>
        </draw:connector>
        <draw:frame draw:style-name="gr34" draw:text-style-name="P15" draw:layer="layout" svg:width="2.179cm" svg:height="1.128cm" svg:x="17.208cm" svg:y="3.671cm">
          <draw:text-box>
            <text:p text:style-name="P14"><text:span text:style-name="T1">c</text:span><text:span text:style-name="T1">li</text:span><text:span text:style-name="T1">m</text:span><text:span text:style-name="T1">b</text:span></text:p>
          </draw:text-box>
        </draw:frame>
        <draw:frame draw:style-name="gr25" draw:text-style-name="P16" draw:layer="layout" svg:width="0.7cm" svg:height="1.018cm" svg:x="16.257cm" svg:y="3.726cm">
          <draw:text-box>
            <text:p><text:span text:style-name="T5">|</text:span></text:p>
          </draw:text-box>
        </draw:frame>
        <draw:frame draw:style-name="gr35" draw:text-style-name="P23" draw:layer="layout" svg:width="5.322cm" svg:height="0.806cm" svg:x="12.762cm" svg:y="2.401cm">
          <draw:text-box>
            <text:p><text:span text:style-name="T6">W</text:span><text:span text:style-name="T6">it</text:span><text:span text:style-name="T6">h</text:span><text:span text:style-name="T7"> </text:span><text:span text:style-name="T7">p</text:span><text:span text:style-name="T7">a</text:span><text:span text:style-name="T7">r</text:span><text:span text:style-name="T7">e</text:span><text:span text:style-name="T7">nt</text:span><text:span text:style-name="T7">h</text:span><text:span text:style-name="T7">e</text:span><text:span text:style-name="T7">s</text:span><text:span text:style-name="T7">e</text:span><text:span text:style-name="T7">s</text:span></text:p>
          </draw:text-box>
        </draw:frame>
        <draw:custom-shape draw:style-name="gr36" draw:text-style-name="P22" xml:id="id16" draw:id="id16" draw:layer="layout" svg:width="1.593cm" svg:height="1.401cm" svg:x="11.387cm" svg:y="3.5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1" draw:layer="layout" draw:type="curve" draw:line-skew="-2.186cm 1.556cm" svg:x1="12.183cm" svg:y1="4.93cm" svg:x2="12.359cm" svg:y2="15.229cm" draw:start-shape="id16" draw:start-glue-point="8" draw:end-shape="id17" draw:end-glue-point="1" svg:d="M12183 4930c0 4119 1116 3432 1931 4977s1329 5322-1755 5322" svg:viewBox="0 0 2556 10300">
          <text:p/>
        </draw:connector>
        <draw:frame draw:style-name="gr37" draw:text-style-name="P24" draw:layer="layout" svg:width="3.199cm" svg:height="1.199cm" svg:x="10.524cm" svg:y="13.168cm">
          <draw:text-box>
            <text:p><text:span text:style-name="T8">Tr</text:span><text:span text:style-name="T8">e</text:span><text:span text:style-name="T8">e </text:span><text:span text:style-name="T8">st</text:span><text:span text:style-name="T8">ru</text:span><text:span text:style-name="T8">ct</text:span><text:span text:style-name="T8">ur</text:span><text:span text:style-name="T8">e </text:span><text:span text:style-name="T8">+ </text:span><text:span text:style-name="T8">2 </text:span><text:span text:style-name="T8">n</text:span><text:span text:style-name="T8">o</text:span><text:span text:style-name="T8">d</text:span><text:span text:style-name="T8">e</text:span><text:span text:style-name="T8">s</text:span></text:p>
          </draw:text-box>
        </draw:frame>
        <draw:custom-shape draw:style-name="gr38" draw:text-style-name="P19" xml:id="id11" draw:id="id11" draw:layer="layout" svg:width="3.43cm" svg:height="0.516cm" svg:x="5.608cm" svg:y="13.359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6.269cm" svg:y1="13.875cm" svg:x2="6.786cm" svg:y2="15.229cm" draw:start-shape="id11" draw:start-glue-point="4" draw:end-shape="id17" draw:end-glue-point="3" svg:d="M6269 13875v1354h517" svg:viewBox="0 0 518 1355">
          <text:p/>
        </draw:connector>
        <draw:custom-shape draw:style-name="gr39" draw:text-style-name="P19" xml:id="id12" draw:id="id12" draw:layer="layout" svg:width="3.678cm" svg:height="1.026cm" svg:x="1.227cm" svg:y="5.438cm">
          <draw:glue-point draw:id="4" svg:x="-3.421cm" svg:y="5cm"/>
          <text:p text:style-name="P19"><text:span text:style-name="T7">Usage_section</text:span></text:p>
          <draw:enhanced-geometry svg:viewBox="0 0 21600 21600" draw:type="rectangle" draw:enhanced-path="M 0 0 L 21600 0 21600 21600 0 21600 0 0 Z N"/>
        </draw:custom-shape>
        <draw:custom-shape draw:style-name="gr40" draw:text-style-name="P21" xml:id="id19" draw:id="id19" draw:layer="layout" svg:width="6.254cm" svg:height="0.871cm" svg:x="21.744cm" svg:y="12.982cm">
          <text:p text:style-name="P19"><text:span text:style-name="T7"><text:s/></text:span><text:span text:style-name="T7">Usage_command: </text:span><text:span text:style-name="T6">"jump"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1.227cm" svg:y1="12.737cm" svg:x2="21.744cm" svg:y2="13.417cm" draw:start-shape="id18" draw:start-glue-point="4" draw:end-shape="id19" draw:end-glue-point="3" svg:d="M21227 12737v680h517" svg:viewBox="0 0 518 681">
          <text:p/>
        </draw:connector>
        <draw:custom-shape draw:style-name="gr41" draw:text-style-name="P21" xml:id="id21" draw:id="id21" draw:layer="layout" svg:width="6.254cm" svg:height="0.871cm" svg:x="21.744cm" svg:y="14.762cm">
          <text:p text:style-name="P19"><text:span text:style-name="T7"><text:s/></text:span><text:span text:style-name="T7">Us</text:span><text:span text:style-name="T7">ag</text:span><text:span text:style-name="T7">e_</text:span><text:span text:style-name="T7">co</text:span><text:span text:style-name="T7">m</text:span><text:span text:style-name="T7">m</text:span><text:span text:style-name="T7">an</text:span><text:span text:style-name="T7">d: </text:span><text:span text:style-name="T6">"cl</text:span><text:span text:style-name="T6">im</text:span><text:span text:style-name="T6">b"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1.227cm" svg:y1="14.643cm" svg:x2="21.744cm" svg:y2="15.197cm" draw:start-shape="id20" draw:start-glue-point="4" draw:end-shape="id21" draw:end-glue-point="3" svg:d="M21227 14643v554h517" svg:viewBox="0 0 518 555">
          <text:p/>
        </draw:connector>
        <draw:custom-shape draw:style-name="gr42" draw:text-style-name="P19" xml:id="id20" draw:id="id20" draw:layer="layout" svg:width="3.43cm" svg:height="0.591cm" svg:x="20.566cm" svg:y="14.053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0.002cm" svg:y1="9.723cm" svg:x2="20.566cm" svg:y2="14.348cm" draw:start-shape="id22" draw:start-glue-point="4" draw:end-shape="id20" draw:end-glue-point="3" svg:d="M20002 9723v4625h564" svg:viewBox="0 0 565 4626">
          <text:p/>
        </draw:connector>
        <draw:custom-shape draw:style-name="gr43" draw:text-style-name="P19" xml:id="id18" draw:id="id18" draw:layer="layout" svg:width="3.43cm" svg:height="0.591cm" svg:x="20.566cm" svg:y="12.147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0.002cm" svg:y1="9.723cm" svg:x2="20.566cm" svg:y2="12.442cm" draw:start-shape="id22" draw:start-glue-point="4" draw:end-shape="id18" draw:end-glue-point="3" svg:d="M20002 9723v2719h564" svg:viewBox="0 0 565 2720">
          <text:p/>
        </draw:connector>
        <draw:frame draw:style-name="gr1" draw:text-style-name="P16" draw:layer="layout" svg:width="0.855cm" svg:height="0.962cm" svg:x="19.387cm" svg:y="3.726cm">
          <draw:text-box>
            <text:p><text:span text:style-name="T5">)</text:span></text:p>
          </draw:text-box>
        </draw:frame>
        <draw:frame draw:style-name="gr1" draw:text-style-name="P16" draw:layer="layout" svg:width="0.855cm" svg:height="0.962cm" svg:x="10.087cm" svg:y="3.726cm">
          <draw:text-box>
            <text:p><text:span text:style-name="T5">(</text:span></text:p>
          </draw:text-box>
        </draw:frame>
        <draw:custom-shape draw:style-name="gr44" draw:text-style-name="P19" xml:id="id23" draw:id="id23" draw:layer="layout" svg:width="3.43cm" svg:height="0.591cm" svg:x="3.348cm" svg:y="11.376cm">
          <draw:glue-point draw:id="4" svg:x="-3.075cm" svg:y="5.004cm"/>
          <text:p text:style-name="P19"><text:span text:style-name="T7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8" draw:layer="layout" svg:x1="3.348cm" svg:y1="11.671cm" svg:x2="2.861cm" svg:y2="9.67cm" draw:start-shape="id23" draw:start-glue-point="3" draw:end-shape="id8" draw:end-glue-point="4" svg:d="M3348 11671h-501v-1148h14v-853" svg:viewBox="0 0 502 2002">
          <text:p/>
        </draw:connector>
        <draw:connector draw:style-name="gr31" draw:text-style-name="P8" draw:layer="layout" svg:x1="4.009cm" svg:y1="11.966cm" svg:x2="4.274cm" svg:y2="12.675cm" draw:start-shape="id23" draw:start-glue-point="4" draw:end-shape="id10" draw:end-glue-point="3" svg:d="M4009 11966v709h265" svg:viewBox="0 0 266 710">
          <text:p/>
        </draw:connector>
        <draw:custom-shape draw:style-name="gr45" draw:text-style-name="P19" xml:id="id10" draw:id="id10" draw:layer="layout" svg:width="5.5cm" svg:height="0.673cm" svg:x="4.274cm" svg:y="12.339cm">
          <draw:glue-point draw:id="4" svg:x="-3.652cm" svg:y="5.004cm"/>
          <text:p text:style-name="P19"><text:span text:style-name="T7">Usage_required_group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xml:id="id15" draw:id="id15" draw:layer="layout" svg:width="0.801cm" svg:height="1.757cm" svg:x="9.815cm" svg:y="12.14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7" draw:text-style-name="P21" xml:id="id25" draw:id="id25" draw:layer="layout" svg:width="5.573cm" svg:height="0.871cm" svg:x="21.744cm" svg:y="11.042cm">
          <text:p text:style-name="P19"><text:span text:style-name="T7"><text:s/></text:span><text:span text:style-name="T7">Usage_com</text:span><text:span text:style-name="T7">mand: </text:span><text:span text:style-name="T6">"run"</text:span></text:p>
          <draw:enhanced-geometry svg:viewBox="0 0 21600 21600" draw:type="rectangle" draw:enhanced-path="M 0 0 L 21600 0 21600 21600 0 21600 0 0 Z N"/>
        </draw:custom-shape>
        <draw:connector draw:style-name="gr48" draw:text-style-name="P8" draw:layer="layout" svg:x1="20.002cm" svg:y1="9.723cm" svg:x2="20.566cm" svg:y2="10.465cm" draw:start-shape="id22" draw:start-glue-point="4" draw:end-shape="id24" draw:end-glue-point="3" svg:d="M20002 9723v742h564" svg:viewBox="0 0 565 743">
          <text:p/>
        </draw:connector>
        <draw:custom-shape draw:style-name="gr49" draw:text-style-name="P19" xml:id="id24" draw:id="id24" draw:layer="layout" svg:width="3.43cm" svg:height="0.516cm" svg:x="20.566cm" svg:y="10.207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1.227cm" svg:y1="10.723cm" svg:x2="21.744cm" svg:y2="11.477cm" draw:start-shape="id24" draw:start-glue-point="4" draw:end-shape="id25" draw:end-glue-point="3" svg:d="M21227 10723v754h517" svg:viewBox="0 0 518 755">
          <text:p/>
        </draw:connector>
        <draw:custom-shape draw:style-name="gr50" draw:text-style-name="P19" xml:id="id26" draw:id="id26" draw:layer="layout" svg:width="3.43cm" svg:height="0.591cm" svg:x="18.306cm" svg:y="8.124cm">
          <draw:glue-point draw:id="4" svg:x="-3.075cm" svg:y="5.004cm"/>
          <text:p text:style-name="P19"><text:span text:style-name="T7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9" xml:id="id22" draw:id="id22" draw:layer="layout" svg:width="6.151cm" svg:height="0.673cm" svg:x="19.173cm" svg:y="9.051cm">
          <draw:glue-point draw:id="4" svg:x="-3.652cm" svg:y="5.004cm"/>
          <text:p text:style-name="P19"><text:span text:style-name="T7">Usage_required_group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8.967cm" svg:y1="8.714cm" svg:x2="19.173cm" svg:y2="9.387cm" draw:start-shape="id26" draw:start-glue-point="4" draw:end-shape="id22" draw:end-glue-point="3" svg:d="M18967 8714v673h206" svg:viewBox="0 0 207 674">
          <text:p/>
        </draw:connector>
        <draw:connector draw:style-name="gr31" draw:text-style-name="P8" draw:layer="layout" svg:x1="18.306cm" svg:y1="8.419cm" svg:x2="17.724cm" svg:y2="7.853cm" draw:start-shape="id26" draw:start-glue-point="3" draw:end-shape="id27" draw:end-glue-point="2" svg:d="M18306 8419h-582v-566" svg:viewBox="0 0 583 567">
          <text:p/>
        </draw:connector>
        <draw:frame draw:style-name="gr52" draw:text-style-name="P25" xml:id="id27" draw:id="id27" draw:layer="layout" svg:width="1.164cm" svg:height="0.962cm" svg:x="17.142cm" svg:y="6.891cm">
          <draw:text-box draw:corner-radius="2.86cm">
            <text:p text:style-name="P2"><text:span text:style-name="T1">...</text:span></text:p>
          </draw:text-box>
        </draw:frame>
        <draw:custom-shape draw:style-name="gr53" draw:text-style-name="P26" draw:layer="layout" svg:width="2.681cm" svg:height="2.258cm" svg:x="15.417cm" svg:y="10.936cm">
          <text:p text:style-name="P26"><text:span text:style-name="T1">resul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5" draw:style-name="dp1" draw:master-page-name="Default">
        <draw:frame draw:style-name="gr1" draw:text-style-name="P1" draw:layer="layout" svg:width="7.588cm" svg:height="0.962cm" svg:x="21.05cm" svg:y="18.871cm">
          <draw:text-box>
            <text:p><text:span text:style-name="T1">S</text:span><text:span text:style-name="T1">y</text:span><text:span text:style-name="T1">l</text:span><text:span text:style-name="T1">v</text:span><text:span text:style-name="T1">a</text:span><text:span text:style-name="T1">i</text:span><text:span text:style-name="T1">n </text:span><text:span text:style-name="T1">V</text:span><text:span text:style-name="T1">i</text:span><text:span text:style-name="T1">a</text:span><text:span text:style-name="T1">rt </text:span><text:span text:style-name="T1">2</text:span><text:span text:style-name="T1">0</text:span><text:span text:style-name="T1">2</text:span><text:span text:style-name="T1">2</text:span><text:span text:style-name="T1">-</text:span><text:span text:style-name="T1">0</text:span><text:span text:style-name="T1">4</text:span><text:span text:style-name="T1">-</text:span><text:span text:style-name="T1">1</text:span><text:span text:style-name="T1">7</text:span></text:p>
          </draw:text-box>
        </draw:frame>
        <draw:frame draw:style-name="gr1" draw:text-style-name="P13" draw:layer="layout" svg:width="3.074cm" svg:height="0.962cm" svg:x="3.929cm" svg:y="3.754cm">
          <draw:text-box>
            <text:p><text:span text:style-name="T4">U</text:span><text:span text:style-name="T4">s</text:span><text:span text:style-name="T4">a</text:span><text:span text:style-name="T4">g</text:span><text:span text:style-name="T4">e</text:span><text:span text:style-name="T4">:</text:span></text:p>
          </draw:text-box>
        </draw:frame>
        <draw:frame draw:style-name="gr16" draw:text-style-name="P1" draw:layer="layout" svg:width="3.657cm" svg:height="0.973cm" svg:x="6.43cm" svg:y="3.749cm">
          <draw:text-box>
            <text:p><text:span text:style-name="T1">m</text:span><text:span text:style-name="T1">y</text:span><text:span text:style-name="T1">_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/text:p>
          </draw:text-box>
        </draw:frame>
        <draw:frame draw:style-name="gr54" draw:text-style-name="P4" draw:layer="layout" svg:width="20.09cm" svg:height="1.195cm" svg:x="5.556cm" svg:y="1.206cm">
          <draw:text-box>
            <text:p><text:span text:style-name="T2">D</text:span><text:span text:style-name="T2">o</text:span><text:span text:style-name="T2">c</text:span><text:span text:style-name="T2">o</text:span><text:span text:style-name="T2">p</text:span><text:span text:style-name="T2">t </text:span><text:span text:style-name="T2">p</text:span><text:span text:style-name="T2">a</text:span><text:span text:style-name="T2">r</text:span><text:span text:style-name="T2">s</text:span><text:span text:style-name="T2">e</text:span><text:span text:style-name="T2">r </text:span><text:span text:style-name="T2">b</text:span><text:span text:style-name="T2">u</text:span><text:span text:style-name="T2">il</text:span><text:span text:style-name="T2">d</text:span><text:span text:style-name="T2">i</text:span><text:span text:style-name="T2">n</text:span><text:span text:style-name="T2">g</text:span><text:span text:style-name="T2"> </text:span><text:span text:style-name="T2">A</text:span><text:span text:style-name="T2">S</text:span><text:span text:style-name="T2">T</text:span><text:span text:style-name="T2"> </text:span><text:span text:style-name="T2">–</text:span><text:span text:style-name="T2"> </text:span><text:span text:style-name="T2">p</text:span><text:span text:style-name="T2">a</text:span><text:span text:style-name="T2">r</text:span><text:span text:style-name="T2">s</text:span><text:span text:style-name="T2">i</text:span><text:span text:style-name="T2">n</text:span><text:span text:style-name="T2">g</text:span><text:span text:style-name="T2"> </text:span><text:span text:style-name="T2">| </text:span><text:span text:style-name="T2">o</text:span><text:span text:style-name="T2">r </text:span><text:span text:style-name="T2">a</text:span><text:span text:style-name="T2">lt</text:span><text:span text:style-name="T2">e</text:span><text:span text:style-name="T2">r</text:span><text:span text:style-name="T2">n</text:span><text:span text:style-name="T2">a</text:span><text:span text:style-name="T2">ti</text:span><text:span text:style-name="T2">v</text:span><text:span text:style-name="T2">e</text:span></text:p>
          </draw:text-box>
        </draw:frame>
        <draw:frame draw:style-name="gr24" draw:text-style-name="P1" draw:layer="layout" svg:width="1.517cm" svg:height="1.012cm" svg:x="10.015cm" svg:y="3.729cm">
          <draw:text-box>
            <text:p><text:span text:style-name="T1">r</text:span><text:span text:style-name="T1">u</text:span><text:span text:style-name="T1">n</text:span></text:p>
          </draw:text-box>
        </draw:frame>
        <draw:frame draw:style-name="gr25" draw:text-style-name="P16" draw:layer="layout" svg:width="0.7cm" svg:height="1.018cm" svg:x="11.78cm" svg:y="3.726cm">
          <draw:text-box>
            <text:p><text:span text:style-name="T5">|</text:span></text:p>
          </draw:text-box>
        </draw:frame>
        <draw:frame draw:style-name="gr55" draw:text-style-name="P15" draw:layer="layout" svg:width="2.179cm" svg:height="1.128cm" svg:x="12.73cm" svg:y="3.671cm">
          <draw:text-box>
            <text:p text:style-name="P14"><text:span text:style-name="T1">j</text:span><text:span text:style-name="T1">u</text:span><text:span text:style-name="T1">m</text:span><text:span text:style-name="T1">p</text:span></text:p>
          </draw:text-box>
        </draw:frame>
        <draw:custom-shape draw:style-name="gr56" draw:text-style-name="P18" xml:id="id32" draw:id="id32" draw:layer="layout" svg:width="2.434cm" svg:height="0.871cm" svg:x="2.388cm" svg:y="7.181cm">
          <text:p text:style-name="P17"><text:span text:style-name="T6">"Usage:"</text:span></text:p>
          <draw:enhanced-geometry svg:viewBox="0 0 21600 21600" draw:type="rectangle" draw:enhanced-path="M 0 0 L 21600 0 21600 21600 0 21600 0 0 Z N"/>
        </draw:custom-shape>
        <draw:custom-shape draw:style-name="gr57" draw:text-style-name="P19" xml:id="id28" draw:id="id28" draw:layer="layout" svg:width="2.993cm" svg:height="1.026cm" svg:x="2.388cm" svg:y="8.644cm">
          <draw:glue-point draw:id="4" svg:x="-3.421cm" svg:y="5cm"/>
          <text:p text:style-name="P19"><text:span text:style-name="T7">Usage_line</text:span></text:p>
          <draw:enhanced-geometry svg:viewBox="0 0 21600 21600" draw:type="rectangle" draw:enhanced-path="M 0 0 L 21600 0 21600 21600 0 21600 0 0 Z N"/>
        </draw:custom-shape>
        <draw:custom-shape draw:style-name="gr58" draw:text-style-name="P20" xml:id="id29" draw:id="id29" draw:layer="layout" svg:width="6.721cm" svg:height="0.903cm" svg:x="3.844cm" svg:y="10.09cm">
          <text:p text:style-name="P19"><text:span text:style-name="T7">Prog_name: </text:span><text:span text:style-name="T6">"my_program"</text:span></text:p>
          <draw:enhanced-geometry svg:viewBox="0 0 21600 21600" draw:type="rectangle" draw:enhanced-path="M 0 0 L 21600 0 21600 21600 0 21600 0 0 Z N"/>
        </draw:custom-shape>
        <draw:custom-shape draw:style-name="gr59" draw:text-style-name="P21" xml:id="id38" draw:id="id38" draw:layer="layout" svg:width="5.573cm" svg:height="0.871cm" svg:x="4.786cm" svg:y="12.494cm">
          <text:p text:style-name="P19"><text:span text:style-name="T7"><text:s/></text:span><text:span text:style-name="T7">Usage_co</text:span><text:span text:style-name="T7">mmand: </text:span><text:span text:style-name="T6">"run"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.861cm" svg:y1="9.67cm" svg:x2="3.844cm" svg:y2="10.541cm" draw:start-shape="id28" draw:start-glue-point="4" draw:end-shape="id29" draw:end-glue-point="3" svg:d="M2861 9670v871h983" svg:viewBox="0 0 984 872">
          <text:p/>
        </draw:connector>
        <draw:connector draw:style-name="gr32" draw:text-style-name="P8" draw:layer="layout" svg:x1="2.861cm" svg:y1="9.67cm" svg:x2="3.835cm" svg:y2="11.717cm" draw:start-shape="id28" draw:start-glue-point="4" draw:end-shape="id30" draw:end-glue-point="3" svg:d="M2861 9670v2047h974" svg:viewBox="0 0 975 2048">
          <text:p/>
        </draw:connector>
        <draw:connector draw:style-name="gr31" draw:text-style-name="P8" draw:layer="layout" svg:x1="1.808cm" svg:y1="6.464cm" svg:x2="2.388cm" svg:y2="7.616cm" draw:start-shape="id31" draw:start-glue-point="4" draw:end-shape="id32" draw:end-glue-point="3" svg:d="M1808 6464v1152h580" svg:viewBox="0 0 581 1153">
          <text:p/>
        </draw:connector>
        <draw:connector draw:style-name="gr31" draw:text-style-name="P8" draw:layer="layout" svg:x1="1.808cm" svg:y1="6.464cm" svg:x2="2.388cm" svg:y2="9.157cm" draw:start-shape="id31" draw:start-glue-point="4" draw:end-shape="id28" draw:end-glue-point="3" svg:d="M1808 6464v2693h580" svg:viewBox="0 0 581 2694">
          <text:p/>
        </draw:connector>
        <draw:custom-shape draw:style-name="gr60" draw:text-style-name="P22" xml:id="id34" draw:id="id34" draw:layer="layout" svg:width="1.401cm" svg:height="1.401cm" svg:x="11.429cm" svg:y="3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9" xml:id="id33" draw:id="id33" draw:layer="layout" svg:width="5.664cm" svg:height="0.708cm" svg:x="3.861cm" svg:y="14.885cm">
          <text:p text:style-name="P19"><text:span text:style-name="T7">Usag</text:span><text:span text:style-name="T7">e_req</text:span><text:span text:style-name="T7">uired_</text:span><text:span text:style-name="T7">group</text:span></text:p>
          <draw:enhanced-geometry svg:viewBox="0 0 21600 21600" draw:type="rectangle" draw:enhanced-path="M 0 0 L 21600 0 21600 21600 0 21600 0 0 Z N"/>
        </draw:custom-shape>
        <draw:connector draw:style-name="gr14" draw:text-style-name="P27" draw:layer="layout" draw:type="curve" draw:line-skew="2.663cm" svg:x1="7.265cm" svg:y1="11.717cm" svg:x2="9.525cm" svg:y2="15.239cm" draw:start-shape="id30" draw:start-glue-point="1" draw:end-shape="id33" draw:end-glue-point="1" svg:d="M7265 11717c8136 0 7006 3522 2260 3522" svg:viewBox="0 0 5971 3523">
          <text:p/>
        </draw:connector>
        <draw:frame draw:style-name="gr37" draw:text-style-name="P24" xml:id="id35" draw:id="id35" draw:layer="layout" svg:width="3.423cm" svg:height="1.199cm" svg:x="10.387cm" svg:y="11.503cm">
          <draw:text-box>
            <text:p><text:span text:style-name="T8">M</text:span><text:span text:style-name="T8">o</text:span><text:span text:style-name="T8">v</text:span><text:span text:style-name="T8">e </text:span><text:span text:style-name="T8">n</text:span><text:span text:style-name="T8">o</text:span><text:span text:style-name="T8">d</text:span><text:span text:style-name="T8">e </text:span><text:span text:style-name="T8">to</text:span><text:span text:style-name="T8"><text:line-break/></text:span><text:span text:style-name="T8">a </text:span><text:span text:style-name="T8">gr</text:span><text:span text:style-name="T8">o</text:span><text:span text:style-name="T8">u</text:span><text:span text:style-name="T8">p</text:span></text:p>
          </draw:text-box>
        </draw:frame>
        <draw:connector draw:style-name="gr14" draw:text-style-name="P11" draw:layer="layout" draw:type="curve" svg:x1="12.13cm" svg:y1="4.902cm" svg:x2="12.098cm" svg:y2="11.503cm" draw:start-shape="id34" draw:start-glue-point="8" draw:end-shape="id35" draw:end-glue-point="0" svg:d="M12130 4902c0 4951-32 1651-32 6601" svg:viewBox="0 0 33 6602">
          <text:p/>
        </draw:connector>
        <draw:custom-shape draw:style-name="gr62" draw:text-style-name="P20" xml:id="id46" draw:id="id46" draw:layer="layout" svg:width="6.721cm" svg:height="0.903cm" svg:x="18.112cm" svg:y="9.858cm">
          <text:p text:style-name="P19"><text:span text:style-name="T7">Prog_na</text:span><text:span text:style-name="T7">me: </text:span><text:span text:style-name="T6">"my_pro</text:span><text:span text:style-name="T6">gram"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3.322cm" svg:height="2.353cm" svg:x="13.235cm" svg:y="13.663cm">
          <text:p text:style-name="P26"><text:span text:style-name="T1">generate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15" draw:layer="layout" svg:width="2.179cm" svg:height="1.128cm" svg:x="16.108cm" svg:y="3.671cm">
          <draw:text-box>
            <text:p text:style-name="P14"><text:span text:style-name="T1">cli</text:span><text:span text:style-name="T1">m</text:span><text:span text:style-name="T1">b</text:span></text:p>
          </draw:text-box>
        </draw:frame>
        <draw:frame draw:style-name="gr25" draw:text-style-name="P16" draw:layer="layout" svg:width="0.7cm" svg:height="1.018cm" svg:x="15.157cm" svg:y="3.726cm">
          <draw:text-box>
            <text:p><text:span text:style-name="T5">|</text:span></text:p>
          </draw:text-box>
        </draw:frame>
        <draw:frame draw:style-name="gr35" draw:text-style-name="P23" draw:layer="layout" svg:width="5.322cm" svg:height="0.806cm" svg:x="12.762cm" svg:y="2.401cm">
          <draw:text-box>
            <text:p><text:span text:style-name="T9">Wi</text:span><text:span text:style-name="T9">th</text:span><text:span text:style-name="T9">ou</text:span><text:span text:style-name="T9">t </text:span><text:span text:style-name="T7">pa</text:span><text:span text:style-name="T7">re</text:span><text:span text:style-name="T7">nt</text:span><text:span text:style-name="T7">he</text:span><text:span text:style-name="T7">se</text:span></text:p>
          </draw:text-box>
        </draw:frame>
        <draw:frame draw:style-name="gr16" draw:text-style-name="P1" draw:layer="layout" svg:width="3.657cm" svg:height="0.919cm" svg:x="22.156cm" svg:y="4.977cm">
          <draw:text-box>
            <text:p><text:span text:style-name="T1">m</text:span><text:span text:style-name="T1">y</text:span><text:span text:style-name="T1">_</text:span><text:span text:style-name="T1">pr</text:span><text:span text:style-name="T1">o</text:span><text:span text:style-name="T1">gr</text:span><text:span text:style-name="T1">a</text:span><text:span text:style-name="T1">m</text:span></text:p>
          </draw:text-box>
        </draw:frame>
        <draw:frame draw:style-name="gr24" draw:text-style-name="P1" draw:layer="layout" svg:width="1.517cm" svg:height="0.956cm" svg:x="25.592cm" svg:y="4.977cm">
          <draw:text-box>
            <text:p><text:span text:style-name="T1">ru</text:span><text:span text:style-name="T1">n</text:span></text:p>
          </draw:text-box>
        </draw:frame>
        <draw:frame draw:style-name="gr65" draw:text-style-name="P15" draw:layer="layout" svg:width="2.179cm" svg:height="0.962cm" svg:x="25.592cm" svg:y="5.726cm">
          <draw:text-box>
            <text:p text:style-name="P14"><text:span text:style-name="T1">ju</text:span><text:span text:style-name="T1">m</text:span><text:span text:style-name="T1">p</text:span></text:p>
          </draw:text-box>
        </draw:frame>
        <draw:frame draw:style-name="gr66" draw:text-style-name="P15" draw:layer="layout" svg:width="2.179cm" svg:height="0.962cm" svg:x="25.592cm" svg:y="6.523cm">
          <draw:text-box>
            <text:p text:style-name="P14"><text:span text:style-name="T1">cli</text:span><text:span text:style-name="T1">m</text:span><text:span text:style-name="T1">b</text:span></text:p>
          </draw:text-box>
        </draw:frame>
        <draw:frame draw:style-name="gr16" draw:text-style-name="P1" draw:layer="layout" svg:width="3.657cm" svg:height="0.919cm" svg:x="22.156cm" svg:y="5.726cm">
          <draw:text-box>
            <text:p><text:span text:style-name="T1">m</text:span><text:span text:style-name="T1">y</text:span><text:span text:style-name="T1">_</text:span><text:span text:style-name="T1">pr</text:span><text:span text:style-name="T1">o</text:span><text:span text:style-name="T1">gr</text:span><text:span text:style-name="T1">a</text:span><text:span text:style-name="T1">m</text:span></text:p>
          </draw:text-box>
        </draw:frame>
        <draw:frame draw:style-name="gr16" draw:text-style-name="P1" draw:layer="layout" svg:width="3.657cm" svg:height="0.919cm" svg:x="22.156cm" svg:y="6.523cm">
          <draw:text-box>
            <text:p><text:span text:style-name="T1">m</text:span><text:span text:style-name="T1">y</text:span><text:span text:style-name="T1">_</text:span><text:span text:style-name="T1">pr</text:span><text:span text:style-name="T1">o</text:span><text:span text:style-name="T1">gr</text:span><text:span text:style-name="T1">a</text:span><text:span text:style-name="T1">m</text:span></text:p>
          </draw:text-box>
        </draw:frame>
        <draw:custom-shape draw:style-name="gr67" draw:text-style-name="P22" draw:layer="layout" svg:width="6.662cm" svg:height="3.028cm" svg:x="21.453cm" svg:y="4.598cm">
          <text:p/>
          <draw:enhanced-geometry svg:viewBox="0 0 21600 21600" draw:type="rectangle" draw:enhanced-path="M 0 0 L 21600 0 21600 21600 0 21600 0 0 Z N"/>
        </draw:custom-shape>
        <draw:frame draw:style-name="gr1" draw:text-style-name="P28" draw:layer="layout" svg:width="6.305cm" svg:height="0.962cm" svg:x="21.687cm" svg:y="3.69cm">
          <draw:text-box>
            <text:p><text:span text:style-name="T10">Al</text:span><text:span text:style-name="T10">s</text:span><text:span text:style-name="T10">o </text:span><text:span text:style-name="T10">E</text:span><text:span text:style-name="T10">q</text:span><text:span text:style-name="T10">ui</text:span><text:span text:style-name="T10">v</text:span><text:span text:style-name="T10">al</text:span><text:span text:style-name="T10">e</text:span><text:span text:style-name="T10">nt </text:span><text:span text:style-name="T10">to</text:span><text:span text:style-name="T10"> :</text:span></text:p>
          </draw:text-box>
        </draw:frame>
        <draw:custom-shape draw:style-name="gr60" draw:text-style-name="P22" xml:id="id36" draw:id="id36" draw:layer="layout" svg:width="1.401cm" svg:height="1.401cm" svg:x="14.807cm" svg:y="3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1" draw:layer="layout" draw:type="curve" svg:x1="15.508cm" svg:y1="4.902cm" svg:x2="20.366cm" svg:y2="17.348cm" draw:start-shape="id36" draw:start-glue-point="8" draw:end-shape="id37" draw:end-glue-point="3" svg:d="M15508 4902c0 8298 1619 12446 4858 12446" svg:viewBox="0 0 4859 12447">
          <text:p/>
        </draw:connector>
        <draw:frame draw:style-name="gr68" draw:text-style-name="P24" draw:layer="layout" svg:width="2.321cm" svg:height="1.332cm" svg:x="13.956cm" svg:y="9.666cm">
          <draw:text-box>
            <text:p><text:span text:style-name="T8">Ap</text:span><text:span text:style-name="T8">pe</text:span><text:span text:style-name="T8">nd </text:span><text:span text:style-name="T8">to </text:span><text:span text:style-name="T8">gro</text:span><text:span text:style-name="T8">up</text:span></text:p>
          </draw:text-box>
        </draw:frame>
        <draw:custom-shape draw:style-name="gr69" draw:text-style-name="P19" xml:id="id30" draw:id="id30" draw:layer="layout" svg:width="3.43cm" svg:height="0.516cm" svg:x="3.835cm" svg:y="11.459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4.496cm" svg:y1="11.975cm" svg:x2="4.786cm" svg:y2="12.929cm" draw:start-shape="id30" draw:start-glue-point="4" draw:end-shape="id38" draw:end-glue-point="3" svg:d="M4496 11975v954h290" svg:viewBox="0 0 291 955">
          <text:p/>
        </draw:connector>
        <draw:custom-shape draw:style-name="gr70" draw:text-style-name="P19" xml:id="id31" draw:id="id31" draw:layer="layout" svg:width="3.678cm" svg:height="1.026cm" svg:x="1.227cm" svg:y="5.438cm">
          <draw:glue-point draw:id="4" svg:x="-3.421cm" svg:y="5cm"/>
          <text:p text:style-name="P19"><text:span text:style-name="T7">Usage_section</text:span></text:p>
          <draw:enhanced-geometry svg:viewBox="0 0 21600 21600" draw:type="rectangle" draw:enhanced-path="M 0 0 L 21600 0 21600 21600 0 21600 0 0 Z N"/>
        </draw:custom-shape>
        <draw:custom-shape draw:style-name="gr71" draw:text-style-name="P21" xml:id="id40" draw:id="id40" draw:layer="layout" svg:width="5.573cm" svg:height="0.871cm" svg:x="21.573cm" svg:y="14.057cm">
          <text:p text:style-name="P19"><text:span text:style-name="T7"><text:s/></text:span><text:span text:style-name="T7">Usage_co</text:span><text:span text:style-name="T7">mmand: </text:span><text:span text:style-name="T6">"run"</text:span></text:p>
          <draw:enhanced-geometry svg:viewBox="0 0 21600 21600" draw:type="rectangle" draw:enhanced-path="M 0 0 L 21600 0 21600 21600 0 21600 0 0 Z N"/>
        </draw:custom-shape>
        <draw:custom-shape draw:style-name="gr72" draw:text-style-name="P21" xml:id="id42" draw:id="id42" draw:layer="layout" svg:width="6.254cm" svg:height="0.871cm" svg:x="21.573cm" svg:y="15.982cm">
          <text:p text:style-name="P19"><text:span text:style-name="T7"><text:s/></text:span><text:span text:style-name="T7">Usage_comman</text:span><text:span text:style-name="T7">d: </text:span><text:span text:style-name="T6">"jump"</text:span></text:p>
          <draw:enhanced-geometry svg:viewBox="0 0 21600 21600" draw:type="rectangle" draw:enhanced-path="M 0 0 L 21600 0 21600 21600 0 21600 0 0 Z N"/>
        </draw:custom-shape>
        <draw:custom-shape draw:style-name="gr73" draw:text-style-name="P19" xml:id="id47" draw:id="id47" draw:layer="layout" svg:width="6.134cm" svg:height="0.656cm" svg:x="19.161cm" svg:y="12.115cm">
          <draw:glue-point draw:id="4" svg:x="-3.652cm" svg:y="5.004cm"/>
          <text:p text:style-name="P19"><text:span text:style-name="T7">Usage_required_group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1.027cm" svg:y1="13.786cm" svg:x2="21.573cm" svg:y2="14.492cm" draw:start-shape="id39" draw:start-glue-point="4" draw:end-shape="id40" draw:end-glue-point="3" svg:d="M21027 13786v706h546" svg:viewBox="0 0 547 707">
          <text:p/>
        </draw:connector>
        <draw:connector draw:style-name="gr31" draw:text-style-name="P8" draw:layer="layout" svg:x1="21.027cm" svg:y1="15.737cm" svg:x2="21.573cm" svg:y2="16.417cm" draw:start-shape="id41" draw:start-glue-point="4" draw:end-shape="id42" draw:end-glue-point="3" svg:d="M21027 15737v680h546" svg:viewBox="0 0 547 681">
          <text:p/>
        </draw:connector>
        <draw:custom-shape draw:style-name="gr74" draw:text-style-name="P21" xml:id="id43" draw:id="id43" draw:layer="layout" svg:width="6.254cm" svg:height="0.871cm" svg:x="21.573cm" svg:y="17.762cm">
          <text:p text:style-name="P19"><text:span text:style-name="T7"><text:s/></text:span><text:span text:style-name="T7">Usage_command: </text:span><text:span text:style-name="T6">"climb"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1.027cm" svg:y1="17.643cm" svg:x2="21.573cm" svg:y2="18.197cm" draw:start-shape="id37" draw:start-glue-point="4" draw:end-shape="id43" draw:end-glue-point="3" svg:d="M21027 17643v554h546" svg:viewBox="0 0 547 555">
          <text:p/>
        </draw:connector>
        <draw:custom-shape draw:style-name="gr75" draw:text-style-name="P19" xml:id="id37" draw:id="id37" draw:layer="layout" svg:width="3.43cm" svg:height="0.591cm" svg:x="20.366cm" svg:y="17.053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9.288cm" svg:y1="12.771cm" svg:x2="20.366cm" svg:y2="17.348cm" draw:end-shape="id37" draw:end-glue-point="3" svg:d="M19288 12771h289v4577h789" svg:viewBox="0 0 1079 4578">
          <text:p/>
        </draw:connector>
        <draw:custom-shape draw:style-name="gr76" draw:text-style-name="P19" xml:id="id41" draw:id="id41" draw:layer="layout" svg:width="3.43cm" svg:height="0.591cm" svg:x="20.366cm" svg:y="15.147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9.288cm" svg:y1="12.771cm" svg:x2="20.366cm" svg:y2="15.442cm" draw:end-shape="id41" draw:end-glue-point="3" svg:d="M19288 12771h289v2671h789" svg:viewBox="0 0 1079 2672">
          <text:p/>
        </draw:connector>
        <draw:custom-shape draw:style-name="gr77" draw:text-style-name="P19" xml:id="id39" draw:id="id39" draw:layer="layout" svg:width="3.43cm" svg:height="0.591cm" svg:x="20.366cm" svg:y="13.196cm">
          <draw:glue-point draw:id="4" svg:x="-3.075cm" svg:y="5.004cm"/>
          <text:p text:style-name="P19"><text:span text:style-name="T7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8" draw:layer="layout" svg:x1="20.366cm" svg:y1="13.491cm" svg:x2="19.288cm" svg:y2="12.771cm" draw:start-shape="id39" draw:start-glue-point="3" svg:d="M20366 13491h-789v-720h-289" svg:viewBox="0 0 1079 721">
          <text:p/>
        </draw:connector>
        <draw:custom-shape draw:style-name="gr78" draw:text-style-name="P19" xml:id="id44" draw:id="id44" draw:layer="layout" svg:width="3.43cm" svg:height="0.591cm" svg:x="18.152cm" svg:y="11.128cm">
          <draw:glue-point draw:id="4" svg:x="-3.075cm" svg:y="5.004cm"/>
          <text:p text:style-name="P19"><text:span text:style-name="T7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8" draw:layer="layout" svg:x1="18.152cm" svg:y1="11.423cm" svg:x2="17.514cm" svg:y2="9.545cm" draw:start-shape="id44" draw:start-glue-point="3" draw:end-shape="id45" draw:end-glue-point="4" svg:d="M18152 11423h-638v-1878" svg:viewBox="0 0 639 1879">
          <text:p/>
        </draw:connector>
        <draw:custom-shape draw:style-name="gr79" draw:text-style-name="P19" xml:id="id45" draw:id="id45" draw:layer="layout" svg:width="2.993cm" svg:height="1.026cm" svg:x="17.041cm" svg:y="8.519cm">
          <draw:glue-point draw:id="4" svg:x="-3.421cm" svg:y="5cm"/>
          <text:p text:style-name="P19"><text:span text:style-name="T7">Usage_line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7.514cm" svg:y1="9.545cm" svg:x2="18.112cm" svg:y2="10.309cm" draw:start-shape="id45" draw:start-glue-point="4" draw:end-shape="id46" draw:end-glue-point="3" svg:d="M17514 9545v764h598" svg:viewBox="0 0 599 765">
          <text:p/>
        </draw:connector>
        <draw:connector draw:style-name="gr31" draw:text-style-name="P8" draw:layer="layout" svg:x1="18.813cm" svg:y1="11.718cm" svg:x2="19.161cm" svg:y2="12.443cm" draw:start-shape="id44" draw:start-glue-point="4" draw:end-shape="id47" draw:end-glue-point="3" svg:d="M18813 11718v725h348" svg:viewBox="0 0 349 726">
          <text:p/>
        </draw:connector>
        <draw:custom-shape draw:style-name="gr80" draw:text-style-name="P19" xml:id="id48" draw:id="id48" draw:layer="layout" svg:width="3.43cm" svg:height="0.591cm" svg:x="1.926cm" svg:y="13.966cm">
          <draw:glue-point draw:id="4" svg:x="-3.075cm" svg:y="5.004cm"/>
          <text:p text:style-name="P19"><text:span text:style-name="T7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1" draw:layer="layout" draw:type="curve" svg:x1="2.587cm" svg:y1="14.556cm" svg:x2="3.861cm" svg:y2="15.239cm" draw:start-shape="id48" draw:start-glue-point="4" draw:end-shape="id33" draw:end-glue-point="3" svg:d="M2587 14556c0 456 424 683 1274 683" svg:viewBox="0 0 1275 684">
          <text:p/>
        </draw:connector>
        <draw:connector draw:style-name="gr81" draw:text-style-name="P11" draw:layer="layout" draw:type="curve" svg:x1="2.861cm" svg:y1="9.67cm" svg:x2="1.926cm" svg:y2="14.261cm" draw:start-shape="id28" draw:start-glue-point="4" draw:end-shape="id48" draw:end-glue-point="3" svg:d="M2861 9670c0 3222-718 2685-1140 3027s-546 1564 205 1564" svg:viewBox="0 0 1479 4592">
          <text:p/>
        </draw:connector>
      </draw:page>
      <draw:page draw:name="page6" draw:style-name="dp1" draw:master-page-name="Default">
        <draw:frame draw:style-name="gr1" draw:text-style-name="P12" draw:layer="layout" svg:width="7.588cm" svg:height="0.962cm" svg:x="21.05cm" svg:y="18.871cm">
          <draw:text-box>
            <text:p><text:span text:style-name="T3">S</text:span><text:span text:style-name="T3">yl</text:span><text:span text:style-name="T3">v</text:span><text:span text:style-name="T3">ai</text:span><text:span text:style-name="T3">n </text:span><text:span text:style-name="T3">Vi</text:span><text:span text:style-name="T3">ar</text:span><text:span text:style-name="T3">t </text:span><text:span text:style-name="T3">2</text:span><text:span text:style-name="T3">0</text:span><text:span text:style-name="T3">2</text:span><text:span text:style-name="T3">2-</text:span><text:span text:style-name="T3">0</text:span><text:span text:style-name="T3">4-</text:span><text:span text:style-name="T3">2</text:span><text:span text:style-name="T3">4</text:span></text:p>
          </draw:text-box>
        </draw:frame>
        <draw:frame draw:style-name="gr1" draw:text-style-name="P29" draw:layer="layout" svg:width="3.074cm" svg:height="0.962cm" svg:x="1.329cm" svg:y="3.804cm">
          <draw:text-box>
            <text:p><text:span text:style-name="T11">U</text:span><text:span text:style-name="T11">s</text:span><text:span text:style-name="T11">a</text:span><text:span text:style-name="T11">g</text:span><text:span text:style-name="T11">e:</text:span></text:p>
          </draw:text-box>
        </draw:frame>
        <draw:frame draw:style-name="gr16" draw:text-style-name="P12" draw:layer="layout" svg:width="3.657cm" svg:height="0.973cm" svg:x="3.83cm" svg:y="3.799cm">
          <draw:text-box>
            <text:p><text:span text:style-name="T3">m</text:span><text:span text:style-name="T3">y</text:span><text:span text:style-name="T3">_</text:span><text:span text:style-name="T3">pr</text:span><text:span text:style-name="T3">o</text:span><text:span text:style-name="T3">gr</text:span><text:span text:style-name="T3">a</text:span><text:span text:style-name="T3">m</text:span></text:p>
          </draw:text-box>
        </draw:frame>
        <draw:frame draw:style-name="gr82" draw:text-style-name="P4" draw:layer="layout" svg:width="21.652cm" svg:height="1.195cm" svg:x="4.776cm" svg:y="1.206cm">
          <draw:text-box>
            <text:p><text:span text:style-name="T2">D</text:span><text:span text:style-name="T2">o</text:span><text:span text:style-name="T2">c</text:span><text:span text:style-name="T2">o</text:span><text:span text:style-name="T2">p</text:span><text:span text:style-name="T2">t </text:span><text:span text:style-name="T2">p</text:span><text:span text:style-name="T2">a</text:span><text:span text:style-name="T2">r</text:span><text:span text:style-name="T2">s</text:span><text:span text:style-name="T2">e</text:span><text:span text:style-name="T2">r </text:span><text:span text:style-name="T2">b</text:span><text:span text:style-name="T2">u</text:span><text:span text:style-name="T2">il</text:span><text:span text:style-name="T2">d</text:span><text:span text:style-name="T2">i</text:span><text:span text:style-name="T2">n</text:span><text:span text:style-name="T2">g </text:span><text:span text:style-name="T2">A</text:span><text:span text:style-name="T2">S</text:span><text:span text:style-name="T2">T </text:span><text:span text:style-name="T2">– </text:span><text:span text:style-name="T2">p</text:span><text:span text:style-name="T2">a</text:span><text:span text:style-name="T2">r</text:span><text:span text:style-name="T2">si</text:span><text:span text:style-name="T2">n</text:span><text:span text:style-name="T2">g </text:span><text:span text:style-name="T2">o</text:span><text:span text:style-name="T2">p</text:span><text:span text:style-name="T2">ti</text:span><text:span text:style-name="T2">o</text:span><text:span text:style-name="T2">n </text:span><text:span text:style-name="T2">A</text:span><text:span text:style-name="T2">s</text:span><text:span text:style-name="T2">si</text:span><text:span text:style-name="T2">g</text:span><text:span text:style-name="T2">n</text:span><text:span text:style-name="T2">m</text:span><text:span text:style-name="T2">e</text:span><text:span text:style-name="T2">n</text:span><text:span text:style-name="T2">t</text:span></text:p>
          </draw:text-box>
        </draw:frame>
        <draw:frame draw:style-name="gr24" draw:text-style-name="P12" draw:layer="layout" svg:width="2.769cm" svg:height="1.112cm" svg:x="7.415cm" svg:y="3.729cm">
          <draw:text-box>
            <text:p><text:span text:style-name="T3">--</text:span><text:span text:style-name="T3">ru</text:span><text:span text:style-name="T3">n</text:span><text:span text:style-name="T3">o</text:span><text:span text:style-name="T3">pt</text:span></text:p>
          </draw:text-box>
        </draw:frame>
        <draw:frame draw:style-name="gr25" draw:text-style-name="P30" draw:layer="layout" svg:width="0.95cm" svg:height="1.018cm" svg:x="10.184cm" svg:y="3.776cm">
          <draw:text-box>
            <text:p><text:span text:style-name="T12">=</text:span></text:p>
          </draw:text-box>
        </draw:frame>
        <draw:frame draw:style-name="gr83" draw:text-style-name="P31" draw:layer="layout" svg:width="2.762cm" svg:height="0.983cm" svg:x="11.32cm" svg:y="3.794cm">
          <draw:text-box>
            <text:p text:style-name="P14"><text:span text:style-name="T3">&lt;</text:span><text:span text:style-name="T3">s</text:span><text:span text:style-name="T3">p</text:span><text:span text:style-name="T3">e</text:span><text:span text:style-name="T3">e</text:span><text:span text:style-name="T3">d</text:span><text:span text:style-name="T3">&gt;</text:span></text:p>
          </draw:text-box>
        </draw:frame>
        <draw:custom-shape draw:style-name="gr84" draw:text-style-name="P18" xml:id="id53" draw:id="id53" draw:layer="layout" svg:width="2.434cm" svg:height="0.871cm" svg:x="2.388cm" svg:y="7.181cm">
          <text:p text:style-name="P17"><text:span text:style-name="T6">"Usage:"</text:span></text:p>
          <draw:enhanced-geometry svg:viewBox="0 0 21600 21600" draw:type="rectangle" draw:enhanced-path="M 0 0 L 21600 0 21600 21600 0 21600 0 0 Z N"/>
        </draw:custom-shape>
        <draw:custom-shape draw:style-name="gr85" draw:text-style-name="P19" xml:id="id49" draw:id="id49" draw:layer="layout" svg:width="2.993cm" svg:height="1.026cm" svg:x="2.388cm" svg:y="8.644cm">
          <draw:glue-point draw:id="4" svg:x="-3.421cm" svg:y="5cm"/>
          <text:p text:style-name="P19"><text:span text:style-name="T7">Usage_line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50" draw:id="id50" draw:layer="layout" svg:width="6.721cm" svg:height="0.903cm" svg:x="3.844cm" svg:y="10.09cm">
          <text:p text:style-name="P19"><text:span text:style-name="T7">Prog_name: </text:span><text:span text:style-name="T6">"my_program"</text:span></text:p>
          <draw:enhanced-geometry svg:viewBox="0 0 21600 21600" draw:type="rectangle" draw:enhanced-path="M 0 0 L 21600 0 21600 21600 0 21600 0 0 Z N"/>
        </draw:custom-shape>
        <draw:custom-shape draw:style-name="gr87" draw:text-style-name="P21" xml:id="id56" draw:id="id56" draw:layer="layout" svg:width="7.226cm" svg:height="0.871cm" svg:x="4.786cm" svg:y="12.494cm">
          <draw:glue-point draw:id="4" svg:x="-4.213cm" svg:y="5.005cm"/>
          <text:p text:style-name="P19"><text:span text:style-name="T7"><text:s/></text:span><text:span text:style-name="T7">Usage_long_option: </text:span><text:span text:style-name="T6">"--runopt"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.861cm" svg:y1="9.67cm" svg:x2="3.844cm" svg:y2="10.541cm" draw:start-shape="id49" draw:start-glue-point="4" draw:end-shape="id50" draw:end-glue-point="3" svg:d="M2861 9670v871h983" svg:viewBox="0 0 984 872">
          <text:p/>
        </draw:connector>
        <draw:connector draw:style-name="gr48" draw:text-style-name="P8" draw:layer="layout" svg:x1="2.861cm" svg:y1="9.67cm" svg:x2="3.835cm" svg:y2="11.717cm" draw:start-shape="id49" draw:start-glue-point="4" draw:end-shape="id51" draw:end-glue-point="3" svg:d="M2861 9670v2047h974" svg:viewBox="0 0 975 2048">
          <text:p/>
        </draw:connector>
        <draw:connector draw:style-name="gr31" draw:text-style-name="P8" draw:layer="layout" svg:x1="1.808cm" svg:y1="6.464cm" svg:x2="2.388cm" svg:y2="7.616cm" draw:start-shape="id52" draw:start-glue-point="4" draw:end-shape="id53" draw:end-glue-point="3" svg:d="M1808 6464v1152h580" svg:viewBox="0 0 581 1153">
          <text:p/>
        </draw:connector>
        <draw:connector draw:style-name="gr31" draw:text-style-name="P8" draw:layer="layout" svg:x1="1.808cm" svg:y1="6.464cm" svg:x2="2.388cm" svg:y2="9.157cm" draw:start-shape="id52" draw:start-glue-point="4" draw:end-shape="id49" draw:end-glue-point="3" svg:d="M1808 6464v2693h580" svg:viewBox="0 0 581 2694">
          <text:p/>
        </draw:connector>
        <draw:custom-shape draw:style-name="gr88" draw:text-style-name="P22" xml:id="id54" draw:id="id54" draw:layer="layout" svg:width="0.961cm" svg:height="0.961cm" svg:x="10.133cm" svg:y="3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1" draw:layer="layout" draw:type="curve" svg:x1="10.614cm" svg:y1="4.766cm" svg:x2="12.841cm" svg:y2="14.274cm" draw:start-shape="id54" draw:start-glue-point="8" draw:end-shape="id55" draw:end-glue-point="1" svg:d="M10614 4766c0 6804 1364 5670 2109 6346s869 3162 118 3162" svg:viewBox="0 0 2733 9509">
          <text:p/>
        </draw:connector>
        <draw:frame draw:style-name="gr35" draw:text-style-name="P23" draw:layer="layout" svg:width="5.322cm" svg:height="0.806cm" svg:x="12.762cm" svg:y="2.401cm">
          <draw:text-box>
            <text:p><text:span text:style-name="T9">op</text:span><text:span text:style-name="T9">tio</text:span><text:span text:style-name="T9">n </text:span><text:span text:style-name="T9">lo</text:span><text:span text:style-name="T9">ng</text:span></text:p>
          </draw:text-box>
        </draw:frame>
        <draw:frame draw:style-name="gr68" draw:text-style-name="P24" draw:layer="layout" svg:width="2.321cm" svg:height="1.332cm" svg:x="11.628cm" svg:y="6.667cm">
          <draw:text-box>
            <text:p><text:span text:style-name="T8">Cr</text:span><text:span text:style-name="T8">eat</text:span><text:span text:style-name="T8">e a </text:span><text:span text:style-name="T8">chi</text:span><text:span text:style-name="T8">ld </text:span></text:p>
          </draw:text-box>
        </draw:frame>
        <draw:custom-shape draw:style-name="gr89" draw:text-style-name="P19" xml:id="id51" draw:id="id51" draw:layer="layout" svg:width="3.43cm" svg:height="0.516cm" svg:x="3.835cm" svg:y="11.459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4.496cm" svg:y1="11.975cm" svg:x2="4.786cm" svg:y2="12.929cm" draw:start-shape="id51" draw:start-glue-point="4" draw:end-shape="id56" draw:end-glue-point="3" svg:d="M4496 11975v954h290" svg:viewBox="0 0 291 955">
          <text:p/>
        </draw:connector>
        <draw:custom-shape draw:style-name="gr90" draw:text-style-name="P19" xml:id="id52" draw:id="id52" draw:layer="layout" svg:width="3.678cm" svg:height="1.026cm" svg:x="1.227cm" svg:y="5.438cm">
          <draw:glue-point draw:id="4" svg:x="-3.421cm" svg:y="5cm"/>
          <text:p text:style-name="P19"><text:span text:style-name="T7">Usage_section</text:span></text:p>
          <draw:enhanced-geometry svg:viewBox="0 0 21600 21600" draw:type="rectangle" draw:enhanced-path="M 0 0 L 21600 0 21600 21600 0 21600 0 0 Z N"/>
        </draw:custom-shape>
        <draw:custom-shape draw:style-name="gr91" draw:text-style-name="P33" xml:id="id55" draw:id="id55" draw:layer="layout" svg:width="6.93cm" svg:height="0.871cm" svg:x="5.911cm" svg:y="13.839cm">
          <draw:glue-point draw:id="4" svg:x="-4.213cm" svg:y="5.005cm"/>
          <text:p text:style-name="P32"><text:span text:style-name="T7"><text:s/></text:span><text:span text:style-name="T7">Usage_argument: </text:span><text:span text:style-name="T6">"&lt;speed&gt;"</text:span></text:p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7.226cm" svg:height="0.871cm" svg:x="4.786cm" svg:y="12.494cm">
          <draw:glue-point draw:id="4" svg:x="-4.213cm" svg:y="5.005cm"/>
          <text:p text:style-name="P19"><text:span text:style-name="T7"><text:s/></text:span><text:span text:style-name="T7">Usage_long_option: </text:span><text:span text:style-name="T6">"--runopt"</text:span></text:p>
          <draw:enhanced-geometry svg:viewBox="0 0 21600 21600" draw:type="rectangle" draw:enhanced-path="M 0 0 L 21600 0 21600 21600 0 21600 0 0 Z N"/>
        </draw:custom-shape>
        <draw:custom-shape draw:style-name="gr93" draw:text-style-name="P33" xml:id="id57" draw:id="id57" draw:layer="layout" svg:width="7.226cm" svg:height="0.871cm" svg:x="4.786cm" svg:y="12.494cm">
          <draw:glue-point draw:id="4" svg:x="-4.213cm" svg:y="5.005cm"/>
          <text:p text:style-name="P32"><text:span text:style-name="T7"><text:s/></text:span><text:span text:style-name="T7">Usage_long_option: </text:span><text:span text:style-name="T6">"--runopt"</text:span></text:p>
          <draw:enhanced-geometry svg:viewBox="0 0 21600 21600" draw:type="rectangle" draw:enhanced-path="M 0 0 L 21600 0 21600 21600 0 21600 0 0 Z N"/>
        </draw:custom-shape>
        <draw:connector draw:style-name="gr32" draw:text-style-name="P8" draw:layer="layout" svg:x1="5.355cm" svg:y1="13.364cm" svg:x2="5.911cm" svg:y2="14.274cm" draw:start-shape="id57" draw:start-glue-point="4" draw:end-shape="id55" draw:end-glue-point="3" svg:d="M5355 13364v910h556" svg:viewBox="0 0 557 911">
          <text:p/>
        </draw:connector>
        <draw:frame draw:style-name="gr94" draw:text-style-name="P23" draw:layer="layout" svg:width="12.629cm" svg:height="1.567cm" svg:x="15.434cm" svg:y="3.467cm">
          <draw:text-box>
            <text:p><text:span text:style-name="T6">N</text:span><text:span text:style-name="T6">O</text:span><text:span text:style-name="T6">T</text:span><text:span text:style-name="T6">E:</text:span><text:span text:style-name="T7"> </text:span><text:span text:style-name="T7">D</text:span><text:span text:style-name="T7">oe</text:span><text:span text:style-name="T7">sn</text:span><text:span text:style-name="T7">’t </text:span><text:span text:style-name="T7">pr</text:span><text:span text:style-name="T7">od</text:span><text:span text:style-name="T7">uc</text:span><text:span text:style-name="T7">e </text:span><text:span text:style-name="T7">th</text:span><text:span text:style-name="T7">e </text:span><text:span text:style-name="T7">sa</text:span><text:span text:style-name="T7">m</text:span><text:span text:style-name="T7">e </text:span><text:span text:style-name="T7">A</text:span><text:span text:style-name="T7">ST </text:span><text:span text:style-name="T7">wit</text:span><text:span text:style-name="T7">ho</text:span><text:span text:style-name="T7">ut </text:span><text:span text:style-name="T7">eq</text:span><text:span text:style-name="T7">ua</text:span><text:span text:style-name="T7">l </text:span><text:span text:style-name="T7">si</text:span><text:span text:style-name="T7">gn </text:span><text:span text:style-name="T7">(b</text:span><text:span text:style-name="T7">ot</text:span><text:span text:style-name="T7">h </text:span><text:span text:style-name="T7">L</text:span><text:span text:style-name="T7">O</text:span><text:span text:style-name="T7">N</text:span><text:span text:style-name="T7">G </text:span><text:span text:style-name="T7">an</text:span><text:span text:style-name="T7">d </text:span><text:span text:style-name="T7">S</text:span><text:span text:style-name="T7">H</text:span><text:span text:style-name="T7">O</text:span><text:span text:style-name="T7">R</text:span><text:span text:style-name="T7">T)</text:span></text:p>
          </draw:text-box>
        </draw:frame>
        <draw:frame draw:style-name="gr1" draw:text-style-name="P29" draw:layer="layout" svg:width="3.074cm" svg:height="0.962cm" svg:x="15.388cm" svg:y="5.209cm">
          <draw:text-box>
            <text:p><text:span text:style-name="T11">U</text:span><text:span text:style-name="T11">s</text:span><text:span text:style-name="T11">a</text:span><text:span text:style-name="T11">g</text:span><text:span text:style-name="T11">e:</text:span></text:p>
          </draw:text-box>
        </draw:frame>
        <draw:frame draw:style-name="gr16" draw:text-style-name="P12" draw:layer="layout" svg:width="3.657cm" svg:height="0.973cm" svg:x="17.889cm" svg:y="5.223cm">
          <draw:text-box>
            <text:p><text:span text:style-name="T3">m</text:span><text:span text:style-name="T3">y</text:span><text:span text:style-name="T3">_</text:span><text:span text:style-name="T3">pr</text:span><text:span text:style-name="T3">o</text:span><text:span text:style-name="T3">gr</text:span><text:span text:style-name="T3">a</text:span><text:span text:style-name="T3">m</text:span></text:p>
          </draw:text-box>
        </draw:frame>
        <draw:frame draw:style-name="gr24" draw:text-style-name="P12" draw:layer="layout" svg:width="2.509cm" svg:height="1.012cm" svg:x="21.474cm" svg:y="5.184cm">
          <draw:text-box>
            <text:p><text:span text:style-name="T3">--</text:span><text:span text:style-name="T3">ru</text:span><text:span text:style-name="T3">n</text:span><text:span text:style-name="T3">o</text:span><text:span text:style-name="T3">pt</text:span></text:p>
          </draw:text-box>
        </draw:frame>
        <draw:frame draw:style-name="gr95" draw:text-style-name="P31" draw:layer="layout" svg:width="3.02cm" svg:height="0.82cm" svg:x="23.979cm" svg:y="5.28cm">
          <draw:text-box>
            <text:p text:style-name="P14"><text:span text:style-name="T3">&lt;</text:span><text:span text:style-name="T3">s</text:span><text:span text:style-name="T3">p</text:span><text:span text:style-name="T3">e</text:span><text:span text:style-name="T3">e</text:span><text:span text:style-name="T3">d</text:span><text:span text:style-name="T3">&gt;</text:span></text:p>
          </draw:text-box>
        </draw:frame>
        <draw:custom-shape draw:style-name="gr96" draw:text-style-name="P18" xml:id="id62" draw:id="id62" draw:layer="layout" svg:width="2.434cm" svg:height="0.871cm" svg:x="16.747cm" svg:y="8.361cm">
          <text:p text:style-name="P17"><text:span text:style-name="T6">"Usage:"</text:span></text:p>
          <draw:enhanced-geometry svg:viewBox="0 0 21600 21600" draw:type="rectangle" draw:enhanced-path="M 0 0 L 21600 0 21600 21600 0 21600 0 0 Z N"/>
        </draw:custom-shape>
        <draw:custom-shape draw:style-name="gr97" draw:text-style-name="P19" xml:id="id58" draw:id="id58" draw:layer="layout" svg:width="2.993cm" svg:height="1.026cm" svg:x="16.747cm" svg:y="9.824cm">
          <draw:glue-point draw:id="4" svg:x="-3.421cm" svg:y="5cm"/>
          <text:p text:style-name="P19"><text:span text:style-name="T7">Usage_line</text:span></text:p>
          <draw:enhanced-geometry svg:viewBox="0 0 21600 21600" draw:type="rectangle" draw:enhanced-path="M 0 0 L 21600 0 21600 21600 0 21600 0 0 Z N"/>
        </draw:custom-shape>
        <draw:custom-shape draw:style-name="gr98" draw:text-style-name="P20" xml:id="id59" draw:id="id59" draw:layer="layout" svg:width="6.721cm" svg:height="0.903cm" svg:x="18.203cm" svg:y="11.27cm">
          <text:p text:style-name="P19"><text:span text:style-name="T7">Prog_name: </text:span><text:span text:style-name="T6">"my_program"</text:span></text:p>
          <draw:enhanced-geometry svg:viewBox="0 0 21600 21600" draw:type="rectangle" draw:enhanced-path="M 0 0 L 21600 0 21600 21600 0 21600 0 0 Z N"/>
        </draw:custom-shape>
        <draw:custom-shape draw:style-name="gr99" draw:text-style-name="P21" xml:id="id63" draw:id="id63" draw:layer="layout" svg:width="7.226cm" svg:height="0.871cm" svg:x="19.345cm" svg:y="13.674cm">
          <draw:glue-point draw:id="4" svg:x="-4.213cm" svg:y="5.005cm"/>
          <text:p text:style-name="P19"><text:span text:style-name="T7"><text:s/></text:span><text:span text:style-name="T7">Usage_long_option: </text:span><text:span text:style-name="T6">"--runopt"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7.22cm" svg:y1="10.85cm" svg:x2="18.203cm" svg:y2="11.721cm" draw:start-shape="id58" draw:start-glue-point="4" draw:end-shape="id59" draw:end-glue-point="3" svg:d="M17220 10850v871h983" svg:viewBox="0 0 984 872">
          <text:p/>
        </draw:connector>
        <draw:connector draw:style-name="gr48" draw:text-style-name="P8" draw:layer="layout" svg:x1="17.22cm" svg:y1="10.85cm" svg:x2="18.194cm" svg:y2="12.897cm" draw:start-shape="id58" draw:start-glue-point="4" draw:end-shape="id60" draw:end-glue-point="3" svg:d="M17220 10850v2047h974" svg:viewBox="0 0 975 2048">
          <text:p/>
        </draw:connector>
        <draw:connector draw:style-name="gr31" draw:text-style-name="P8" draw:layer="layout" svg:x1="16.167cm" svg:y1="7.644cm" svg:x2="16.747cm" svg:y2="8.796cm" draw:start-shape="id61" draw:start-glue-point="4" draw:end-shape="id62" draw:end-glue-point="3" svg:d="M16167 7644v1152h580" svg:viewBox="0 0 581 1153">
          <text:p/>
        </draw:connector>
        <draw:connector draw:style-name="gr31" draw:text-style-name="P8" draw:layer="layout" svg:x1="16.167cm" svg:y1="7.644cm" svg:x2="16.747cm" svg:y2="10.337cm" draw:start-shape="id61" draw:start-glue-point="4" draw:end-shape="id58" draw:end-glue-point="3" svg:d="M16167 7644v2693h580" svg:viewBox="0 0 581 2694">
          <text:p/>
        </draw:connector>
        <draw:custom-shape draw:style-name="gr100" draw:text-style-name="P19" xml:id="id60" draw:id="id60" draw:layer="layout" svg:width="3.43cm" svg:height="0.516cm" svg:x="18.194cm" svg:y="12.639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8.855cm" svg:y1="13.155cm" svg:x2="19.345cm" svg:y2="14.109cm" draw:start-shape="id60" draw:start-glue-point="4" draw:end-shape="id63" draw:end-glue-point="3" svg:d="M18855 13155v954h490" svg:viewBox="0 0 491 955">
          <text:p/>
        </draw:connector>
        <draw:custom-shape draw:style-name="gr101" draw:text-style-name="P19" xml:id="id61" draw:id="id61" draw:layer="layout" svg:width="3.678cm" svg:height="1.026cm" svg:x="15.586cm" svg:y="6.618cm">
          <draw:glue-point draw:id="4" svg:x="-3.421cm" svg:y="5cm"/>
          <text:p text:style-name="P19"><text:span text:style-name="T7">Usage_secti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33" xml:id="id64" draw:id="id64" draw:layer="layout" svg:width="7.395cm" svg:height="0.871cm" svg:x="19.345cm" svg:y="15.019cm">
          <draw:glue-point draw:id="4" svg:x="-4.213cm" svg:y="5.005cm"/>
          <text:p text:style-name="P32"><text:span text:style-name="T7"><text:s/></text:span><text:span text:style-name="T7">Usage_argument: </text:span><text:span text:style-name="T6">"&lt;speed&gt;"</text:span></text:p>
          <draw:enhanced-geometry svg:viewBox="0 0 21600 21600" draw:type="rectangle" draw:enhanced-path="M 0 0 L 21600 0 21600 21600 0 21600 0 0 Z N"/>
        </draw:custom-shape>
        <draw:custom-shape draw:style-name="gr103" draw:text-style-name="P21" draw:layer="layout" svg:width="7.226cm" svg:height="0.871cm" svg:x="19.345cm" svg:y="13.674cm">
          <draw:glue-point draw:id="4" svg:x="-4.213cm" svg:y="5.005cm"/>
          <text:p text:style-name="P19"><text:span text:style-name="T7"><text:s/></text:span><text:span text:style-name="T7">Usage_long_option: </text:span><text:span text:style-name="T6">"--runopt"</text:span></text:p>
          <draw:enhanced-geometry svg:viewBox="0 0 21600 21600" draw:type="rectangle" draw:enhanced-path="M 0 0 L 21600 0 21600 21600 0 21600 0 0 Z N"/>
        </draw:custom-shape>
        <draw:custom-shape draw:style-name="gr104" draw:text-style-name="P33" draw:layer="layout" svg:width="7.226cm" svg:height="0.871cm" svg:x="19.345cm" svg:y="13.674cm">
          <draw:glue-point draw:id="4" svg:x="-4.213cm" svg:y="5.005cm"/>
          <text:p text:style-name="P32"><text:span text:style-name="T7"><text:s/></text:span><text:span text:style-name="T7">Usage_long_option: </text:span><text:span text:style-name="T6">"--runopt"</text:span></text:p>
          <draw:enhanced-geometry svg:viewBox="0 0 21600 21600" draw:type="rectangle" draw:enhanced-path="M 0 0 L 21600 0 21600 21600 0 21600 0 0 Z N"/>
        </draw:custom-shape>
        <draw:connector draw:style-name="gr32" draw:text-style-name="P8" draw:layer="layout" svg:x1="18.855cm" svg:y1="13.155cm" svg:x2="19.345cm" svg:y2="15.454cm" draw:start-shape="id60" draw:start-glue-point="4" draw:end-shape="id64" draw:end-glue-point="3" svg:d="M18855 13155v940h-12v1359h502" svg:viewBox="0 0 503 2300">
          <text:p/>
        </draw:connector>
        <draw:custom-shape draw:style-name="gr105" draw:text-style-name="P34" draw:layer="layout" svg:width="2.576cm" svg:height="1.234cm" svg:x="14.534cm" svg:y="14.147cm">
          <text:p text:style-name="P26"><text:span text:style-name="T1">≠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7" draw:style-name="dp1" draw:master-page-name="Default">
        <draw:frame draw:style-name="gr1" draw:text-style-name="P12" draw:layer="layout" svg:width="7.588cm" svg:height="0.962cm" svg:x="21.05cm" svg:y="18.871cm">
          <draw:text-box>
            <text:p><text:span text:style-name="T3">S</text:span><text:span text:style-name="T3">yl</text:span><text:span text:style-name="T3">v</text:span><text:span text:style-name="T3">ai</text:span><text:span text:style-name="T3">n </text:span><text:span text:style-name="T3">Vi</text:span><text:span text:style-name="T3">ar</text:span><text:span text:style-name="T3">t </text:span><text:span text:style-name="T3">2</text:span><text:span text:style-name="T3">0</text:span><text:span text:style-name="T3">2</text:span><text:span text:style-name="T3">2-</text:span><text:span text:style-name="T3">0</text:span><text:span text:style-name="T3">4-</text:span><text:span text:style-name="T3">2</text:span><text:span text:style-name="T3">6</text:span></text:p>
          </draw:text-box>
        </draw:frame>
        <draw:frame draw:style-name="gr1" draw:text-style-name="P29" draw:layer="layout" svg:width="3.074cm" svg:height="0.962cm" svg:x="1.529cm" svg:y="3.382cm">
          <draw:text-box>
            <text:p><text:span text:style-name="T11">U</text:span><text:span text:style-name="T11">s</text:span><text:span text:style-name="T11">a</text:span><text:span text:style-name="T11">g</text:span><text:span text:style-name="T11">e:</text:span></text:p>
          </draw:text-box>
        </draw:frame>
        <draw:frame draw:style-name="gr16" draw:text-style-name="P12" draw:layer="layout" svg:width="3.657cm" svg:height="0.973cm" svg:x="4.03cm" svg:y="3.377cm">
          <draw:text-box>
            <text:p><text:span text:style-name="T3">m</text:span><text:span text:style-name="T3">y</text:span><text:span text:style-name="T3">_</text:span><text:span text:style-name="T3">pr</text:span><text:span text:style-name="T3">o</text:span><text:span text:style-name="T3">gr</text:span><text:span text:style-name="T3">a</text:span><text:span text:style-name="T3">m</text:span></text:p>
          </draw:text-box>
        </draw:frame>
        <draw:frame draw:style-name="gr82" draw:text-style-name="P4" draw:layer="layout" svg:width="21.652cm" svg:height="1.195cm" svg:x="4.776cm" svg:y="1.206cm">
          <draw:text-box>
            <text:p><text:span text:style-name="T2">D</text:span><text:span text:style-name="T2">o</text:span><text:span text:style-name="T2">c</text:span><text:span text:style-name="T2">o</text:span><text:span text:style-name="T2">p</text:span><text:span text:style-name="T2">t </text:span><text:span text:style-name="T2">p</text:span><text:span text:style-name="T2">a</text:span><text:span text:style-name="T2">r</text:span><text:span text:style-name="T2">s</text:span><text:span text:style-name="T2">e</text:span><text:span text:style-name="T2">r </text:span><text:span text:style-name="T2">b</text:span><text:span text:style-name="T2">u</text:span><text:span text:style-name="T2">il</text:span><text:span text:style-name="T2">d</text:span><text:span text:style-name="T2">i</text:span><text:span text:style-name="T2">n</text:span><text:span text:style-name="T2">g </text:span><text:span text:style-name="T2">A</text:span><text:span text:style-name="T2">S</text:span><text:span text:style-name="T2">T </text:span><text:span text:style-name="T2">– </text:span><text:span text:style-name="T2">p</text:span><text:span text:style-name="T2">a</text:span><text:span text:style-name="T2">r</text:span><text:span text:style-name="T2">si</text:span><text:span text:style-name="T2">n</text:span><text:span text:style-name="T2">g </text:span><text:span text:style-name="T2">o</text:span><text:span text:style-name="T2">p</text:span><text:span text:style-name="T2">ti</text:span><text:span text:style-name="T2">o</text:span><text:span text:style-name="T2">n</text:span><text:span text:style-name="T2">s </text:span><text:span text:style-name="T2">s</text:span><text:span text:style-name="T2">h</text:span><text:span text:style-name="T2">o</text:span><text:span text:style-name="T2">rt</text:span><text:span text:style-name="T2">c</text:span><text:span text:style-name="T2">u</text:span><text:span text:style-name="T2">t</text:span></text:p>
          </draw:text-box>
        </draw:frame>
        <draw:frame draw:style-name="gr25" draw:text-style-name="P30" draw:layer="layout" svg:width="0.95cm" svg:height="1.018cm" svg:x="7.518cm" svg:y="3.354cm">
          <draw:text-box>
            <text:p><text:span text:style-name="T12">[</text:span></text:p>
          </draw:text-box>
        </draw:frame>
        <draw:frame draw:style-name="gr106" draw:text-style-name="P35" draw:layer="layout" svg:width="2.91cm" svg:height="0.983cm" svg:x="8.768cm" svg:y="3.372cm">
          <draw:text-box>
            <text:p text:style-name="P14"><text:span text:style-name="T13">o</text:span><text:span text:style-name="T13">pt</text:span><text:span text:style-name="T13">io</text:span><text:span text:style-name="T13">n</text:span><text:span text:style-name="T13">s</text:span></text:p>
          </draw:text-box>
        </draw:frame>
        <draw:custom-shape draw:style-name="gr107" draw:text-style-name="P18" xml:id="id69" draw:id="id69" draw:layer="layout" svg:width="2.434cm" svg:height="0.871cm" svg:x="2.388cm" svg:y="7.181cm">
          <text:p text:style-name="P17"><text:span text:style-name="T6">"Usage:"</text:span></text:p>
          <draw:enhanced-geometry svg:viewBox="0 0 21600 21600" draw:type="rectangle" draw:enhanced-path="M 0 0 L 21600 0 21600 21600 0 21600 0 0 Z N"/>
        </draw:custom-shape>
        <draw:custom-shape draw:style-name="gr108" draw:text-style-name="P19" xml:id="id65" draw:id="id65" draw:layer="layout" svg:width="2.993cm" svg:height="1.026cm" svg:x="2.388cm" svg:y="8.644cm">
          <draw:glue-point draw:id="4" svg:x="-3.421cm" svg:y="5cm"/>
          <text:p text:style-name="P19"><text:span text:style-name="T7">Usage_line</text:span></text:p>
          <draw:enhanced-geometry svg:viewBox="0 0 21600 21600" draw:type="rectangle" draw:enhanced-path="M 0 0 L 21600 0 21600 21600 0 21600 0 0 Z N"/>
        </draw:custom-shape>
        <draw:custom-shape draw:style-name="gr109" draw:text-style-name="P20" xml:id="id66" draw:id="id66" draw:layer="layout" svg:width="6.721cm" svg:height="0.903cm" svg:x="3.844cm" svg:y="10.09cm">
          <text:p text:style-name="P19"><text:span text:style-name="T7">Prog_name: </text:span><text:span text:style-name="T6">"my_program"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.861cm" svg:y1="9.67cm" svg:x2="3.844cm" svg:y2="10.541cm" draw:start-shape="id65" draw:start-glue-point="4" draw:end-shape="id66" draw:end-glue-point="3" svg:d="M2861 9670v871h983" svg:viewBox="0 0 984 872">
          <text:p/>
        </draw:connector>
        <draw:connector draw:style-name="gr48" draw:text-style-name="P8" draw:layer="layout" svg:x1="2.861cm" svg:y1="9.67cm" svg:x2="3.853cm" svg:y2="11.736cm" draw:start-shape="id65" draw:start-glue-point="4" draw:end-shape="id67" draw:end-glue-point="3" svg:d="M2861 9670v2066h992" svg:viewBox="0 0 993 2067">
          <text:p/>
        </draw:connector>
        <draw:connector draw:style-name="gr31" draw:text-style-name="P8" draw:layer="layout" svg:x1="1.808cm" svg:y1="6.464cm" svg:x2="2.388cm" svg:y2="7.616cm" draw:start-shape="id68" draw:start-glue-point="4" draw:end-shape="id69" draw:end-glue-point="3" svg:d="M1808 6464v1152h580" svg:viewBox="0 0 581 1153">
          <text:p/>
        </draw:connector>
        <draw:connector draw:style-name="gr31" draw:text-style-name="P8" draw:layer="layout" svg:x1="1.808cm" svg:y1="6.464cm" svg:x2="2.388cm" svg:y2="9.157cm" draw:start-shape="id68" draw:start-glue-point="4" draw:end-shape="id65" draw:end-glue-point="3" svg:d="M1808 6464v2693h580" svg:viewBox="0 0 581 2694">
          <text:p/>
        </draw:connector>
        <draw:custom-shape draw:style-name="gr88" draw:text-style-name="P22" xml:id="id70" draw:id="id70" draw:layer="layout" svg:width="0.961cm" svg:height="0.961cm" svg:x="7.467cm" svg:y="3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1" draw:layer="layout" draw:type="curve" svg:x1="7.948cm" svg:y1="4.289cm" svg:x2="11.121cm" svg:y2="13.093cm" draw:start-shape="id70" draw:start-glue-point="8" draw:end-shape="id71" draw:end-glue-point="6" svg:d="M7948 4289c0 5943 1837 4951 2818 5667s1106 3137 355 3137" svg:viewBox="0 0 3658 8805">
          <text:p/>
        </draw:connector>
        <draw:custom-shape draw:style-name="gr110" draw:text-style-name="P19" xml:id="id68" draw:id="id68" draw:layer="layout" svg:width="3.678cm" svg:height="1.026cm" svg:x="1.227cm" svg:y="5.438cm">
          <draw:glue-point draw:id="4" svg:x="-3.421cm" svg:y="5cm"/>
          <text:p text:style-name="P19"><text:span text:style-name="T7">Usage_section</text:span></text:p>
          <draw:enhanced-geometry svg:viewBox="0 0 21600 21600" draw:type="rectangle" draw:enhanced-path="M 0 0 L 21600 0 21600 21600 0 21600 0 0 Z N"/>
        </draw:custom-shape>
        <draw:frame draw:style-name="gr25" draw:text-style-name="P30" xml:id="id78" draw:id="id78" draw:layer="layout" svg:width="0.95cm" svg:height="1.018cm" svg:x="11.729cm" svg:y="3.354cm">
          <draw:text-box>
            <text:p><text:span text:style-name="T12">]</text:span></text:p>
          </draw:text-box>
        </draw:frame>
        <draw:custom-shape draw:style-name="gr111" draw:text-style-name="P21" xml:id="id74" draw:id="id74" draw:layer="layout" svg:width="6.791cm" svg:height="0.871cm" svg:x="7.291cm" svg:y="14.459cm">
          <text:p text:style-name="P19"><text:span text:style-name="T7"><text:s/></text:span><text:span text:style-name="T7">Usage_command: </text:span><text:span text:style-name="T6">"options"</text:span></text:p>
          <draw:enhanced-geometry svg:viewBox="0 0 21600 21600" draw:type="rectangle" draw:enhanced-path="M 0 0 L 21600 0 21600 21600 0 21600 0 0 Z N"/>
        </draw:custom-shape>
        <draw:connector draw:style-name="gr32" draw:text-style-name="P8" draw:layer="layout" svg:x1="5.521cm" svg:y1="13.076cm" svg:x2="6.113cm" svg:y2="13.682cm" draw:start-shape="id72" draw:start-glue-point="4" draw:end-shape="id73" draw:end-glue-point="3" svg:d="M5521 13076v606h592" svg:viewBox="0 0 593 607">
          <text:p/>
        </draw:connector>
        <draw:custom-shape draw:style-name="gr112" draw:text-style-name="P19" xml:id="id73" draw:id="id73" draw:layer="layout" svg:width="3.43cm" svg:height="0.516cm" svg:x="6.113cm" svg:y="13.424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6.774cm" svg:y1="13.94cm" svg:x2="7.291cm" svg:y2="14.894cm" draw:start-shape="id73" draw:start-glue-point="4" draw:end-shape="id74" draw:end-glue-point="3" svg:d="M6774 13940v954h517" svg:viewBox="0 0 518 955">
          <text:p/>
        </draw:connector>
        <draw:custom-shape draw:style-name="gr113" draw:text-style-name="P19" xml:id="id67" draw:id="id67" draw:layer="layout" svg:width="3.43cm" svg:height="0.591cm" svg:x="3.853cm" svg:y="11.441cm">
          <draw:glue-point draw:id="4" svg:x="-3.075cm" svg:y="5.004cm"/>
          <text:p text:style-name="P19"><text:span text:style-name="T7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8" draw:layer="layout" svg:x1="4.514cm" svg:y1="12.031cm" svg:x2="4.779cm" svg:y2="12.74cm" draw:start-shape="id67" draw:start-glue-point="4" draw:end-shape="id72" draw:end-glue-point="3" svg:d="M4514 12031v709h265" svg:viewBox="0 0 266 710">
          <text:p/>
        </draw:connector>
        <draw:custom-shape draw:style-name="gr114" draw:text-style-name="P19" xml:id="id72" draw:id="id72" draw:layer="layout" svg:width="5.5cm" svg:height="0.673cm" svg:x="4.779cm" svg:y="12.404cm">
          <draw:glue-point draw:id="4" svg:x="-3.652cm" svg:y="5.004cm"/>
          <text:p text:style-name="P19"><text:span text:style-name="T7">Usage_optional_group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xml:id="id71" draw:id="id71" draw:layer="layout" svg:width="0.801cm" svg:height="1.757cm" svg:x="10.32cm" svg:y="12.21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5" draw:text-style-name="P22" xml:id="id79" draw:id="id79" draw:layer="layout" svg:width="2.594cm" svg:height="0.961cm" svg:x="8.882cm" svg:y="3.4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9" xml:id="id75" draw:id="id75" draw:layer="layout" svg:width="3.43cm" svg:height="0.591cm" svg:x="18.824cm" svg:y="11.362cm">
          <draw:glue-point draw:id="4" svg:x="-3.075cm" svg:y="5.004cm"/>
          <text:p text:style-name="P19"><text:span text:style-name="T7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8" draw:layer="layout" svg:x1="19.485cm" svg:y1="11.952cm" svg:x2="19.75cm" svg:y2="12.661cm" draw:start-shape="id75" draw:start-glue-point="4" draw:end-shape="id76" draw:end-glue-point="3" svg:d="M19485 11952v709h265" svg:viewBox="0 0 266 710">
          <text:p/>
        </draw:connector>
        <draw:custom-shape draw:style-name="gr117" draw:text-style-name="P17" xml:id="id76" draw:id="id76" draw:layer="layout" svg:width="5.891cm" svg:height="0.673cm" svg:x="19.75cm" svg:y="12.325cm">
          <draw:glue-point draw:id="4" svg:x="-3.652cm" svg:y="5.004cm"/>
          <text:p text:style-name="P17"><text:span text:style-name="T6">Usage_options_shortcut</text:span></text:p>
          <draw:enhanced-geometry svg:viewBox="0 0 21600 21600" draw:type="rectangle" draw:enhanced-path="M 0 0 L 21600 0 21600 21600 0 21600 0 0 Z N"/>
        </draw:custom-shape>
        <draw:custom-shape draw:style-name="gr118" draw:text-style-name="P22" draw:layer="layout" svg:width="0.801cm" svg:height="3.145cm" svg:x="14.869cm" svg:y="12.33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9" draw:text-style-name="P26" xml:id="id77" draw:id="id77" draw:layer="layout" svg:width="3.407cm" svg:height="1.256cm" svg:x="15.478cm" svg:y="12.071cm">
          <text:p text:style-name="P26"><text:span text:style-name="T1">reduc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1" draw:text-style-name="P11" draw:layer="layout" draw:type="curve" svg:x1="17.181cm" svg:y1="12.071cm" svg:x2="12.204cm" svg:y2="4.372cm" draw:start-shape="id77" draw:start-glue-point="0" draw:end-shape="id78" draw:end-glue-point="2" svg:d="M17181 12071c0-5775-4977-1926-4977-7699" svg:viewBox="0 0 4978 7700">
          <text:p/>
        </draw:connector>
        <draw:frame draw:style-name="gr120" draw:text-style-name="P23" draw:layer="layout" svg:width="3.539cm" svg:height="1.361cm" svg:x="12.204cm" svg:y="5.408cm">
          <draw:text-box>
            <text:p><text:span text:style-name="T7">T</text:span><text:span text:style-name="T7">o</text:span><text:span text:style-name="T7">k</text:span><text:span text:style-name="T7">e</text:span><text:span text:style-name="T7">n </text:span><text:span text:style-name="T7">is </text:span><text:span text:style-name="T7">c</text:span><text:span text:style-name="T7">o</text:span><text:span text:style-name="T7">n</text:span><text:span text:style-name="T7">s</text:span><text:span text:style-name="T7">u</text:span><text:span text:style-name="T7">m</text:span><text:span text:style-name="T7">e</text:span><text:span text:style-name="T7">d</text:span></text:p>
          </draw:text-box>
        </draw:frame>
        <draw:connector draw:style-name="gr14" draw:text-style-name="P11" draw:layer="layout" draw:type="curve" draw:line-skew="-0.92cm 0.079cm" svg:x1="10.179cm" svg:y1="4.37cm" svg:x2="14.082cm" svg:y2="14.894cm" draw:start-shape="id79" draw:start-glue-point="8" draw:end-shape="id74" draw:end-glue-point="1" svg:d="M10179 4370c0 6186 2241 5154 3434 6239s1337 4285 469 4285" svg:viewBox="0 0 4459 10525">
          <text:p/>
        </draw:connector>
        <draw:frame draw:style-name="gr120" draw:text-style-name="P23" draw:layer="layout" svg:width="4.667cm" svg:height="1.361cm" svg:x="11.969cm" svg:y="9.033cm">
          <draw:text-box>
            <text:p><text:span text:style-name="T7">T</text:span><text:span text:style-name="T7">o</text:span><text:span text:style-name="T7">k</text:span><text:span text:style-name="T7">e</text:span><text:span text:style-name="T7">n </text:span><text:span text:style-name="T7">m</text:span><text:span text:style-name="T7">at</text:span><text:span text:style-name="T7">c</text:span><text:span text:style-name="T7">h</text:span><text:span text:style-name="T7">e</text:span><text:span text:style-name="T7">d </text:span><text:span text:style-name="T7">a</text:span><text:span text:style-name="T7">s</text:span></text:p>
            <text:p><text:span text:style-name="T7">U</text:span><text:span text:style-name="T7">s</text:span><text:span text:style-name="T7">a</text:span><text:span text:style-name="T7">g</text:span><text:span text:style-name="T7">e</text:span><text:span text:style-name="T7">_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 </text:span></text:p>
          </draw:text-box>
        </draw:frame>
      </draw:page>
      <draw:page draw:name="page8" draw:style-name="dp1" draw:master-page-name="Default">
        <draw:frame draw:style-name="gr1" draw:text-style-name="P12" draw:layer="layout" svg:width="7.588cm" svg:height="0.962cm" svg:x="21.05cm" svg:y="18.871cm">
          <draw:text-box>
            <text:p><text:span text:style-name="T3">S</text:span><text:span text:style-name="T3">yl</text:span><text:span text:style-name="T3">v</text:span><text:span text:style-name="T3">ai</text:span><text:span text:style-name="T3">n </text:span><text:span text:style-name="T3">V</text:span><text:span text:style-name="T3">ia</text:span><text:span text:style-name="T3">rt </text:span><text:span text:style-name="T3">2</text:span><text:span text:style-name="T3">0</text:span><text:span text:style-name="T3">2</text:span><text:span text:style-name="T3">2</text:span><text:span text:style-name="T3">-</text:span><text:span text:style-name="T3">0</text:span><text:span text:style-name="T3">4</text:span><text:span text:style-name="T3">-</text:span><text:span text:style-name="T3">3</text:span><text:span text:style-name="T3">0</text:span></text:p>
          </draw:text-box>
        </draw:frame>
        <draw:frame draw:style-name="gr1" draw:text-style-name="P29" draw:layer="layout" svg:width="3.074cm" svg:height="0.962cm" svg:x="1.329cm" svg:y="3.804cm">
          <draw:text-box>
            <text:p><text:span text:style-name="T11">U</text:span><text:span text:style-name="T11">s</text:span><text:span text:style-name="T11">a</text:span><text:span text:style-name="T11">g</text:span><text:span text:style-name="T11">e</text:span><text:span text:style-name="T11">:</text:span></text:p>
          </draw:text-box>
        </draw:frame>
        <draw:frame draw:style-name="gr16" draw:text-style-name="P12" draw:layer="layout" svg:width="3.657cm" svg:height="0.973cm" svg:x="3.83cm" svg:y="3.799cm">
          <draw:text-box>
            <text:p><text:span text:style-name="T3">m</text:span><text:span text:style-name="T3">y</text:span><text:span text:style-name="T3">_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/text:p>
          </draw:text-box>
        </draw:frame>
        <draw:frame draw:style-name="gr121" draw:text-style-name="P4" draw:layer="layout" svg:width="21.707cm" svg:height="1.195cm" svg:x="4.749cm" svg:y="1.206cm">
          <draw:text-box>
            <text:p><text:span text:style-name="T2">D</text:span><text:span text:style-name="T2">o</text:span><text:span text:style-name="T2">c</text:span><text:span text:style-name="T2">o</text:span><text:span text:style-name="T2">p</text:span><text:span text:style-name="T2">t </text:span><text:span text:style-name="T2">p</text:span><text:span text:style-name="T2">a</text:span><text:span text:style-name="T2">r</text:span><text:span text:style-name="T2">s</text:span><text:span text:style-name="T2">e</text:span><text:span text:style-name="T2">r </text:span><text:span text:style-name="T2">b</text:span><text:span text:style-name="T2">u</text:span><text:span text:style-name="T2">il</text:span><text:span text:style-name="T2">d</text:span><text:span text:style-name="T2">i</text:span><text:span text:style-name="T2">n</text:span><text:span text:style-name="T2">g </text:span><text:span text:style-name="T2">A</text:span><text:span text:style-name="T2">S</text:span><text:span text:style-name="T2">T </text:span><text:span text:style-name="T2">– </text:span><text:span text:style-name="T2">s</text:span><text:span text:style-name="T2">h</text:span><text:span text:style-name="T2">o</text:span><text:span text:style-name="T2">rt </text:span><text:span text:style-name="T2">o</text:span><text:span text:style-name="T2">p</text:span><text:span text:style-name="T2">ti</text:span><text:span text:style-name="T2">o</text:span><text:span text:style-name="T2">n </text:span><text:span text:style-name="T2">w</text:span><text:span text:style-name="T2">it</text:span><text:span text:style-name="T2">h </text:span><text:span text:style-name="T2">a</text:span><text:span text:style-name="T2">r</text:span><text:span text:style-name="T2">g</text:span><text:span text:style-name="T2">u</text:span><text:span text:style-name="T2">m</text:span><text:span text:style-name="T2">e</text:span><text:span text:style-name="T2">n</text:span><text:span text:style-name="T2">t</text:span></text:p>
          </draw:text-box>
        </draw:frame>
        <draw:frame draw:style-name="gr24" draw:text-style-name="P12" draw:layer="layout" svg:width="2.769cm" svg:height="1.112cm" svg:x="7.415cm" svg:y="3.729cm">
          <draw:text-box>
            <text:p><text:span text:style-name="T3">-</text:span><text:span text:style-name="T3">A</text:span></text:p>
          </draw:text-box>
        </draw:frame>
        <draw:frame draw:style-name="gr122" draw:text-style-name="P31" draw:layer="layout" svg:width="2.003cm" svg:height="1.062cm" svg:x="8.767cm" svg:y="3.729cm">
          <draw:text-box>
            <text:p text:style-name="P14"><text:span text:style-name="T3">A</text:span><text:span text:style-name="T3">R</text:span><text:span text:style-name="T3">G</text:span></text:p>
          </draw:text-box>
        </draw:frame>
        <draw:custom-shape draw:style-name="gr123" draw:text-style-name="P19" xml:id="id80" draw:id="id80" draw:layer="layout" svg:width="2.993cm" svg:height="0.6cm" svg:x="1.788cm" svg:y="6.397cm">
          <draw:glue-point draw:id="4" svg:x="-3.421cm" svg:y="5cm"/>
          <text:p text:style-name="P19"><text:span text:style-name="T7">Usage_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0" xml:id="id81" draw:id="id81" draw:layer="layout" svg:width="6.721cm" svg:height="0.6cm" svg:x="2.844cm" svg:y="7.501cm">
          <text:p text:style-name="P19"><text:span text:style-name="T7">Prog_name: </text:span><text:span text:style-name="T6">"my_program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8" draw:layer="layout" svg:x1="2.261cm" svg:y1="6.997cm" svg:x2="2.844cm" svg:y2="7.801cm" draw:start-shape="id80" draw:start-glue-point="4" draw:end-shape="id81" draw:end-glue-point="3" svg:d="M2261 6997v804h583" svg:viewBox="0 0 584 805">
          <text:p/>
        </draw:connector>
        <draw:connector draw:style-name="gr48" draw:text-style-name="P8" draw:layer="layout" svg:x1="2.261cm" svg:y1="6.997cm" svg:x2="2.835cm" svg:y2="8.941cm" draw:start-shape="id80" draw:start-glue-point="4" draw:end-shape="id82" draw:end-glue-point="3" svg:d="M2261 6997v1944h574" svg:viewBox="0 0 575 1945">
          <text:p/>
        </draw:connector>
        <draw:connector draw:style-name="gr31" draw:text-style-name="P8" draw:layer="layout" svg:x1="1.506cm" svg:y1="5.464cm" svg:x2="1.788cm" svg:y2="6.697cm" draw:start-shape="id83" draw:start-glue-point="2" draw:end-shape="id80" draw:end-glue-point="3" svg:d="M1506 5464v1233h282" svg:viewBox="0 0 283 1234">
          <text:p/>
        </draw:connector>
        <draw:custom-shape draw:style-name="gr125" draw:text-style-name="P19" xml:id="id82" draw:id="id82" draw:layer="layout" svg:width="3.43cm" svg:height="0.6cm" svg:x="2.835cm" svg:y="8.641cm">
          <draw:glue-point draw:id="4" svg:x="-3.075cm" svg:y="5.004cm"/>
          <text:p text:style-name="P19"><text:span text:style-name="T7">Usage_Exp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8" draw:layer="layout" svg:x1="3.496cm" svg:y1="9.241cm" svg:x2="4.044cm" svg:y2="10.064cm" draw:start-shape="id82" draw:start-glue-point="4" draw:end-shape="id84" draw:end-glue-point="3" svg:d="M3496 9241v823h548" svg:viewBox="0 0 549 824">
          <text:p/>
        </draw:connector>
        <draw:custom-shape draw:style-name="gr126" draw:text-style-name="P33" xml:id="id85" draw:id="id85" draw:layer="layout" svg:width="6.322cm" svg:height="0.6cm" svg:x="3.986cm" svg:y="11.007cm">
          <draw:glue-point draw:id="4" svg:x="-4.213cm" svg:y="5.005cm"/>
          <text:p text:style-name="P32"><text:span text:style-name="T7"><text:s/></text:span><text:span text:style-name="T7">Usage_argument: </text:span><text:span text:style-name="T6">"ARG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33" xml:id="id84" draw:id="id84" draw:layer="layout" svg:width="6.198cm" svg:height="0.6cm" svg:x="4.044cm" svg:y="9.764cm">
          <draw:glue-point draw:id="4" svg:x="-4.213cm" svg:y="5.005cm"/>
          <text:p text:style-name="P32"><text:span text:style-name="T7"><text:s/></text:span><text:span text:style-name="T7">Usage_short_option: </text:span><text:span text:style-name="T6">"-A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8" draw:layer="layout" svg:x1="3.496cm" svg:y1="9.241cm" svg:x2="3.986cm" svg:y2="11.307cm" draw:start-shape="id82" draw:start-glue-point="4" draw:end-shape="id85" draw:end-glue-point="3" svg:d="M3496 9241v883h-11v1183h501" svg:viewBox="0 0 502 2067">
          <text:p/>
        </draw:connector>
        <draw:frame draw:style-name="gr94" draw:text-style-name="P23" draw:layer="layout" svg:width="12.629cm" svg:height="1.567cm" svg:x="15.134cm" svg:y="2.867cm">
          <draw:text-box>
            <text:p><text:span text:style-name="T6">N</text:span><text:span text:style-name="T6">O</text:span><text:span text:style-name="T6">T</text:span><text:span text:style-name="T6">E:</text:span><text:span text:style-name="T7"> </text:span><text:span text:style-name="T7">A</text:span><text:span text:style-name="T7">ss</text:span><text:span text:style-name="T7">o</text:span><text:span text:style-name="T7">ci</text:span><text:span text:style-name="T7">ati</text:span><text:span text:style-name="T7">o</text:span><text:span text:style-name="T7">n </text:span><text:span text:style-name="T7">of </text:span><text:span text:style-name="T7">th</text:span><text:span text:style-name="T7">e </text:span><text:span text:style-name="T7">A</text:span><text:span text:style-name="T7">R</text:span><text:span text:style-name="T7">G </text:span><text:span text:style-name="T7">to </text:span><text:span text:style-name="T7">-A </text:span><text:span text:style-name="T7">wi</text:span><text:span text:style-name="T7">th </text:span><text:span text:style-name="T7">o</text:span><text:span text:style-name="T7">pti</text:span><text:span text:style-name="T7">o</text:span><text:span text:style-name="T7">n </text:span><text:span text:style-name="T7">s</text:span><text:span text:style-name="T7">e</text:span><text:span text:style-name="T7">cti</text:span><text:span text:style-name="T7">o</text:span><text:span text:style-name="T7">n </text:span><text:span text:style-name="T7">is </text:span><text:span text:style-name="T7">p</text:span><text:span text:style-name="T7">o</text:span><text:span text:style-name="T7">ss</text:span><text:span text:style-name="T7">ibl</text:span><text:span text:style-name="T7">e:</text:span></text:p>
          </draw:text-box>
        </draw:frame>
        <draw:frame draw:style-name="gr1" draw:text-style-name="P29" draw:layer="layout" svg:width="3.445cm" svg:height="0.962cm" svg:x="17.488cm" svg:y="4.709cm">
          <draw:text-box>
            <text:p><text:span text:style-name="T11">O</text:span><text:span text:style-name="T11">p</text:span><text:span text:style-name="T11">ti</text:span><text:span text:style-name="T11">o</text:span><text:span text:style-name="T11">n</text:span><text:span text:style-name="T11">s</text:span><text:span text:style-name="T11">:</text:span></text:p>
          </draw:text-box>
        </draw:frame>
        <draw:frame draw:style-name="gr52" draw:text-style-name="P25" xml:id="id83" draw:id="id83" draw:layer="layout" svg:width="1.164cm" svg:height="0.962cm" svg:x="0.924cm" svg:y="4.502cm">
          <draw:text-box draw:corner-radius="2.86cm">
            <text:p text:style-name="P2"><text:span text:style-name="T1">...</text:span></text:p>
          </draw:text-box>
        </draw:frame>
        <draw:custom-shape draw:style-name="gr128" draw:text-style-name="P22" xml:id="id86" draw:id="id86" draw:layer="layout" svg:width="1.887cm" svg:height="1.112cm" svg:x="8.783cm" svg:y="3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1" draw:layer="layout" draw:type="curve" draw:line-skew="-1.426cm 0.15cm" svg:x1="10.394cm" svg:y1="4.579cm" svg:x2="10.308cm" svg:y2="11.307cm" draw:start-shape="id86" draw:start-glue-point="9" draw:end-shape="id85" draw:end-glue-point="1" svg:d="M10394 4579c0 2805 283 2337 505 3318s385 3410-591 3410" svg:viewBox="0 0 761 6729">
          <text:p/>
        </draw:connector>
        <draw:frame draw:style-name="gr129" draw:text-style-name="P36" draw:layer="layout" svg:width="4.513cm" svg:height="1.899cm" svg:x="10.394cm" svg:y="5.54cm">
          <draw:text-box>
            <text:p text:style-name="P14"><text:span text:style-name="T8">Th</text:span><text:span text:style-name="T8">e </text:span><text:span text:style-name="T14">ar</text:span><text:span text:style-name="T14">gu</text:span><text:span text:style-name="T14">m</text:span><text:span text:style-name="T14">en</text:span><text:span text:style-name="T14">t </text:span><text:span text:style-name="T8">is </text:span><text:span text:style-name="T8">se</text:span><text:span text:style-name="T8">pa</text:span><text:span text:style-name="T8">rat</text:span><text:span text:style-name="T8">ed </text:span><text:span text:style-name="T8">fro</text:span><text:span text:style-name="T8">m </text:span><text:span text:style-name="T8">th</text:span><text:span text:style-name="T8">e </text:span><text:span text:style-name="T8">sh</text:span><text:span text:style-name="T8">ort </text:span><text:span text:style-name="T8">op</text:span><text:span text:style-name="T8">tio</text:span><text:span text:style-name="T8">n</text:span></text:p>
          </draw:text-box>
        </draw:frame>
        <draw:custom-shape draw:style-name="gr130" draw:text-style-name="P19" xml:id="id87" draw:id="id87" draw:layer="layout" svg:width="2.993cm" svg:height="0.6cm" svg:x="17.856cm" svg:y="7.126cm">
          <draw:glue-point draw:id="4" svg:x="-3.421cm" svg:y="5cm"/>
          <text:p text:style-name="P19"><text:span text:style-name="T7">Option_line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8.329cm" svg:y1="7.726cm" svg:x2="18.754cm" svg:y2="8.389cm" draw:start-shape="id87" draw:start-glue-point="4" draw:end-shape="id88" draw:end-glue-point="3" svg:d="M18329 7726v663h425" svg:viewBox="0 0 426 664">
          <text:p/>
        </draw:connector>
        <draw:custom-shape draw:style-name="gr131" draw:text-style-name="P33" xml:id="id89" draw:id="id89" draw:layer="layout" svg:width="6.322cm" svg:height="0.6cm" svg:x="19.854cm" svg:y="9.234cm">
          <draw:glue-point draw:id="4" svg:x="-4.213cm" svg:y="5.005cm"/>
          <text:p text:style-name="P32"><text:span text:style-name="T7"><text:s/></text:span><text:span text:style-name="T7">Option_argument: </text:span><text:span text:style-name="T6">"ARG"</text:span></text:p>
          <draw:enhanced-geometry svg:viewBox="0 0 21600 21600" draw:type="rectangle" draw:enhanced-path="M 0 0 L 21600 0 21600 21600 0 21600 0 0 Z N"/>
        </draw:custom-shape>
        <draw:custom-shape draw:style-name="gr132" draw:text-style-name="P33" xml:id="id88" draw:id="id88" draw:layer="layout" svg:width="4.512cm" svg:height="0.6cm" svg:x="18.754cm" svg:y="8.089cm">
          <draw:glue-point draw:id="4" svg:x="-4.213cm" svg:y="5.005cm"/>
          <text:p text:style-name="P32"><text:span text:style-name="T7">Option_short: </text:span><text:span text:style-name="T6">"-A"</text:span></text:p>
          <draw:enhanced-geometry svg:viewBox="0 0 21600 21600" draw:type="rectangle" draw:enhanced-path="M 0 0 L 21600 0 21600 21600 0 21600 0 0 Z N"/>
        </draw:custom-shape>
        <draw:connector draw:style-name="gr48" draw:text-style-name="P8" draw:layer="layout" svg:x1="19.11cm" svg:y1="8.689cm" svg:x2="19.854cm" svg:y2="9.534cm" draw:start-shape="id88" draw:start-glue-point="4" draw:end-shape="id89" draw:end-glue-point="3" svg:d="M19110 8689v845h744" svg:viewBox="0 0 745 846">
          <text:p/>
        </draw:connector>
        <draw:frame draw:style-name="gr24" draw:text-style-name="P12" draw:layer="layout" svg:width="2.769cm" svg:height="1.112cm" svg:x="18.977cm" svg:y="5.553cm">
          <draw:text-box>
            <text:p><text:span text:style-name="T3">-</text:span><text:span text:style-name="T3">A</text:span></text:p>
          </draw:text-box>
        </draw:frame>
        <draw:frame draw:style-name="gr133" draw:text-style-name="P31" draw:layer="layout" svg:width="2.003cm" svg:height="1.062cm" svg:x="20.329cm" svg:y="5.553cm">
          <draw:text-box>
            <text:p text:style-name="P14"><text:span text:style-name="T3">A</text:span><text:span text:style-name="T3">R</text:span><text:span text:style-name="T3">G</text:span></text:p>
          </draw:text-box>
        </draw:frame>
        <draw:custom-shape draw:style-name="gr134" draw:text-style-name="P38" xml:id="id90" draw:id="id90" draw:layer="layout" svg:width="2.409cm" svg:height="0.6cm" svg:x="14.799cm" svg:y="15.527cm">
          <draw:glue-point draw:id="4" svg:x="-3.075cm" svg:y="5.004cm"/>
          <text:p text:style-name="P37"><text:span text:style-name="T15">Old_usage</text:span></text:p>
          <draw:enhanced-geometry svg:viewBox="0 0 21600 21600" draw:type="rectangle" draw:enhanced-path="M 0 0 L 21600 0 21600 21600 0 21600 0 0 Z N"/>
        </draw:custom-shape>
        <draw:connector draw:style-name="gr31" draw:text-style-name="P39" draw:layer="layout" svg:x1="15.263cm" svg:y1="16.127cm" svg:x2="15.975cm" svg:y2="16.627cm" draw:start-shape="id90" draw:start-glue-point="4" draw:end-shape="id91" draw:end-glue-point="3" svg:d="M15263 16127v500h712" svg:viewBox="0 0 713 501">
          <text:p/>
        </draw:connector>
        <draw:custom-shape draw:style-name="gr135" draw:text-style-name="P41" xml:id="id92" draw:id="id92" draw:layer="layout" svg:width="5.403cm" svg:height="0.6cm" svg:x="15.975cm" svg:y="17.207cm">
          <draw:glue-point draw:id="4" svg:x="-4.213cm" svg:y="5.005cm"/>
          <text:p text:style-name="P40"><text:span text:style-name="T15"><text:s/></text:span><text:span text:style-name="T15">Usage_argument: </text:span><text:span text:style-name="T16">"ARG"</text:span></text:p>
          <draw:enhanced-geometry svg:viewBox="0 0 21600 21600" draw:type="rectangle" draw:enhanced-path="M 0 0 L 21600 0 21600 21600 0 21600 0 0 Z N"/>
        </draw:custom-shape>
        <draw:custom-shape draw:style-name="gr136" draw:text-style-name="P41" xml:id="id91" draw:id="id91" draw:layer="layout" svg:width="5.256cm" svg:height="0.6cm" svg:x="15.975cm" svg:y="16.327cm">
          <draw:glue-point draw:id="4" svg:x="-4.213cm" svg:y="5.005cm"/>
          <text:p text:style-name="P40"><text:span text:style-name="T15"><text:s/></text:span><text:span text:style-name="T15">Usage_short_option: </text:span><text:span text:style-name="T16">"-A"</text:span></text:p>
          <draw:enhanced-geometry svg:viewBox="0 0 21600 21600" draw:type="rectangle" draw:enhanced-path="M 0 0 L 21600 0 21600 21600 0 21600 0 0 Z N"/>
        </draw:custom-shape>
        <draw:connector draw:style-name="gr48" draw:text-style-name="P39" draw:layer="layout" svg:x1="15.263cm" svg:y1="16.127cm" svg:x2="15.975cm" svg:y2="17.507cm" draw:start-shape="id90" draw:start-glue-point="4" draw:end-shape="id92" draw:end-glue-point="3" svg:d="M15263 16127v1380h712" svg:viewBox="0 0 713 1381">
          <text:p/>
        </draw:connector>
        <draw:custom-shape draw:style-name="gr137" draw:text-style-name="P37" xml:id="id93" draw:id="id93" draw:layer="layout" svg:width="2.793cm" svg:height="0.6cm" svg:x="14.699cm" svg:y="12.976cm">
          <draw:glue-point draw:id="4" svg:x="-3.421cm" svg:y="5cm"/>
          <text:p text:style-name="P37"><text:span text:style-name="T15">Option_line</text:span></text:p>
          <draw:enhanced-geometry svg:viewBox="0 0 21600 21600" draw:type="rectangle" draw:enhanced-path="M 0 0 L 21600 0 21600 21600 0 21600 0 0 Z N"/>
        </draw:custom-shape>
        <draw:connector draw:style-name="gr31" draw:text-style-name="P39" draw:layer="layout" svg:x1="15.14cm" svg:y1="13.576cm" svg:x2="15.397cm" svg:y2="14.046cm" draw:start-shape="id93" draw:start-glue-point="4" draw:end-shape="id94" draw:end-glue-point="3" svg:d="M15140 13576v470h257" svg:viewBox="0 0 258 471">
          <text:p/>
        </draw:connector>
        <draw:custom-shape draw:style-name="gr138" draw:text-style-name="P41" xml:id="id95" draw:id="id95" draw:layer="layout" svg:width="5.293cm" svg:height="0.6cm" svg:x="16.197cm" svg:y="14.62cm">
          <draw:glue-point draw:id="4" svg:x="-4.213cm" svg:y="5.005cm"/>
          <text:p text:style-name="P40"><text:span text:style-name="T15"><text:s/></text:span><text:span text:style-name="T15">Option_argument: </text:span><text:span text:style-name="T16">"ARG"</text:span></text:p>
          <draw:enhanced-geometry svg:viewBox="0 0 21600 21600" draw:type="rectangle" draw:enhanced-path="M 0 0 L 21600 0 21600 21600 0 21600 0 0 Z N"/>
        </draw:custom-shape>
        <draw:custom-shape draw:style-name="gr139" draw:text-style-name="P41" xml:id="id94" draw:id="id94" draw:layer="layout" svg:width="3.953cm" svg:height="0.6cm" svg:x="15.397cm" svg:y="13.746cm">
          <draw:glue-point draw:id="4" svg:x="-4.213cm" svg:y="5.005cm"/>
          <text:p text:style-name="P40"><text:span text:style-name="T15">Option_short: </text:span><text:span text:style-name="T16">"-A"</text:span></text:p>
          <draw:enhanced-geometry svg:viewBox="0 0 21600 21600" draw:type="rectangle" draw:enhanced-path="M 0 0 L 21600 0 21600 21600 0 21600 0 0 Z N"/>
        </draw:custom-shape>
        <draw:connector draw:style-name="gr48" draw:text-style-name="P39" draw:layer="layout" svg:x1="15.708cm" svg:y1="14.346cm" svg:x2="16.197cm" svg:y2="14.92cm" draw:start-shape="id94" draw:start-glue-point="4" draw:end-shape="id95" draw:end-glue-point="3" svg:d="M15708 14346v574h489" svg:viewBox="0 0 490 575">
          <text:p/>
        </draw:connector>
        <draw:custom-shape draw:style-name="gr140" draw:text-style-name="P38" xml:id="id96" draw:id="id96" draw:layer="layout" svg:width="3.82cm" svg:height="0.6cm" svg:x="13.472cm" svg:y="12.045cm">
          <draw:glue-point draw:id="4" svg:x="-3.075cm" svg:y="5.004cm"/>
          <text:p text:style-name="P37"><text:span text:style-name="T15">Replaced_usage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4.208cm" svg:y1="12.645cm" svg:x2="14.699cm" svg:y2="13.276cm" draw:start-shape="id96" draw:start-glue-point="4" draw:end-shape="id93" draw:end-glue-point="3" svg:d="M14208 12645v631h491" svg:viewBox="0 0 492 632">
          <text:p/>
        </draw:connector>
        <draw:connector draw:style-name="gr31" draw:text-style-name="P8" draw:layer="layout" svg:x1="14.208cm" svg:y1="12.645cm" svg:x2="14.799cm" svg:y2="15.827cm" draw:start-shape="id96" draw:start-glue-point="4" draw:end-shape="id90" draw:end-glue-point="3" svg:d="M14208 12645v3182h591" svg:viewBox="0 0 592 3183">
          <text:p/>
        </draw:connector>
        <draw:custom-shape draw:style-name="gr141" draw:text-style-name="P26" draw:layer="layout" svg:width="3.528cm" svg:height="1.558cm" svg:x="8.243cm" svg:y="12.723cm">
          <text:p text:style-name="P26"><text:span text:style-name="T1">transfor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2" draw:text-style-name="P19" xml:id="id97" draw:id="id97" draw:layer="layout" svg:width="3.43cm" svg:height="0.6cm" svg:x="12.331cm" svg:y="8.712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2.992cm" svg:y1="9.312cm" svg:x2="13.472cm" svg:y2="12.345cm" draw:start-shape="id97" draw:start-glue-point="4" draw:end-shape="id96" draw:end-glue-point="3" svg:d="M12992 9312v1367h-21v1666h501" svg:viewBox="0 0 502 3034">
          <text:p/>
        </draw:connector>
        <draw:custom-shape draw:style-name="gr143" draw:text-style-name="P22" xml:id="id99" draw:id="id99" draw:layer="layout" svg:width="7.901cm" svg:height="3.403cm" svg:x="3.085cm" svg:y="9.1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22" xml:id="id98" draw:id="id98" draw:layer="layout" svg:width="10.37cm" svg:height="3.721cm" svg:x="16.829cm" svg:y="6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5" draw:text-style-name="P11" draw:layer="layout" draw:type="curve" svg:x1="22.014cm" svg:y1="10.336cm" svg:x2="17.492cm" svg:y2="13.276cm" draw:start-shape="id98" draw:start-glue-point="8" draw:end-shape="id93" draw:end-glue-point="1" svg:d="M22014 10336c0 1960-1507 2940-4522 2940" svg:viewBox="0 0 4523 2941">
          <text:p/>
        </draw:connector>
        <draw:custom-shape draw:style-name="gr146" draw:text-style-name="P22" xml:id="id100" draw:id="id100" draw:layer="layout" svg:width="0.655cm" svg:height="1.692cm" svg:x="14.495cm" svg:y="16.2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45" draw:text-style-name="P11" draw:layer="layout" draw:type="curve" svg:x1="7.036cm" svg:y1="12.562cm" svg:x2="14.495cm" svg:y2="17.049cm" draw:start-shape="id99" draw:start-glue-point="8" draw:end-shape="id100" draw:end-glue-point="5" svg:d="M7036 12562c0 2992 2486 4487 7459 4487" svg:viewBox="0 0 7460 4488">
          <text:p/>
        </draw:connector>
        <draw:frame draw:style-name="gr147" draw:text-style-name="P24" draw:layer="layout" svg:width="4.078cm" svg:height="0.809cm" svg:x="21.675cm" svg:y="11.494cm">
          <draw:text-box>
            <text:p><text:span text:style-name="T8">O</text:span><text:span text:style-name="T8">pti</text:span><text:span text:style-name="T8">on </text:span><text:span text:style-name="T8">no</text:span><text:span text:style-name="T8">de </text:span><text:span text:style-name="T8">lin</text:span><text:span text:style-name="T8">ke</text:span><text:span text:style-name="T8">d</text:span></text:p>
          </draw:text-box>
        </draw:frame>
        <draw:frame draw:style-name="gr37" draw:text-style-name="P24" draw:layer="layout" svg:width="4.42cm" svg:height="1.199cm" svg:x="7.724cm" svg:y="15.563cm">
          <draw:text-box>
            <text:p><text:span text:style-name="T8">Us</text:span><text:span text:style-name="T8">ag</text:span><text:span text:style-name="T8">e </text:span><text:span text:style-name="T8">no</text:span><text:span text:style-name="T8">de </text:span><text:span text:style-name="T8">m</text:span><text:span text:style-name="T8">ov</text:span><text:span text:style-name="T8">ed</text:span></text:p>
          </draw:text-box>
        </draw:frame>
        <draw:custom-shape draw:style-name="gr148" draw:text-style-name="P42" xml:id="id101" draw:id="id101" draw:layer="layout" svg:width="6.322cm" svg:height="0.6cm" svg:x="4.001cm" svg:y="16.698cm">
          <draw:glue-point draw:id="4" svg:x="-4.213cm" svg:y="5.005cm"/>
          <text:p text:style-name="P32"><text:span text:style-name="T7"><text:s/></text:span><text:span text:style-name="T7">Other usage node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8" draw:layer="layout" svg:x1="3.496cm" svg:y1="9.241cm" svg:x2="4.001cm" svg:y2="16.998cm" draw:start-shape="id82" draw:start-glue-point="4" draw:end-shape="id101" draw:end-glue-point="3" svg:d="M3496 9241v7757h505" svg:viewBox="0 0 506 7758">
          <text:p/>
        </draw:connector>
        <draw:custom-shape draw:style-name="gr149" draw:text-style-name="P42" xml:id="id102" draw:id="id102" draw:layer="layout" svg:width="6.322cm" svg:height="0.6cm" svg:x="13.5cm" svg:y="18.664cm">
          <draw:glue-point draw:id="4" svg:x="-4.213cm" svg:y="5.005cm"/>
          <text:p text:style-name="P32"><text:span text:style-name="T7"><text:s/></text:span><text:span text:style-name="T7">Other usage node ...</text:span></text:p>
          <draw:enhanced-geometry svg:viewBox="0 0 21600 21600" draw:type="rectangle" draw:enhanced-path="M 0 0 L 21600 0 21600 21600 0 21600 0 0 Z N"/>
        </draw:custom-shape>
        <draw:connector draw:style-name="gr32" draw:text-style-name="P8" draw:layer="layout" svg:x1="12.992cm" svg:y1="9.312cm" svg:x2="13.5cm" svg:y2="18.964cm" draw:start-shape="id97" draw:start-glue-point="4" draw:end-shape="id102" draw:end-glue-point="3" svg:d="M12992 9312v9652h508" svg:viewBox="0 0 509 9653">
          <text:p/>
        </draw:connector>
        <draw:frame draw:style-name="gr37" draw:text-style-name="P24" xml:id="id103" draw:id="id103" draw:layer="layout" svg:width="4.264cm" svg:height="1.199cm" svg:x="23.888cm" svg:y="14.783cm">
          <draw:text-box>
            <text:p><text:span text:style-name="T8">N</text:span><text:span text:style-name="T8">e</text:span><text:span text:style-name="T8">w </text:span><text:span text:style-name="T8">no</text:span><text:span text:style-name="T8">de</text:span><text:span text:style-name="T8">s </text:span><text:span text:style-name="T8">cr</text:span><text:span text:style-name="T8">ea</text:span><text:span text:style-name="T8">te</text:span><text:span text:style-name="T8">d</text:span></text:p>
          </draw:text-box>
        </draw:frame>
        <draw:connector draw:style-name="gr150" draw:text-style-name="P11" draw:layer="layout" draw:type="curve" draw:line-skew="0.761cm" svg:x1="23.888cm" svg:y1="15.382cm" svg:x2="17.292cm" svg:y2="12.345cm" draw:start-shape="id103" draw:start-glue-point="3" draw:end-shape="id96" draw:end-glue-point="1" svg:d="M23888 15382c-3804 0-506-3037-6596-3037" svg:viewBox="0 0 6597 3038">
          <text:p/>
        </draw:connector>
        <draw:connector draw:style-name="gr150" draw:text-style-name="P11" draw:layer="layout" draw:type="curve" svg:x1="23.888cm" svg:y1="15.382cm" svg:x2="17.208cm" svg:y2="15.827cm" draw:start-shape="id103" draw:start-glue-point="3" draw:end-shape="id90" draw:end-glue-point="1" svg:d="M23888 15382c-5010 0-1670 445-6680 445" svg:viewBox="0 0 6681 446">
          <text:p/>
        </draw:connector>
      </draw:page>
      <draw:page draw:name="page9" draw:style-name="dp1" draw:master-page-name="Default">
        <draw:frame draw:style-name="gr151" draw:text-style-name="P43" draw:layer="layout" svg:width="12.872cm" svg:height="1.415cm" svg:x="9.835cm" svg:y="1.595cm">
          <draw:text-box>
            <text:p text:style-name="P14"><text:span text:style-name="T2">Docopt langage parser </text:span><text:span text:style-name="T2">multipass</text:span></text:p>
          </draw:text-box>
        </draw:frame>
        <draw:custom-shape draw:style-name="gr5" draw:text-style-name="P5" xml:id="id106" draw:id="id106" draw:layer="layout" svg:width="3.656cm" svg:height="1.947cm" svg:x="13.182cm" svg:y="4.457cm">
          <text:p text:style-name="P5"><text:span text:style-name="T3">Raw AS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7" xml:id="id104" draw:id="id104" draw:layer="layout" svg:width="3.892cm" svg:height="4.124cm" svg:x="1.405cm" svg:y="7.013cm">
          <text:p text:style-name="P5"><text:span text:style-name="T3">Docopt</text:span><text:span text:style-name="T3"><text:line-break/></text:span><text:span text:style-name="T3">cli definition</text:span></text:p>
          <draw:enhanced-geometry svg:viewBox="0 0 21600 21600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8" xml:id="id105" draw:id="id105" draw:layer="layout" svg:width="5.953cm" svg:height="3.502cm" svg:x="6.724cm" svg:y="3.698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1" draw:text-style-name="P9" draw:layer="layout" svg:width="2.957cm" svg:height="1.051cm" svg:x="7.036cm" svg:y="4.477cm">
          <text:p text:style-name="P5"><text:span text:style-name="T3">Lexer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957cm" svg:height="1.205cm" svg:x="7.036cm" svg:y="5.528cm">
          <text:p text:style-name="P5"><text:span text:style-name="T3">parser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curve" svg:x1="5.297cm" svg:y1="9.075cm" svg:x2="6.724cm" svg:y2="5.449cm" draw:start-shape="id104" draw:end-shape="id105" draw:end-glue-point="3" svg:d="M5297 9075c1071 0 358-3626 1427-3626" svg:viewBox="0 0 1428 3627">
          <text:p/>
        </draw:connector>
        <draw:frame draw:style-name="gr15" draw:text-style-name="P12" draw:layer="layout" svg:width="4.008cm" svg:height="1.05cm" svg:x="6.724cm" svg:y="7.2cm">
          <draw:text-box>
            <text:p><text:span text:style-name="T3">Docopt lib</text:span></text:p>
          </draw:text-box>
        </draw:frame>
        <draw:frame draw:style-name="gr1" draw:text-style-name="P12" draw:layer="layout" svg:width="7.588cm" svg:height="0.962cm" svg:x="21.042cm" svg:y="18.871cm">
          <draw:text-box>
            <text:p><text:span text:style-name="T3">Sylvain Viart 2022-05-03</text:span></text:p>
          </draw:text-box>
        </draw:frame>
        <draw:custom-shape draw:style-name="gr152" draw:text-style-name="P5" xml:id="id107" draw:id="id107" draw:layer="layout" svg:width="4.314cm" svg:height="3.183cm" svg:x="13.082cm" svg:y="7.362cm">
          <text:p text:style-name="P5"><text:span text:style-name="T3">AST with</text:span><text:span text:style-name="T3"><text:line-break/></text:span><text:span text:style-name="T3">Option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4" draw:text-style-name="P11" draw:layer="layout" draw:type="line" svg:x1="14.767cm" svg:y1="6.404cm" svg:x2="14.841cm" svg:y2="8.158cm" draw:start-shape="id106" draw:start-glue-point="7" draw:end-shape="id107" draw:end-glue-point="5" svg:d="M14767 6404l74 1754" svg:viewBox="0 0 75 1755">
          <text:p/>
        </draw:connector>
        <draw:frame draw:style-name="gr1" draw:text-style-name="P1" draw:layer="layout" svg:width="4.564cm" svg:height="0.962cm" svg:x="18.289cm" svg:y="4.96cm">
          <draw:text-box>
            <text:p><text:span text:style-name="T1">Parse_raw()</text:span></text:p>
          </draw:text-box>
        </draw:frame>
        <draw:frame draw:style-name="gr153" draw:text-style-name="P1" draw:layer="layout" svg:width="6.747cm" svg:height="1.092cm" svg:x="18.289cm" svg:y="8.135cm">
          <draw:text-box>
            <text:p><text:span text:style-name="T1">Option_ast_replace()</text:span></text:p>
          </draw:text-box>
        </draw:frame>
      </draw:page>
      <draw:page draw:name="page10" draw:style-name="dp1" draw:master-page-name="Default">
        <draw:frame draw:style-name="gr1" draw:text-style-name="P12" draw:layer="layout" svg:width="7.588cm" svg:height="0.962cm" svg:x="21.05cm" svg:y="18.871cm">
          <draw:text-box>
            <text:p><text:span text:style-name="T3">Sylvain Viart 2022-05-03</text:span></text:p>
          </draw:text-box>
        </draw:frame>
        <draw:frame draw:style-name="gr1" draw:text-style-name="P44" draw:layer="layout" svg:width="3.074cm" svg:height="0.962cm" svg:x="1.329cm" svg:y="3.504cm">
          <draw:text-box>
            <text:p><text:span text:style-name="T17">Usage:</text:span></text:p>
          </draw:text-box>
        </draw:frame>
        <draw:frame draw:style-name="gr16" draw:text-style-name="P45" draw:layer="layout" svg:width="3.657cm" svg:height="0.973cm" svg:x="3.83cm" svg:y="3.499cm">
          <draw:text-box>
            <text:p><text:span text:style-name="T18">my_program</text:span></text:p>
          </draw:text-box>
        </draw:frame>
        <draw:frame draw:style-name="gr154" draw:text-style-name="P4" draw:layer="layout" svg:width="21.707cm" svg:height="1.228cm" svg:x="4.749cm" svg:y="1.206cm">
          <draw:text-box>
            <text:p><text:span text:style-name="T2">Docopt parser 2</text:span><text:span text:style-name="T19">nd</text:span><text:span text:style-name="T2"> pass – </text:span><text:span text:style-name="T2">short option with </text:span><text:span text:style-name="T2">argument</text:span></text:p>
          </draw:text-box>
        </draw:frame>
        <draw:frame draw:style-name="gr24" draw:text-style-name="P45" draw:layer="layout" svg:width="2.769cm" svg:height="1.112cm" svg:x="7.415cm" svg:y="3.429cm">
          <draw:text-box>
            <text:p><text:span text:style-name="T18">-A</text:span></text:p>
          </draw:text-box>
        </draw:frame>
        <draw:frame draw:style-name="gr155" draw:text-style-name="P46" draw:layer="layout" svg:width="2.003cm" svg:height="1.062cm" svg:x="8.767cm" svg:y="3.429cm">
          <draw:text-box>
            <text:p text:style-name="P14"><text:span text:style-name="T18">ARG</text:span></text:p>
          </draw:text-box>
        </draw:frame>
        <draw:custom-shape draw:style-name="gr156" draw:text-style-name="P40" xml:id="id108" draw:id="id108" draw:layer="layout" svg:width="2.993cm" svg:height="0.6cm" svg:x="1.788cm" svg:y="7.802cm">
          <draw:glue-point draw:id="4" svg:x="-3.421cm" svg:y="5cm"/>
          <text:p text:style-name="P40"><text:span text:style-name="T15">Usage_line</text:span></text:p>
          <draw:enhanced-geometry svg:viewBox="0 0 21600 21600" draw:type="rectangle" draw:enhanced-path="M 0 0 L 21600 0 21600 21600 0 21600 0 0 Z N"/>
        </draw:custom-shape>
        <draw:custom-shape draw:style-name="gr157" draw:text-style-name="P47" xml:id="id109" draw:id="id109" draw:layer="layout" svg:width="5.987cm" svg:height="0.6cm" svg:x="2.844cm" svg:y="8.913cm">
          <text:p text:style-name="P40"><text:span text:style-name="T15">Prog_name: </text:span><text:span text:style-name="T16">"my_program"</text:span></text:p>
          <draw:enhanced-geometry svg:viewBox="0 0 21600 21600" draw:type="rectangle" draw:enhanced-path="M 0 0 L 21600 0 21600 21600 0 21600 0 0 Z N"/>
        </draw:custom-shape>
        <draw:connector draw:style-name="gr31" draw:text-style-name="P48" draw:layer="layout" svg:x1="2.261cm" svg:y1="8.402cm" svg:x2="2.844cm" svg:y2="9.213cm" draw:start-shape="id108" draw:start-glue-point="4" draw:end-shape="id109" draw:end-glue-point="3" svg:d="M2261 8402v811h583" svg:viewBox="0 0 584 812">
          <text:p/>
        </draw:connector>
        <draw:connector draw:style-name="gr48" draw:text-style-name="P48" draw:layer="layout" svg:x1="2.261cm" svg:y1="8.402cm" svg:x2="2.835cm" svg:y2="10.359cm" draw:start-shape="id108" draw:start-glue-point="4" draw:end-shape="id110" draw:end-glue-point="3" svg:d="M2261 8402v1957h574" svg:viewBox="0 0 575 1958">
          <text:p/>
        </draw:connector>
        <draw:connector draw:style-name="gr31" draw:text-style-name="P8" draw:layer="layout" svg:x1="1.506cm" svg:y1="7.264cm" svg:x2="1.788cm" svg:y2="8.102cm" draw:start-shape="id111" draw:start-glue-point="2" draw:end-shape="id108" draw:end-glue-point="3" svg:d="M1506 7264v838h282" svg:viewBox="0 0 283 839">
          <text:p/>
        </draw:connector>
        <draw:custom-shape draw:style-name="gr158" draw:text-style-name="P40" xml:id="id110" draw:id="id110" draw:layer="layout" svg:width="3.43cm" svg:height="0.6cm" svg:x="2.835cm" svg:y="10.059cm">
          <draw:glue-point draw:id="4" svg:x="-3.075cm" svg:y="5.004cm"/>
          <text:p text:style-name="P40"><text:span text:style-name="T15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48" draw:layer="layout" svg:x1="3.496cm" svg:y1="10.659cm" svg:x2="4.044cm" svg:y2="11.488cm" draw:start-shape="id110" draw:start-glue-point="4" draw:end-shape="id112" draw:end-glue-point="3" svg:d="M3496 10659v829h548" svg:viewBox="0 0 549 830">
          <text:p/>
        </draw:connector>
        <draw:custom-shape draw:style-name="gr159" draw:text-style-name="P41" xml:id="id113" draw:id="id113" draw:layer="layout" svg:width="6.322cm" svg:height="0.6cm" svg:x="3.986cm" svg:y="12.439cm">
          <draw:glue-point draw:id="4" svg:x="-4.213cm" svg:y="5.005cm"/>
          <text:p text:style-name="P40"><text:span text:style-name="T15"><text:s/></text:span><text:span text:style-name="T15">Usage_argument: </text:span><text:span text:style-name="T16">"ARG"</text:span></text:p>
          <draw:enhanced-geometry svg:viewBox="0 0 21600 21600" draw:type="rectangle" draw:enhanced-path="M 0 0 L 21600 0 21600 21600 0 21600 0 0 Z N"/>
        </draw:custom-shape>
        <draw:custom-shape draw:style-name="gr160" draw:text-style-name="P41" xml:id="id112" draw:id="id112" draw:layer="layout" svg:width="6.198cm" svg:height="0.6cm" svg:x="4.044cm" svg:y="11.188cm">
          <draw:glue-point draw:id="4" svg:x="-4.213cm" svg:y="5.005cm"/>
          <text:p text:style-name="P40"><text:span text:style-name="T15"><text:s/></text:span><text:span text:style-name="T15">Usage_short_option: </text:span><text:span text:style-name="T16">"-A"</text:span></text:p>
          <draw:enhanced-geometry svg:viewBox="0 0 21600 21600" draw:type="rectangle" draw:enhanced-path="M 0 0 L 21600 0 21600 21600 0 21600 0 0 Z N"/>
        </draw:custom-shape>
        <draw:connector draw:style-name="gr32" draw:text-style-name="P48" draw:layer="layout" svg:x1="3.496cm" svg:y1="10.659cm" svg:x2="3.986cm" svg:y2="12.739cm" draw:start-shape="id110" draw:start-glue-point="4" draw:end-shape="id113" draw:end-glue-point="3" svg:d="M3496 10659v890h-11v1190h501" svg:viewBox="0 0 502 2081">
          <text:p/>
        </draw:connector>
        <draw:frame draw:style-name="gr1" draw:text-style-name="P44" draw:layer="layout" svg:width="3.445cm" svg:height="0.962cm" svg:x="1.329cm" svg:y="4.472cm">
          <draw:text-box>
            <text:p><text:span text:style-name="T17">Options:</text:span></text:p>
          </draw:text-box>
        </draw:frame>
        <draw:frame draw:style-name="gr52" draw:text-style-name="P25" xml:id="id111" draw:id="id111" draw:layer="layout" svg:width="1.164cm" svg:height="0.962cm" svg:x="0.924cm" svg:y="6.302cm">
          <draw:text-box draw:corner-radius="2.86cm">
            <text:p text:style-name="P2"><text:span text:style-name="T1">...</text:span></text:p>
          </draw:text-box>
        </draw:frame>
        <draw:custom-shape draw:style-name="gr128" draw:text-style-name="P49" xml:id="id114" draw:id="id114" draw:layer="layout" svg:width="1.887cm" svg:height="1.112cm" svg:x="8.783cm" svg:y="3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1" draw:layer="layout" draw:type="curve" draw:line-skew="0cm 0.951cm" svg:x1="10.394cm" svg:y1="4.279cm" svg:x2="10.308cm" svg:y2="12.739cm" draw:start-shape="id114" draw:start-glue-point="9" draw:end-shape="id113" draw:end-glue-point="1" svg:d="M10394 4279c0 6243 683 5201 1206 5756s886 2704-1292 2704" svg:viewBox="0 0 1692 8461">
          <text:p/>
        </draw:connector>
        <draw:frame draw:style-name="gr161" draw:text-style-name="P24" draw:layer="layout" svg:width="5.243cm" svg:height="1.71cm" svg:x="10.194cm" svg:y="6.04cm">
          <draw:text-box>
            <text:p><text:span text:style-name="T8">The </text:span><text:span text:style-name="T14">argument </text:span><text:span text:style-name="T8">is separated from the short option as </text:span><text:span text:style-name="T8">first pass</text:span></text:p>
          </draw:text-box>
        </draw:frame>
        <draw:custom-shape draw:style-name="gr162" draw:text-style-name="P19" xml:id="id115" draw:id="id115" draw:layer="layout" svg:width="2.993cm" svg:height="0.6cm" svg:x="18.356cm" svg:y="4.126cm">
          <draw:glue-point draw:id="4" svg:x="-3.421cm" svg:y="5cm"/>
          <text:p text:style-name="P19"><text:span text:style-name="T7">Option_line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8.829cm" svg:y1="4.726cm" svg:x2="19.354cm" svg:y2="5.389cm" draw:start-shape="id115" draw:start-glue-point="4" draw:end-shape="id116" draw:end-glue-point="3" svg:d="M18829 4726v663h525" svg:viewBox="0 0 526 664">
          <text:p/>
        </draw:connector>
        <draw:custom-shape draw:style-name="gr163" draw:text-style-name="P41" xml:id="id117" draw:id="id117" draw:layer="layout" svg:width="5.546cm" svg:height="0.6cm" svg:x="20.154cm" svg:y="6.034cm">
          <draw:glue-point draw:id="4" svg:x="-4.213cm" svg:y="5.005cm"/>
          <text:p text:style-name="P40"><text:span text:style-name="T15"><text:s/></text:span><text:span text:style-name="T15">Option_argument: </text:span><text:span text:style-name="T16">"ARG"</text:span></text:p>
          <draw:enhanced-geometry svg:viewBox="0 0 21600 21600" draw:type="rectangle" draw:enhanced-path="M 0 0 L 21600 0 21600 21600 0 21600 0 0 Z N"/>
        </draw:custom-shape>
        <draw:custom-shape draw:style-name="gr164" draw:text-style-name="P41" xml:id="id116" draw:id="id116" draw:layer="layout" svg:width="3.967cm" svg:height="0.6cm" svg:x="19.354cm" svg:y="5.089cm">
          <draw:glue-point draw:id="4" svg:x="-4.213cm" svg:y="5.005cm"/>
          <text:p text:style-name="P40"><text:span text:style-name="T15">Option_short: </text:span><text:span text:style-name="T16">"-A"</text:span></text:p>
          <draw:enhanced-geometry svg:viewBox="0 0 21600 21600" draw:type="rectangle" draw:enhanced-path="M 0 0 L 21600 0 21600 21600 0 21600 0 0 Z N"/>
        </draw:custom-shape>
        <draw:connector draw:style-name="gr48" draw:text-style-name="P39" draw:layer="layout" svg:x1="19.666cm" svg:y1="5.689cm" svg:x2="20.154cm" svg:y2="6.334cm" draw:start-shape="id116" draw:start-glue-point="4" draw:end-shape="id117" draw:end-glue-point="3" svg:d="M19666 5689v645h488" svg:viewBox="0 0 489 646">
          <text:p/>
        </draw:connector>
        <draw:frame draw:style-name="gr24" draw:text-style-name="P45" draw:layer="layout" svg:width="2.769cm" svg:height="1.112cm" svg:x="2.261cm" svg:y="5.208cm">
          <draw:text-box>
            <text:p><text:span text:style-name="T18">-A</text:span></text:p>
          </draw:text-box>
        </draw:frame>
        <draw:frame draw:style-name="gr165" draw:text-style-name="P46" draw:layer="layout" svg:width="2.003cm" svg:height="1.062cm" svg:x="3.213cm" svg:y="5.233cm">
          <draw:text-box>
            <text:p text:style-name="P14"><text:span text:style-name="T18">ARG</text:span></text:p>
          </draw:text-box>
        </draw:frame>
        <draw:custom-shape draw:style-name="gr166" draw:text-style-name="P38" xml:id="id118" draw:id="id118" draw:layer="layout" svg:width="2.409cm" svg:height="0.6cm" svg:x="14.799cm" svg:y="15.527cm">
          <draw:glue-point draw:id="4" svg:x="-3.075cm" svg:y="5.004cm"/>
          <text:p text:style-name="P37"><text:span text:style-name="T15">Usage_old</text:span></text:p>
          <draw:enhanced-geometry svg:viewBox="0 0 21600 21600" draw:type="rectangle" draw:enhanced-path="M 0 0 L 21600 0 21600 21600 0 21600 0 0 Z N"/>
        </draw:custom-shape>
        <draw:connector draw:style-name="gr31" draw:text-style-name="P39" draw:layer="layout" svg:x1="15.263cm" svg:y1="16.127cm" svg:x2="15.975cm" svg:y2="16.627cm" draw:start-shape="id118" draw:start-glue-point="4" draw:end-shape="id119" draw:end-glue-point="3" svg:d="M15263 16127v500h712" svg:viewBox="0 0 713 501">
          <text:p/>
        </draw:connector>
        <draw:custom-shape draw:style-name="gr167" draw:text-style-name="P41" xml:id="id120" draw:id="id120" draw:layer="layout" svg:width="5.403cm" svg:height="0.6cm" svg:x="15.975cm" svg:y="17.207cm">
          <draw:glue-point draw:id="4" svg:x="-4.213cm" svg:y="5.005cm"/>
          <text:p text:style-name="P40"><text:span text:style-name="T15"><text:s/></text:span><text:span text:style-name="T15">Usage_argument: </text:span><text:span text:style-name="T16">"ARG"</text:span></text:p>
          <draw:enhanced-geometry svg:viewBox="0 0 21600 21600" draw:type="rectangle" draw:enhanced-path="M 0 0 L 21600 0 21600 21600 0 21600 0 0 Z N"/>
        </draw:custom-shape>
        <draw:custom-shape draw:style-name="gr168" draw:text-style-name="P41" xml:id="id119" draw:id="id119" draw:layer="layout" svg:width="5.256cm" svg:height="0.6cm" svg:x="15.975cm" svg:y="16.327cm">
          <draw:glue-point draw:id="4" svg:x="-4.213cm" svg:y="5.005cm"/>
          <text:p text:style-name="P40"><text:span text:style-name="T15"><text:s/></text:span><text:span text:style-name="T15">Usage_short_option: </text:span><text:span text:style-name="T16">"-A"</text:span></text:p>
          <draw:enhanced-geometry svg:viewBox="0 0 21600 21600" draw:type="rectangle" draw:enhanced-path="M 0 0 L 21600 0 21600 21600 0 21600 0 0 Z N"/>
        </draw:custom-shape>
        <draw:connector draw:style-name="gr48" draw:text-style-name="P39" draw:layer="layout" svg:x1="15.263cm" svg:y1="16.127cm" svg:x2="15.975cm" svg:y2="17.507cm" draw:start-shape="id118" draw:start-glue-point="4" draw:end-shape="id120" draw:end-glue-point="3" svg:d="M15263 16127v1380h712" svg:viewBox="0 0 713 1381">
          <text:p/>
        </draw:connector>
        <draw:custom-shape draw:style-name="gr169" draw:text-style-name="P37" xml:id="id124" draw:id="id124" draw:layer="layout" svg:width="5.039cm" svg:height="0.6cm" svg:x="14.699cm" svg:y="10.776cm">
          <draw:glue-point draw:id="4" svg:x="-3.421cm" svg:y="5cm"/>
          <text:p text:style-name="P37"><text:span text:style-name="T15">Option_alternative_group</text:span></text:p>
          <draw:enhanced-geometry svg:viewBox="0 0 21600 21600" draw:type="rectangle" draw:enhanced-path="M 0 0 L 21600 0 21600 21600 0 21600 0 0 Z N"/>
        </draw:custom-shape>
        <draw:connector draw:style-name="gr31" draw:text-style-name="P39" draw:layer="layout" svg:x1="15.34cm" svg:y1="11.376cm" svg:x2="15.697cm" svg:y2="11.846cm" draw:end-shape="id121" draw:end-glue-point="3" svg:d="M15340 11376h-145v470h502" svg:viewBox="0 0 503 471">
          <text:p/>
        </draw:connector>
        <draw:custom-shape draw:style-name="gr170" draw:text-style-name="P41" xml:id="id122" draw:id="id122" draw:layer="layout" svg:width="5.293cm" svg:height="0.6cm" svg:x="16.497cm" svg:y="12.42cm">
          <draw:glue-point draw:id="4" svg:x="-4.213cm" svg:y="5.005cm"/>
          <text:p text:style-name="P40"><text:span text:style-name="T15"><text:s/></text:span><text:span text:style-name="T15">Option_argument: </text:span><text:span text:style-name="T16">"ARG"</text:span></text:p>
          <draw:enhanced-geometry svg:viewBox="0 0 21600 21600" draw:type="rectangle" draw:enhanced-path="M 0 0 L 21600 0 21600 21600 0 21600 0 0 Z N"/>
        </draw:custom-shape>
        <draw:custom-shape draw:style-name="gr171" draw:text-style-name="P41" xml:id="id121" draw:id="id121" draw:layer="layout" svg:width="3.953cm" svg:height="0.6cm" svg:x="15.697cm" svg:y="11.546cm">
          <draw:glue-point draw:id="4" svg:x="-4.213cm" svg:y="5.005cm"/>
          <text:p text:style-name="P40"><text:span text:style-name="T15">Option_short: </text:span><text:span text:style-name="T16">"-A"</text:span></text:p>
          <draw:enhanced-geometry svg:viewBox="0 0 21600 21600" draw:type="rectangle" draw:enhanced-path="M 0 0 L 21600 0 21600 21600 0 21600 0 0 Z N"/>
        </draw:custom-shape>
        <draw:connector draw:style-name="gr48" draw:text-style-name="P39" draw:layer="layout" svg:x1="16.008cm" svg:y1="12.146cm" svg:x2="16.497cm" svg:y2="12.72cm" draw:start-shape="id121" draw:start-glue-point="4" draw:end-shape="id122" draw:end-glue-point="3" svg:d="M16008 12146v574h489" svg:viewBox="0 0 490 575">
          <text:p/>
        </draw:connector>
        <draw:custom-shape draw:style-name="gr172" draw:text-style-name="P38" xml:id="id123" draw:id="id123" draw:layer="layout" svg:width="3.82cm" svg:height="0.6cm" svg:x="13.472cm" svg:y="9.845cm">
          <draw:glue-point draw:id="4" svg:x="-3.075cm" svg:y="5.004cm"/>
          <text:p text:style-name="P37"><text:span text:style-name="T20">Usage_r</text:span><text:span text:style-name="T15">eplaced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4.208cm" svg:y1="10.445cm" svg:x2="14.699cm" svg:y2="11.076cm" draw:start-shape="id123" draw:start-glue-point="4" draw:end-shape="id124" draw:end-glue-point="3" svg:d="M14208 10445v631h491" svg:viewBox="0 0 492 632">
          <text:p/>
        </draw:connector>
        <draw:connector draw:style-name="gr31" draw:text-style-name="P8" draw:layer="layout" svg:x1="14.208cm" svg:y1="10.445cm" svg:x2="14.799cm" svg:y2="15.827cm" draw:start-shape="id123" draw:start-glue-point="4" draw:end-shape="id118" draw:end-glue-point="3" svg:d="M14208 10445v5382h591" svg:viewBox="0 0 592 5383">
          <text:p/>
        </draw:connector>
        <draw:custom-shape draw:style-name="gr141" draw:text-style-name="P26" draw:layer="layout" svg:width="3.528cm" svg:height="1.558cm" svg:x="8.958cm" svg:y="14.002cm">
          <text:p text:style-name="P26"><text:span text:style-name="T1">transfor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3" draw:text-style-name="P19" xml:id="id125" draw:id="id125" draw:layer="layout" svg:width="3.43cm" svg:height="0.6cm" svg:x="12.331cm" svg:y="8.712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12.992cm" svg:y1="9.312cm" svg:x2="13.472cm" svg:y2="10.145cm" draw:start-shape="id125" draw:start-glue-point="4" draw:end-shape="id123" draw:end-glue-point="3" svg:d="M12992 9312v833h480" svg:viewBox="0 0 481 834">
          <text:p/>
        </draw:connector>
        <draw:custom-shape draw:style-name="gr174" draw:text-style-name="P22" xml:id="id128" draw:id="id128" draw:layer="layout" svg:width="7.901cm" svg:height="2.619cm" svg:x="3.085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22" xml:id="id126" draw:id="id126" draw:layer="layout" svg:width="8.764cm" svg:height="4.339cm" svg:x="18.289cm" svg:y="4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5" draw:text-style-name="P11" draw:layer="layout" draw:type="curve" svg:x1="22.671cm" svg:y1="8.996cm" svg:x2="23.295cm" svg:y2="13.223cm" draw:start-shape="id126" draw:start-glue-point="8" draw:end-shape="id127" draw:end-glue-point="6" svg:d="M22671 8996c0 1810 563 1507 907 2112s468 2115-283 2115" svg:viewBox="0 0 1179 4228">
          <text:p/>
        </draw:connector>
        <draw:custom-shape draw:style-name="gr146" draw:text-style-name="P22" xml:id="id129" draw:id="id129" draw:layer="layout" svg:width="0.655cm" svg:height="1.692cm" svg:x="14.495cm" svg:y="16.2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45" draw:text-style-name="P11" draw:layer="layout" draw:type="curve" svg:x1="7.036cm" svg:y1="13.441cm" svg:x2="14.495cm" svg:y2="17.049cm" draw:start-shape="id128" draw:start-glue-point="8" draw:end-shape="id129" draw:end-glue-point="5" svg:d="M7036 13441c0 2406 2486 3608 7459 3608" svg:viewBox="0 0 7460 3609">
          <text:p/>
        </draw:connector>
        <draw:frame draw:style-name="gr176" draw:text-style-name="P50" draw:layer="layout" svg:width="3.999cm" svg:height="2.836cm" svg:x="24.1cm" svg:y="9.626cm">
          <draw:text-box>
            <text:p><text:span text:style-name="T21">Option_line Children nodes are </text:span><text:span text:style-name="T22">copied </text:span><text:span text:style-name="T21">without </text:span><text:span text:style-name="T21">Option_description</text:span><text:span text:style-name="T21"><text:line-break/></text:span><text:span text:style-name="T21"/></text:p>
          </draw:text-box>
        </draw:frame>
        <draw:frame draw:style-name="gr37" draw:text-style-name="P24" draw:layer="layout" svg:width="4.42cm" svg:height="1.199cm" svg:x="7.224cm" svg:y="16.663cm">
          <draw:text-box>
            <text:p><text:span text:style-name="T8">Usage node </text:span><text:span text:style-name="T14">moved</text:span></text:p>
          </draw:text-box>
        </draw:frame>
        <draw:custom-shape draw:style-name="gr177" draw:text-style-name="P42" xml:id="id130" draw:id="id130" draw:layer="layout" svg:width="6.322cm" svg:height="0.6cm" svg:x="4.001cm" svg:y="18.562cm">
          <draw:glue-point draw:id="4" svg:x="-4.213cm" svg:y="5.005cm"/>
          <text:p text:style-name="P32"><text:span text:style-name="T7"><text:s/></text:span><text:span text:style-name="T7">Other usage node ...</text:span></text:p>
          <draw:enhanced-geometry svg:viewBox="0 0 21600 21600" draw:type="rectangle" draw:enhanced-path="M 0 0 L 21600 0 21600 21600 0 21600 0 0 Z N"/>
        </draw:custom-shape>
        <draw:connector draw:style-name="gr32" draw:text-style-name="P8" draw:layer="layout" svg:x1="3.496cm" svg:y1="10.659cm" svg:x2="4.001cm" svg:y2="18.862cm" draw:start-shape="id110" draw:start-glue-point="4" draw:end-shape="id130" draw:end-glue-point="3" svg:d="M3496 10659v8203h505" svg:viewBox="0 0 506 8204">
          <text:p/>
        </draw:connector>
        <draw:custom-shape draw:style-name="gr178" draw:text-style-name="P42" xml:id="id131" draw:id="id131" draw:layer="layout" svg:width="6.322cm" svg:height="0.6cm" svg:x="13.5cm" svg:y="18.664cm">
          <draw:glue-point draw:id="4" svg:x="-4.213cm" svg:y="5.005cm"/>
          <text:p text:style-name="P32"><text:span text:style-name="T7"><text:s/></text:span><text:span text:style-name="T7">Other usage node ...</text:span></text:p>
          <draw:enhanced-geometry svg:viewBox="0 0 21600 21600" draw:type="rectangle" draw:enhanced-path="M 0 0 L 21600 0 21600 21600 0 21600 0 0 Z N"/>
        </draw:custom-shape>
        <draw:connector draw:style-name="gr32" draw:text-style-name="P8" draw:layer="layout" svg:x1="12.992cm" svg:y1="9.312cm" svg:x2="13.5cm" svg:y2="18.964cm" draw:start-shape="id125" draw:start-glue-point="4" draw:end-shape="id131" draw:end-glue-point="3" svg:d="M12992 9312v9652h508" svg:viewBox="0 0 509 9653">
          <text:p/>
        </draw:connector>
        <draw:frame draw:style-name="gr179" draw:text-style-name="P24" xml:id="id132" draw:id="id132" draw:layer="layout" svg:width="4.264cm" svg:height="0.725cm" svg:x="24.523cm" svg:y="14.783cm">
          <draw:text-box>
            <text:p><text:span text:style-name="T8">New nodes created</text:span></text:p>
          </draw:text-box>
        </draw:frame>
        <draw:connector draw:style-name="gr150" draw:text-style-name="P11" draw:layer="layout" draw:type="curve" draw:line-skew="0.761cm" svg:x1="24.523cm" svg:y1="15.145cm" svg:x2="17.292cm" svg:y2="10.145cm" draw:start-shape="id132" draw:start-glue-point="3" draw:end-shape="id123" draw:end-glue-point="1" svg:d="M24523 15145c-4281 0-666-5000-7231-5000" svg:viewBox="0 0 7232 5001">
          <text:p/>
        </draw:connector>
        <draw:connector draw:style-name="gr150" draw:text-style-name="P11" draw:layer="layout" draw:type="curve" svg:x1="24.523cm" svg:y1="15.145cm" svg:x2="17.208cm" svg:y2="15.827cm" draw:start-shape="id132" draw:start-glue-point="3" draw:end-shape="id118" draw:end-glue-point="1" svg:d="M24523 15145c-5485 0-1828 682-7315 682" svg:viewBox="0 0 7316 683">
          <text:p/>
        </draw:connector>
        <draw:frame draw:style-name="gr180" draw:text-style-name="P51" draw:layer="layout" svg:width="13.341cm" svg:height="1.469cm" svg:x="11.371cm" svg:y="2.301cm">
          <draw:text-box>
            <text:p text:style-name="P14"><text:span text:style-name="T23">Option_line with short </text:span><text:span text:style-name="T24">and</text:span><text:span text:style-name="T23"> </text:span><text:span text:style-name="T25">long alternative</text:span><text:span text:style-name="T25"><text:line-break/></text:span><text:span text:style-name="T26">Option_ast_replace()</text:span></text:p>
          </draw:text-box>
        </draw:frame>
        <draw:frame draw:style-name="gr24" draw:text-style-name="P45" draw:layer="layout" svg:width="2.769cm" svg:height="1.112cm" svg:x="5.47cm" svg:y="5.208cm">
          <draw:text-box>
            <text:p><text:span text:style-name="T18">--along</text:span></text:p>
          </draw:text-box>
        </draw:frame>
        <draw:frame draw:style-name="gr181" draw:text-style-name="P46" draw:layer="layout" svg:width="2.003cm" svg:height="1.062cm" svg:x="7.991cm" svg:y="5.233cm">
          <draw:text-box>
            <text:p text:style-name="P14"><text:span text:style-name="T18">ARG</text:span></text:p>
          </draw:text-box>
        </draw:frame>
        <draw:frame draw:style-name="gr182" draw:text-style-name="P52" draw:layer="layout" svg:width="0.962cm" svg:height="1.196cm" svg:x="4.53cm" svg:y="5.166cm">
          <draw:text-box>
            <text:p><text:span text:style-name="T27">,</text:span></text:p>
          </draw:text-box>
        </draw:frame>
        <draw:custom-shape draw:style-name="gr183" draw:text-style-name="P41" xml:id="id134" draw:id="id134" draw:layer="layout" svg:width="5.546cm" svg:height="0.6cm" svg:x="20.154cm" svg:y="7.986cm">
          <draw:glue-point draw:id="4" svg:x="-4.213cm" svg:y="5.005cm"/>
          <text:p text:style-name="P40"><text:span text:style-name="T15"><text:s/></text:span><text:span text:style-name="T15">Option_argument: </text:span><text:span text:style-name="T16">"ARG"</text:span></text:p>
          <draw:enhanced-geometry svg:viewBox="0 0 21600 21600" draw:type="rectangle" draw:enhanced-path="M 0 0 L 21600 0 21600 21600 0 21600 0 0 Z N"/>
        </draw:custom-shape>
        <draw:custom-shape draw:style-name="gr184" draw:text-style-name="P41" xml:id="id133" draw:id="id133" draw:layer="layout" svg:width="5.059cm" svg:height="0.6cm" svg:x="19.354cm" svg:y="7.041cm">
          <draw:glue-point draw:id="4" svg:x="-4.213cm" svg:y="5.005cm"/>
          <text:p text:style-name="P40"><text:span text:style-name="T15">Option_long: </text:span><text:span text:style-name="T16">"--along"</text:span></text:p>
          <draw:enhanced-geometry svg:viewBox="0 0 21600 21600" draw:type="rectangle" draw:enhanced-path="M 0 0 L 21600 0 21600 21600 0 21600 0 0 Z N"/>
        </draw:custom-shape>
        <draw:connector draw:style-name="gr48" draw:text-style-name="P39" draw:layer="layout" svg:x1="19.752cm" svg:y1="7.641cm" svg:x2="20.154cm" svg:y2="8.286cm" draw:start-shape="id133" draw:start-glue-point="4" draw:end-shape="id134" draw:end-glue-point="3" svg:d="M19752 7641v645h402" svg:viewBox="0 0 403 646">
          <text:p/>
        </draw:connector>
        <draw:connector draw:style-name="gr31" draw:text-style-name="P8" draw:layer="layout" svg:x1="18.829cm" svg:y1="4.726cm" svg:x2="19.354cm" svg:y2="7.341cm" draw:start-shape="id115" draw:start-glue-point="4" draw:end-shape="id133" draw:end-glue-point="3" svg:d="M18829 4726v2615h525" svg:viewBox="0 0 526 2616">
          <text:p/>
        </draw:connector>
        <draw:custom-shape draw:style-name="gr185" draw:text-style-name="P41" xml:id="id136" draw:id="id136" draw:layer="layout" svg:width="5.546cm" svg:height="0.6cm" svg:x="16.814cm" svg:y="14.341cm">
          <draw:glue-point draw:id="4" svg:x="-4.213cm" svg:y="5.005cm"/>
          <text:p text:style-name="P40"><text:span text:style-name="T15"><text:s/></text:span><text:span text:style-name="T15">Option_argument: </text:span><text:span text:style-name="T16">"ARG"</text:span></text:p>
          <draw:enhanced-geometry svg:viewBox="0 0 21600 21600" draw:type="rectangle" draw:enhanced-path="M 0 0 L 21600 0 21600 21600 0 21600 0 0 Z N"/>
        </draw:custom-shape>
        <draw:custom-shape draw:style-name="gr186" draw:text-style-name="P41" xml:id="id135" draw:id="id135" draw:layer="layout" svg:width="5.059cm" svg:height="0.6cm" svg:x="15.697cm" svg:y="13.396cm">
          <draw:glue-point draw:id="4" svg:x="-4.213cm" svg:y="5.005cm"/>
          <text:p text:style-name="P40"><text:span text:style-name="T15">Option_long: </text:span><text:span text:style-name="T16">"--along"</text:span></text:p>
          <draw:enhanced-geometry svg:viewBox="0 0 21600 21600" draw:type="rectangle" draw:enhanced-path="M 0 0 L 21600 0 21600 21600 0 21600 0 0 Z N"/>
        </draw:custom-shape>
        <draw:connector draw:style-name="gr48" draw:text-style-name="P39" draw:layer="layout" svg:x1="16.095cm" svg:y1="13.996cm" svg:x2="16.814cm" svg:y2="14.641cm" draw:start-shape="id135" draw:start-glue-point="4" draw:end-shape="id136" draw:end-glue-point="3" svg:d="M16095 13996v645h719" svg:viewBox="0 0 720 646">
          <text:p/>
        </draw:connector>
        <draw:connector draw:style-name="gr31" draw:text-style-name="P8" draw:layer="layout" svg:x1="15.24cm" svg:y1="11.376cm" svg:x2="15.697cm" svg:y2="13.696cm" draw:end-shape="id135" draw:end-glue-point="3" svg:d="M15240 11376h-45v2320h502" svg:viewBox="0 0 503 2321">
          <text:p/>
        </draw:connector>
        <draw:frame draw:style-name="gr182" draw:text-style-name="P52" draw:layer="layout" svg:width="0.962cm" svg:height="1.196cm" svg:x="7.438cm" svg:y="5.299cm">
          <draw:text-box>
            <text:p><text:span text:style-name="T27">=</text:span></text:p>
          </draw:text-box>
        </draw:frame>
        <draw:custom-shape draw:style-name="gr187" draw:text-style-name="P22" xml:id="id127" draw:id="id127" draw:layer="layout" svg:width="0.767cm" svg:height="3.625cm" svg:x="22.528cm" svg:y="11.4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88" draw:text-style-name="P11" draw:layer="layout" draw:type="curve" svg:x1="8.805cm" svg:y1="5.281cm" svg:x2="18.356cm" svg:y2="4.426cm" draw:start-shape="id137" draw:start-glue-point="11" draw:end-shape="id115" draw:end-glue-point="3" svg:d="M8805 5281c0-570 3183-855 9551-855" svg:viewBox="0 0 9552 856">
          <text:p/>
        </draw:connector>
        <draw:custom-shape draw:style-name="gr189" draw:text-style-name="P22" xml:id="id137" draw:id="id137" draw:layer="layout" svg:width="8.125cm" svg:height="1.183cm" svg:x="1.869cm" svg:y="5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frame draw:style-name="gr190" draw:text-style-name="P4" draw:layer="layout" svg:width="12.872cm" svg:height="1.195cm" svg:x="8.878cm" svg:y="1.595cm">
          <draw:text-box>
            <text:p><text:span text:style-name="T2">Docopt validator – match_engine</text:span></text:p>
          </draw:text-box>
        </draw:frame>
        <draw:custom-shape draw:style-name="gr6" draw:text-style-name="P5" xml:id="id140" draw:id="id140" draw:layer="layout" svg:width="4.785cm" svg:height="1.868cm" svg:x="15.447cm" svg:y="6.887cm">
          <text:p text:style-name="P5"><text:span text:style-name="T3">Command line</text:span><text:span text:style-name="T3"><text:line-break/></text:span><text:span text:style-name="T3"> input (argv[])</text:span></text:p>
          <draw:enhanced-geometry svg:viewBox="0 0 21600 21600" draw:type="rectangle" draw:enhanced-path="M 0 0 L 21600 0 21600 21600 0 21600 0 0 Z N"/>
        </draw:custom-shape>
        <draw:custom-shape draw:style-name="gr191" draw:text-style-name="P6" xml:id="id139" draw:id="id139" draw:layer="layout" svg:width="6.187cm" svg:height="1.362cm" svg:x="11.517cm" svg:y="10.055cm">
          <text:p text:style-name="P6"><text:span text:style-name="T3">Docopt valid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5" xml:id="id141" draw:id="id141" draw:layer="layout" svg:width="3.19cm" svg:height="1.985cm" svg:x="13.078cm" svg:y="13.431cm">
          <text:p text:style-name="P5"><text:span text:style-name="T3">Parsed</text:span><text:span text:style-name="T3"><text:line-break/></text:span><text:span text:style-name="T3">dict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953cm" svg:height="3.502cm" svg:x="2.963cm" svg:y="5.42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1" draw:text-style-name="P9" draw:layer="layout" svg:width="2.957cm" svg:height="1.051cm" svg:x="3.275cm" svg:y="6.199cm">
          <text:p text:style-name="P5"><text:span text:style-name="T3">Lexer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957cm" svg:height="1.205cm" svg:x="3.275cm" svg:y="7.25cm">
          <text:p text:style-name="P5"><text:span text:style-name="T3">pars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42" draw:id="id142" draw:layer="layout" svg:width="3.23cm" svg:height="1.829cm" svg:x="20.003cm" svg:y="9.923cm">
          <text:p text:style-name="P5"><text:span text:style-name="T3">error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draw:type="line" svg:x1="11.366cm" svg:y1="8.772cm" svg:x2="14.611cm" svg:y2="10.055cm" draw:start-shape="id138" draw:start-glue-point="7" draw:end-shape="id139" draw:end-glue-point="4" svg:d="M11366 8772l3245 1283" svg:viewBox="0 0 3246 1284">
          <text:p/>
        </draw:connector>
        <draw:connector draw:style-name="gr14" draw:text-style-name="P11" draw:layer="layout" draw:type="line" svg:x1="17.839cm" svg:y1="8.755cm" svg:x2="14.611cm" svg:y2="10.055cm" draw:start-shape="id140" draw:start-glue-point="2" draw:end-shape="id139" draw:end-glue-point="4" svg:d="M17839 8755l-3228 1300" svg:viewBox="0 0 3229 1301">
          <text:p/>
        </draw:connector>
        <draw:connector draw:style-name="gr14" draw:text-style-name="P11" draw:layer="layout" draw:type="line" svg:x1="14.611cm" svg:y1="11.417cm" svg:x2="14.673cm" svg:y2="13.431cm" draw:start-shape="id139" draw:start-glue-point="6" draw:end-shape="id141" draw:end-glue-point="0" svg:d="M14611 11417l62 2014" svg:viewBox="0 0 63 2015">
          <text:p/>
        </draw:connector>
        <draw:connector draw:style-name="gr14" draw:text-style-name="P11" draw:layer="layout" draw:type="line" svg:x1="17.704cm" svg:y1="10.736cm" svg:x2="20.003cm" svg:y2="10.837cm" draw:start-shape="id139" draw:end-shape="id142" draw:end-glue-point="3" svg:d="M17704 10736l2299 101" svg:viewBox="0 0 2300 102">
          <text:p/>
        </draw:connector>
        <draw:frame draw:style-name="gr15" draw:text-style-name="P12" draw:layer="layout" svg:width="4.008cm" svg:height="1.05cm" svg:x="2.963cm" svg:y="8.922cm">
          <draw:text-box>
            <text:p><text:span text:style-name="T3">Docopt lib</text:span></text:p>
          </draw:text-box>
        </draw:frame>
        <draw:frame draw:style-name="gr1" draw:text-style-name="P12" draw:layer="layout" svg:width="7.588cm" svg:height="0.962cm" svg:x="21.05cm" svg:y="18.871cm">
          <draw:text-box>
            <text:p><text:span text:style-name="T3">Sylvain Viart 2022-05-04</text:span></text:p>
          </draw:text-box>
        </draw:frame>
        <draw:frame draw:style-name="gr1" draw:text-style-name="P1" draw:layer="layout" svg:width="10.69cm" svg:height="0.962cm" svg:x="10.266cm" svg:y="3.043cm">
          <draw:text-box>
            <text:p><text:span text:style-name="T1">Match an argv[] with a given AST</text:span></text:p>
          </draw:text-box>
        </draw:frame>
        <draw:custom-shape draw:style-name="gr152" draw:text-style-name="P5" xml:id="id138" draw:id="id138" draw:layer="layout" svg:width="4.314cm" svg:height="3.183cm" svg:x="9.607cm" svg:y="5.589cm">
          <text:p text:style-name="P5"><text:span text:style-name="T3">AST with</text:span><text:span text:style-name="T3"><text:line-break/></text:span><text:span text:style-name="T3">Option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12" draw:style-name="dp1" draw:master-page-name="Default">
        <draw:frame draw:style-name="gr1" draw:text-style-name="P12" draw:layer="layout" svg:width="7.588cm" svg:height="0.962cm" svg:x="21.05cm" svg:y="18.871cm">
          <draw:text-box>
            <text:p><text:span text:style-name="T3">Sylvain Viart 2022-05-05</text:span></text:p>
          </draw:text-box>
        </draw:frame>
        <draw:frame draw:style-name="gr192" draw:text-style-name="P4" draw:layer="layout" svg:width="19.425cm" svg:height="1.195cm" svg:x="5.892cm" svg:y="1.206cm">
          <draw:text-box>
            <text:p><text:span text:style-name="T2">Docopt parser </text:span><text:span text:style-name="T2">matching AST – </text:span><text:span text:style-name="T2">Options SHORT -</text:span><text:span text:style-name="T2">A</text:span></text:p>
          </draw:text-box>
        </draw:frame>
        <draw:connector draw:style-name="gr193" draw:text-style-name="P53" draw:layer="layout" draw:type="curve" svg:x1="6.441cm" svg:y1="3.694cm" svg:x2="17.554cm" svg:y2="3.235cm" draw:start-shape="id143" draw:start-glue-point="10" draw:end-shape="id144" draw:end-glue-point="3" svg:d="M6441 3694c8337 0 2781-459 11113-459" svg:viewBox="0 0 11114 460">
          <text:p/>
        </draw:connector>
        <draw:frame draw:style-name="gr1" draw:text-style-name="P54" draw:layer="layout" svg:width="1.218cm" svg:height="0.962cm" svg:x="4.7cm" svg:y="12.517cm">
          <draw:text-box>
            <text:p>-A </text:p>
          </draw:text-box>
        </draw:frame>
        <draw:frame draw:style-name="gr194" draw:text-style-name="P55" draw:layer="layout" svg:width="2.725cm" svg:height="0.962cm" svg:x="6.764cm" svg:y="12.439cm">
          <draw:text-box>
            <text:p text:style-name="P14">my_arg</text:p>
          </draw:text-box>
        </draw:frame>
        <draw:frame draw:style-name="gr35" draw:text-style-name="P56" draw:layer="layout" svg:width="1.825cm" svg:height="0.806cm" svg:x="2.452cm" svg:y="11.697cm">
          <draw:text-box>
            <text:p><text:span text:style-name="T28">a</text:span><text:span text:style-name="T28">r</text:span><text:span text:style-name="T28">g</text:span><text:span text:style-name="T28">v</text:span><text:span text:style-name="T28">[</text:span><text:span text:style-name="T28">]</text:span></text:p>
          </draw:text-box>
        </draw:frame>
        <draw:frame draw:style-name="gr195" draw:text-style-name="P58" draw:layer="layout" svg:width="10.531cm" svg:height="1.297cm" svg:x="7.412cm" svg:y="7.688cm">
          <draw:text-box>
            <text:p text:style-name="P57"><text:span text:style-name="T1">From </text:span><text:span text:style-name="T29">Options</text:span><text:span text:style-name="T1"> definition, this short option </text:span><text:span text:style-name="T5">has</text:span><text:span text:style-name="T1"> a mandatory </text:span><text:span text:style-name="T1">argument ARG</text:span></text:p>
          </draw:text-box>
        </draw:frame>
        <draw:frame draw:style-name="gr196" draw:text-style-name="P58" draw:layer="layout" svg:width="13.135cm" svg:height="1.854cm" svg:x="3.64cm" svg:y="9.447cm">
          <draw:text-box>
            <text:p text:style-name="P57"><text:span text:style-name="T1">F</text:span><text:span text:style-name="T1">r</text:span><text:span text:style-name="T1">o</text:span><text:span text:style-name="T1">m</text:span><text:span text:style-name="T1"> </text:span><text:span text:style-name="T30">U</text:span><text:span text:style-name="T30">s</text:span><text:span text:style-name="T30">a</text:span><text:span text:style-name="T30">g</text:span><text:span text:style-name="T30">e</text:span><text:span text:style-name="T1"> </text:span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i</text:span><text:span text:style-name="T1">o</text:span><text:span text:style-name="T1">n</text:span><text:span text:style-name="T1">, </text:span><text:span text:style-name="T1">t</text:span><text:span text:style-name="T1">h</text:span><text:span text:style-name="T1">i</text:span><text:span text:style-name="T1">s</text:span><text:span text:style-name="T1"> </text:span><text:span text:style-name="T1">s</text:span><text:span text:style-name="T1">h</text:span><text:span text:style-name="T1">o</text:span><text:span text:style-name="T1">r</text:span><text:span text:style-name="T1">t </text:span><text:span text:style-name="T1">o</text:span><text:span text:style-name="T1">p</text:span><text:span text:style-name="T1">t</text:span><text:span text:style-name="T1">i</text:span><text:span text:style-name="T1">o</text:span><text:span text:style-name="T1">n</text:span><text:span text:style-name="T1"> </text:span><text:span text:style-name="T1">i</text:span><text:span text:style-name="T1">s</text:span><text:span text:style-name="T1"> </text:span><text:span text:style-name="T5">f</text:span><text:span text:style-name="T5">o</text:span><text:span text:style-name="T5">l</text:span><text:span text:style-name="T5">l</text:span><text:span text:style-name="T5">o</text:span><text:span text:style-name="T5">w</text:span><text:span text:style-name="T5">e</text:span><text:span text:style-name="T5">d</text:span><text:span text:style-name="T1"> </text:span><text:span text:style-name="T1">b</text:span><text:span text:style-name="T1">y</text:span><text:span text:style-name="T1"> </text:span><text:span text:style-name="T1">a</text:span><text:span text:style-name="T1"> </text:span><text:span text:style-name="T1">m</text:span><text:span text:style-name="T1">a</text:span><text:span text:style-name="T1">n</text:span><text:span text:style-name="T1">d</text:span><text:span text:style-name="T1">a</text:span><text:span text:style-name="T1">t</text:span><text:span text:style-name="T1">o</text:span><text:span text:style-name="T1">r</text:span><text:span text:style-name="T1">y</text:span><text:span text:style-name="T1"> </text:span><text:span text:style-name="T1">a</text:span><text:span text:style-name="T1">r</text:span><text:span text:style-name="T1">g</text:span><text:span text:style-name="T1">u</text:span><text:span text:style-name="T1">m</text:span><text:span text:style-name="T1">e</text:span><text:span text:style-name="T1">n</text:span><text:span text:style-name="T1">t </text:span><text:span text:style-name="T1">A</text:span><text:span text:style-name="T1">R</text:span><text:span text:style-name="T1">G</text:span><text:span text:style-name="T1">. </text:span><text:span text:style-name="T1">D</text:span><text:span text:style-name="T1">u</text:span><text:span text:style-name="T1">r</text:span><text:span text:style-name="T1">i</text:span><text:span text:style-name="T1">n</text:span><text:span text:style-name="T1">g</text:span><text:span text:style-name="T1"> </text:span><text:span text:style-name="T1">m</text:span><text:span text:style-name="T1">a</text:span><text:span text:style-name="T1">t</text:span><text:span text:style-name="T1">c</text:span><text:span text:style-name="T1">h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i</text:span><text:span text:style-name="T1">o</text:span><text:span text:style-name="T1">n</text:span><text:span text:style-name="T1"> </text:span><text:span text:style-name="T31">i</text:span><text:span text:style-name="T31">s</text:span><text:span text:style-name="T31"> </text:span><text:span text:style-name="T31">i</text:span><text:span text:style-name="T31">g</text:span><text:span text:style-name="T31">n</text:span><text:span text:style-name="T31">o</text:span><text:span text:style-name="T31">r</text:span><text:span text:style-name="T31">e</text:span><text:span text:style-name="T31">d</text:span><text:span text:style-name="T32"> </text:span><text:span text:style-name="T1">a</text:span><text:span text:style-name="T1">n</text:span><text:span text:style-name="T1">d</text:span><text:span text:style-name="T1"> </text:span><text:span text:style-name="T1">t</text:span><text:span text:style-name="T1">h</text:span><text:span text:style-name="T1">e</text:span><text:span text:style-name="T1"> </text:span><text:span text:style-name="T29">O</text:span><text:span text:style-name="T29">p</text:span><text:span text:style-name="T29">t</text:span><text:span text:style-name="T29">i</text:span><text:span text:style-name="T29">o</text:span><text:span text:style-name="T29">n</text:span><text:span text:style-name="T29">s</text:span><text:span text:style-name="T1"> </text:span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i</text:span><text:span text:style-name="T1">o</text:span><text:span text:style-name="T1">n</text:span><text:span text:style-name="T1"> </text:span><text:span text:style-name="T1">w</text:span><text:span text:style-name="T1">i</text:span><text:span text:style-name="T1">l</text:span><text:span text:style-name="T1">l </text:span><text:span text:style-name="T1">o</text:span><text:span text:style-name="T1">v</text:span><text:span text:style-name="T1">e</text:span><text:span text:style-name="T1">r</text:span><text:span text:style-name="T1">r</text:span><text:span text:style-name="T1">i</text:span><text:span text:style-name="T1">d</text:span><text:span text:style-name="T1">e</text:span><text:span text:style-name="T1"> </text:span><text:span text:style-name="T1">t</text:span><text:span text:style-name="T1">h</text:span><text:span text:style-name="T1">e</text:span><text:span text:style-name="T1"> </text:span><text:span text:style-name="T1">U</text:span><text:span text:style-name="T1">s</text:span><text:span text:style-name="T1">a</text:span><text:span text:style-name="T1">g</text:span><text:span text:style-name="T1">e</text:span></text:p>
          </draw:text-box>
        </draw:frame>
        <draw:connector draw:style-name="gr197" draw:text-style-name="P53" draw:layer="layout" draw:type="curve" svg:x1="3.709cm" svg:y1="6.233cm" svg:x2="19.056cm" svg:y2="7.747cm" draw:start-shape="id145" draw:start-glue-point="10" draw:end-shape="id146" draw:end-glue-point="6" svg:d="M3709 6233c11509 0 3836 1514 15347 1514" svg:viewBox="0 0 15348 1515">
          <text:p/>
        </draw:connector>
        <draw:connector draw:style-name="gr198" draw:text-style-name="P53" draw:layer="layout" draw:type="curve" svg:x1="4.483cm" svg:y1="3.919cm" svg:x2="18.88cm" svg:y2="10.412cm" draw:start-shape="id143" draw:start-glue-point="8" draw:end-shape="id147" draw:end-glue-point="6" svg:d="M4483 3919c0 4329 4799 6493 14397 6493" svg:viewBox="0 0 14398 6494">
          <text:p/>
        </draw:connector>
        <draw:custom-shape draw:style-name="gr199" draw:text-style-name="P22" xml:id="id148" draw:id="id148" draw:layer="layout" svg:width="2.97cm" svg:height="0.826cm" svg:x="6.519cm" svg:y="1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3" draw:layer="layout" draw:type="curve" draw:line-skew="1.444cm" svg:x1="9.489cm" svg:y1="12.988cm" svg:x2="25.554cm" svg:y2="7.304cm" draw:start-shape="id148" draw:start-glue-point="10" draw:end-shape="id149" draw:end-glue-point="1" svg:d="M9489 12988c27013 0 18981-5684 16065-5684" svg:viewBox="0 0 19473 5685">
          <text:p/>
        </draw:connector>
        <draw:frame draw:style-name="gr200" draw:text-style-name="P60" draw:layer="layout" svg:width="7.696cm" svg:height="1.199cm" svg:x="14.471cm" svg:y="12.501cm">
          <draw:text-box>
            <text:p text:style-name="P59"><text:span text:style-name="T8">Assigned to option not to </text:span><text:span text:style-name="T8">ARG argument name</text:span></text:p>
          </draw:text-box>
        </draw:frame>
        <draw:g>
          <draw:frame draw:style-name="gr201" draw:text-style-name="P62" draw:layer="layout" svg:width="12.859cm" svg:height="4.195cm" svg:x="1.525cm" svg:y="2.871cm">
            <draw:text-box>
              <text:p text:style-name="P61"><text:span text:style-name="T33">U</text:span><text:span text:style-name="T33">s</text:span><text:span text:style-name="T33">a</text:span><text:span text:style-name="T33">g</text:span><text:span text:style-name="T33">e</text:span><text:span text:style-name="T33">:</text:span><text:span text:style-name="T34"> </text:span><text:span text:style-name="T34">m</text:span><text:span text:style-name="T34">y</text:span><text:span text:style-name="T34">p</text:span><text:span text:style-name="T34">r</text:span><text:span text:style-name="T34">o</text:span><text:span text:style-name="T34">g</text:span><text:span text:style-name="T34"> </text:span><text:span text:style-name="T34"><text:s/></text:span><text:span text:style-name="T34">-</text:span><text:span text:style-name="T34">m</text:span><text:span text:style-name="T34"> </text:span><text:span text:style-name="T34">&lt;</text:span><text:span text:style-name="T34">p</text:span><text:span text:style-name="T34">i</text:span><text:span text:style-name="T34">p</text:span><text:span text:style-name="T34">o</text:span><text:span text:style-name="T34">&gt;</text:span></text:p>
              <text:p text:style-name="P61"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m</text:span><text:span text:style-name="T34">y</text:span><text:span text:style-name="T34">p</text:span><text:span text:style-name="T34">r</text:span><text:span text:style-name="T34">o</text:span><text:span text:style-name="T34">g</text:span><text:span text:style-name="T34"> </text:span><text:span text:style-name="T34"><text:s/></text:span><text:span text:style-name="T34">-</text:span><text:span text:style-name="T34">A</text:span><text:span text:style-name="T34"> </text:span><text:span text:style-name="T34">A</text:span><text:span text:style-name="T34">R</text:span><text:span text:style-name="T34">G</text:span></text:p>
              <text:p text:style-name="P61"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m</text:span><text:span text:style-name="T34">y</text:span><text:span text:style-name="T34">p</text:span><text:span text:style-name="T34">r</text:span><text:span text:style-name="T34">o</text:span><text:span text:style-name="T34">g</text:span><text:span text:style-name="T34"> </text:span><text:span text:style-name="T34"><text:s/></text:span><text:span text:style-name="T34">-</text:span><text:span text:style-name="T34">B</text:span><text:span text:style-name="T34"> </text:span><text:span text:style-name="T34">B</text:span><text:span text:style-name="T34">A</text:span><text:span text:style-name="T34">R</text:span><text:span text:style-name="T34">G</text:span></text:p>
              <text:p text:style-name="P61"><text:span text:style-name="T34"/></text:p>
              <text:p text:style-name="P61"><text:span text:style-name="T35">O</text:span><text:span text:style-name="T35">p</text:span><text:span text:style-name="T35">t</text:span><text:span text:style-name="T35">i</text:span><text:span text:style-name="T35">o</text:span><text:span text:style-name="T35">n</text:span><text:span text:style-name="T35">s</text:span><text:span text:style-name="T35">:</text:span></text:p>
              <text:p text:style-name="P61"><text:span text:style-name="T34"><text:s/></text:span><text:span text:style-name="T34"><text:s/></text:span><text:span text:style-name="T34">-</text:span><text:span text:style-name="T34">m</text:span><text:span text:style-name="T34">,</text:span><text:span text:style-name="T34"> </text:span><text:span text:style-name="T34">-</text:span><text:span text:style-name="T34">-</text:span><text:span text:style-name="T34">m</text:span><text:span text:style-name="T34">e</text:span><text:span text:style-name="T34">r</text:span><text:span text:style-name="T34">g</text:span><text:span text:style-name="T34">e</text:span><text:span text:style-name="T34"> 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<text:s/></text:span><text:span text:style-name="T34">w</text:span><text:span text:style-name="T34">i</text:span><text:span text:style-name="T34">t</text:span><text:span text:style-name="T34">h</text:span><text:span text:style-name="T34"> </text:span><text:span text:style-name="T34">l</text:span><text:span text:style-name="T34">o</text:span><text:span text:style-name="T34">n</text:span><text:span text:style-name="T34">g</text:span><text:span text:style-name="T34"> </text:span><text:span text:style-name="T34">a</text:span><text:span text:style-name="T34">l</text:span><text:span text:style-name="T34">t</text:span><text:span text:style-name="T34">e</text:span><text:span text:style-name="T34">r</text:span><text:span text:style-name="T34">n</text:span><text:span text:style-name="T34">a</text:span><text:span text:style-name="T34">t</text:span><text:span text:style-name="T34">i</text:span><text:span text:style-name="T34">v</text:span><text:span text:style-name="T34">e</text:span><text:span text:style-name="T34"> </text:span><text:span text:style-name="T34">w</text:span><text:span text:style-name="T34">i</text:span><text:span text:style-name="T34">t</text:span><text:span text:style-name="T34">h</text:span><text:span text:style-name="T34">o</text:span><text:span text:style-name="T34">u</text:span><text:span text:style-name="T34">t</text:span><text:span text:style-name="T34"> </text:span><text:span text:style-name="T34">a</text:span><text:span text:style-name="T34">r</text:span><text:span text:style-name="T34">g</text:span><text:span text:style-name="T34">u</text:span><text:span text:style-name="T34">m</text:span><text:span text:style-name="T34">e</text:span><text:span text:style-name="T34">n</text:span><text:span text:style-name="T34">t</text:span></text:p>
              <text:p text:style-name="P61"><text:span text:style-name="T36"><text:s/></text:span><text:span text:style-name="T36"><text:s/></text:span><text:span text:style-name="T36">-</text:span><text:span text:style-name="T36">A</text:span><text:span text:style-name="T36"> </text:span><text:span text:style-name="T36">A</text:span><text:span text:style-name="T36">R</text:span><text:span text:style-name="T36">G</text:span><text:span text:style-name="T36"> 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<text:s/></text:span><text:span text:style-name="T36">t</text:span><text:span text:style-name="T36">h</text:span><text:span text:style-name="T36">i</text:span><text:span text:style-name="T36">s</text:span><text:span text:style-name="T36"> </text:span><text:span text:style-name="T36">o</text:span><text:span text:style-name="T36">p</text:span><text:span text:style-name="T36">t</text:span><text:span text:style-name="T36">i</text:span><text:span text:style-name="T36">o</text:span><text:span text:style-name="T36">n</text:span><text:span text:style-name="T36"> </text:span><text:span text:style-name="T36">h</text:span><text:span text:style-name="T36">a</text:span><text:span text:style-name="T36">s</text:span><text:span text:style-name="T36"> </text:span><text:span text:style-name="T36">n</text:span><text:span text:style-name="T36">o</text:span><text:span text:style-name="T36"> </text:span><text:span text:style-name="T36">l</text:span><text:span text:style-name="T36">o</text:span><text:span text:style-name="T36">n</text:span><text:span text:style-name="T36">g</text:span><text:span text:style-name="T36"> </text:span><text:span text:style-name="T34">a</text:span><text:span text:style-name="T34">l</text:span><text:span text:style-name="T34">t</text:span><text:span text:style-name="T34">e</text:span><text:span text:style-name="T34">r</text:span><text:span text:style-name="T34">n</text:span><text:span text:style-name="T34">a</text:span><text:span text:style-name="T34">t</text:span><text:span text:style-name="T34">i</text:span><text:span text:style-name="T34">v</text:span><text:span text:style-name="T34">e</text:span></text:p>
              <text:p text:style-name="P61"><text:span text:style-name="T34"><text:s/></text:span><text:span text:style-name="T34"><text:s/></text:span><text:span text:style-name="T34">-</text:span><text:span text:style-name="T34">B</text:span><text:span text:style-name="T34"> </text:span><text:span text:style-name="T34">B</text:span><text:span text:style-name="T34">A</text:span><text:span text:style-name="T34">R</text:span><text:span text:style-name="T34">G</text:span><text:span text:style-name="T34">,</text:span><text:span text:style-name="T34"> </text:span><text:span text:style-name="T34">-</text:span><text:span text:style-name="T34">-</text:span><text:span text:style-name="T34">b</text:span><text:span text:style-name="T34">l</text:span><text:span text:style-name="T34">o</text:span><text:span text:style-name="T34">n</text:span><text:span text:style-name="T34">g</text:span><text:span text:style-name="T34">=</text:span><text:span text:style-name="T34">B</text:span><text:span text:style-name="T34">A</text:span><text:span text:style-name="T34">R</text:span><text:span text:style-name="T34">G</text:span><text:span text:style-name="T34"> </text:span><text:span text:style-name="T34"><text:s/></text:span><text:span text:style-name="T34"><text:s/></text:span><text:span text:style-name="T34">b</text:span><text:span text:style-name="T34">o</text:span><text:span text:style-name="T34">t</text:span><text:span text:style-name="T34">h</text:span><text:span text:style-name="T34"> </text:span><text:span text:style-name="T34">a</text:span><text:span text:style-name="T34">l</text:span><text:span text:style-name="T34">t</text:span><text:span text:style-name="T34">e</text:span><text:span text:style-name="T34">r</text:span><text:span text:style-name="T34">n</text:span><text:span text:style-name="T34">a</text:span><text:span text:style-name="T34">t</text:span><text:span text:style-name="T34">i</text:span><text:span text:style-name="T34">v</text:span><text:span text:style-name="T34">e</text:span><text:span text:style-name="T34"> </text:span><text:span text:style-name="T34">a</text:span><text:span text:style-name="T34">n</text:span><text:span text:style-name="T34">d</text:span><text:span text:style-name="T34"> </text:span><text:span text:style-name="T34">a</text:span><text:span text:style-name="T34">r</text:span><text:span text:style-name="T34">g</text:span><text:span text:style-name="T34">u</text:span><text:span text:style-name="T34">m</text:span><text:span text:style-name="T34">e</text:span><text:span text:style-name="T34">n</text:span><text:span text:style-name="T34">t</text:span></text:p>
            </draw:text-box>
          </draw:frame>
          <draw:custom-shape draw:style-name="gr202" draw:text-style-name="P22" xml:id="id143" draw:id="id143" draw:layer="layout" svg:width="3.916cm" svg:height="0.45cm" svg:x="2.525cm" svg:y="3.4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3" draw:text-style-name="P22" xml:id="id145" draw:id="id145" draw:layer="layout" svg:width="1.627cm" svg:height="0.45cm" svg:x="2.082cm" svg:y="6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4" draw:text-style-name="P22" xml:id="id150" draw:id="id150" draw:layer="layout" svg:width="1.31cm" svg:height="0.45cm" svg:x="5.134cm" svg:y="2.9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4" draw:text-style-name="P53" draw:layer="layout" draw:type="curve" draw:line-skew="2.684cm" svg:x1="6.444cm" svg:y1="3.153cm" svg:x2="9.985cm" svg:y2="18.124cm" draw:start-shape="id150" draw:start-glue-point="10" draw:end-shape="id151" draw:end-glue-point="1" svg:d="M6444 3153c10089 0 8318 14971 3541 14971" svg:viewBox="0 0 7366 14972">
          <text:p/>
        </draw:connector>
        <draw:frame draw:style-name="gr205" draw:text-style-name="P60" draw:layer="layout" svg:width="3.939cm" svg:height="1.673cm" svg:x="11.713cm" svg:y="16.813cm">
          <draw:text-box>
            <text:p text:style-name="P59"><text:span text:style-name="T14">&lt;pipo&gt;</text:span><text:span text:style-name="T8"> is a stand alone mandatory argument</text:span></text:p>
          </draw:text-box>
        </draw:frame>
        <draw:g>
          <draw:custom-shape draw:style-name="gr206" draw:text-style-name="P38" xml:id="id152" draw:id="id152" draw:layer="layout" svg:width="2.409cm" svg:height="0.6cm" svg:x="20.703cm" svg:y="8.885cm">
            <draw:glue-point draw:id="4" svg:x="-3.075cm" svg:y="5.004cm"/>
            <text:p text:style-name="P37"><text:span text:style-name="T15">U</text:span><text:span text:style-name="T15">s</text:span><text:span text:style-name="T15">a</text:span><text:span text:style-name="T15">g</text:span><text:span text:style-name="T15">e</text:span><text:span text:style-name="T15">_</text:span><text:span text:style-name="T15">o</text:span><text:span text:style-name="T15">l</text:span><text:span text:style-name="T15">d</text:span></text:p>
            <draw:enhanced-geometry svg:viewBox="0 0 21600 21600" draw:type="rectangle" draw:enhanced-path="M 0 0 L 21600 0 21600 21600 0 21600 0 0 Z N"/>
          </draw:custom-shape>
          <draw:connector draw:style-name="gr31" draw:text-style-name="P39" draw:layer="layout" svg:x1="21.167cm" svg:y1="9.485cm" svg:x2="21.879cm" svg:y2="9.985cm" draw:start-shape="id152" draw:start-glue-point="4" draw:end-shape="id153" draw:end-glue-point="3" svg:d="M21167 9485v500h712" svg:viewBox="0 0 713 501">
            <text:p/>
          </draw:connector>
          <draw:custom-shape draw:style-name="gr207" draw:text-style-name="P41" xml:id="id154" draw:id="id154" draw:layer="layout" svg:width="5.403cm" svg:height="0.6cm" svg:x="21.879cm" svg:y="10.565cm">
            <draw:glue-point draw:id="4" svg:x="-4.213cm" svg:y="5.005cm"/>
            <text:p text:style-name="P40"><text:span text:style-name="T15"><text:s/></text:span><text:span text:style-name="T15">Usage_argument: </text:span><text:span text:style-name="T16">"ARG"</text:span></text:p>
            <draw:enhanced-geometry svg:viewBox="0 0 21600 21600" draw:type="rectangle" draw:enhanced-path="M 0 0 L 21600 0 21600 21600 0 21600 0 0 Z N"/>
          </draw:custom-shape>
          <draw:custom-shape draw:style-name="gr208" draw:text-style-name="P41" xml:id="id153" draw:id="id153" draw:layer="layout" svg:width="5.256cm" svg:height="0.6cm" svg:x="21.879cm" svg:y="9.685cm">
            <draw:glue-point draw:id="4" svg:x="-4.213cm" svg:y="5.005cm"/>
            <text:p text:style-name="P40"><text:span text:style-name="T15"><text:s/></text:span><text:span text:style-name="T15">Usage_short_option: </text:span><text:span text:style-name="T16">"-</text:span><text:span text:style-name="T16">A"</text:span></text:p>
            <draw:enhanced-geometry svg:viewBox="0 0 21600 21600" draw:type="rectangle" draw:enhanced-path="M 0 0 L 21600 0 21600 21600 0 21600 0 0 Z N"/>
          </draw:custom-shape>
          <draw:connector draw:style-name="gr48" draw:text-style-name="P39" draw:layer="layout" svg:x1="21.167cm" svg:y1="9.485cm" svg:x2="21.879cm" svg:y2="10.865cm" draw:start-shape="id152" draw:start-glue-point="4" draw:end-shape="id154" draw:end-glue-point="3" svg:d="M21167 9485v1380h712" svg:viewBox="0 0 713 1381">
            <text:p/>
          </draw:connector>
          <draw:custom-shape draw:style-name="gr209" draw:text-style-name="P37" xml:id="id157" draw:id="id157" draw:layer="layout" svg:width="5.039cm" svg:height="0.6cm" svg:x="20.603cm" svg:y="6.234cm">
            <draw:glue-point draw:id="4" svg:x="-3.421cm" svg:y="5cm"/>
            <text:p text:style-name="P37"><text:span text:style-name="T15">O</text:span><text:span text:style-name="T15">p</text:span><text:span text:style-name="T15">ti</text:span><text:span text:style-name="T15">o</text:span><text:span text:style-name="T15">n</text:span><text:span text:style-name="T15">_</text:span><text:span text:style-name="T15">a</text:span><text:span text:style-name="T15">lt</text:span><text:span text:style-name="T15">e</text:span><text:span text:style-name="T15">r</text:span><text:span text:style-name="T15">n</text:span><text:span text:style-name="T15">a</text:span><text:span text:style-name="T15">ti</text:span><text:span text:style-name="T15">v</text:span><text:span text:style-name="T15">e</text:span><text:span text:style-name="T15">_</text:span><text:span text:style-name="T15">g</text:span><text:span text:style-name="T15">r</text:span><text:span text:style-name="T15">o</text:span><text:span text:style-name="T15">u</text:span><text:span text:style-name="T15">p</text:span></text:p>
            <draw:enhanced-geometry svg:viewBox="0 0 21600 21600" draw:type="rectangle" draw:enhanced-path="M 0 0 L 21600 0 21600 21600 0 21600 0 0 Z N"/>
          </draw:custom-shape>
          <draw:connector draw:style-name="gr31" draw:text-style-name="P39" draw:layer="layout" svg:x1="21.244cm" svg:y1="6.834cm" svg:x2="21.601cm" svg:y2="7.304cm" draw:end-shape="id149" draw:end-glue-point="3" svg:d="M21244 6834h-145v470h502" svg:viewBox="0 0 503 471">
            <text:p/>
          </draw:connector>
          <draw:custom-shape draw:style-name="gr210" draw:text-style-name="P41" xml:id="id155" draw:id="id155" draw:layer="layout" svg:width="5.293cm" svg:height="0.6cm" svg:x="22.401cm" svg:y="7.878cm">
            <draw:glue-point draw:id="4" svg:x="-4.213cm" svg:y="5.005cm"/>
            <text:p text:style-name="P40"><text:span text:style-name="T15"><text:s/></text:span><text:span text:style-name="T15">Option_ar</text:span><text:span text:style-name="T15">gument: </text:span><text:span text:style-name="T16">"ARG"</text:span></text:p>
            <draw:enhanced-geometry svg:viewBox="0 0 21600 21600" draw:type="rectangle" draw:enhanced-path="M 0 0 L 21600 0 21600 21600 0 21600 0 0 Z N"/>
          </draw:custom-shape>
          <draw:custom-shape draw:style-name="gr211" draw:text-style-name="P41" xml:id="id149" draw:id="id149" draw:layer="layout" svg:width="3.953cm" svg:height="0.6cm" svg:x="21.601cm" svg:y="7.004cm">
            <draw:glue-point draw:id="4" svg:x="-4.213cm" svg:y="5.005cm"/>
            <text:p text:style-name="P40"><text:span text:style-name="T15">Option_short: </text:span><text:span text:style-name="T16">"-A"</text:span></text:p>
            <draw:enhanced-geometry svg:viewBox="0 0 21600 21600" draw:type="rectangle" draw:enhanced-path="M 0 0 L 21600 0 21600 21600 0 21600 0 0 Z N"/>
          </draw:custom-shape>
          <draw:connector draw:style-name="gr48" draw:text-style-name="P39" draw:layer="layout" svg:x1="21.912cm" svg:y1="7.604cm" svg:x2="22.401cm" svg:y2="8.178cm" draw:start-shape="id149" draw:start-glue-point="4" draw:end-shape="id155" draw:end-glue-point="3" svg:d="M21912 7604v574h489" svg:viewBox="0 0 490 575">
            <text:p/>
          </draw:connector>
          <draw:custom-shape draw:style-name="gr212" draw:text-style-name="P38" xml:id="id156" draw:id="id156" draw:layer="layout" svg:width="3.82cm" svg:height="0.6cm" svg:x="19.376cm" svg:y="5.303cm">
            <draw:glue-point draw:id="4" svg:x="-3.075cm" svg:y="5.004cm"/>
            <text:p text:style-name="P37"><text:span text:style-name="T20">Usage_r</text:span><text:span text:style-name="T15">eplaced</text:span></text:p>
            <draw:enhanced-geometry svg:viewBox="0 0 21600 21600" draw:type="rectangle" draw:enhanced-path="M 0 0 L 21600 0 21600 21600 0 21600 0 0 Z N"/>
          </draw:custom-shape>
          <draw:connector draw:style-name="gr31" draw:text-style-name="P8" draw:layer="layout" svg:x1="20.112cm" svg:y1="5.903cm" svg:x2="20.603cm" svg:y2="6.534cm" draw:start-shape="id156" draw:start-glue-point="4" draw:end-shape="id157" draw:end-glue-point="3" svg:d="M20112 5903v631h491" svg:viewBox="0 0 492 632">
            <text:p/>
          </draw:connector>
          <draw:connector draw:style-name="gr31" draw:text-style-name="P8" draw:layer="layout" svg:x1="20.112cm" svg:y1="5.903cm" svg:x2="20.703cm" svg:y2="9.185cm" draw:start-shape="id156" draw:start-glue-point="4" draw:end-shape="id152" draw:end-glue-point="3" svg:d="M20112 5903v3282h591" svg:viewBox="0 0 592 3283">
            <text:p/>
          </draw:connector>
          <draw:custom-shape draw:style-name="gr213" draw:text-style-name="P19" xml:id="id158" draw:id="id158" draw:layer="layout" svg:width="3.43cm" svg:height="0.6cm" svg:x="18.435cm" svg:y="4.17cm">
            <draw:glue-point draw:id="4" svg:x="-3.075cm" svg:y="5.004cm"/>
            <text:p text:style-name="P19"><text:span text:style-name="T7">Usage_Expr</text:span></text:p>
            <draw:enhanced-geometry svg:viewBox="0 0 21600 21600" draw:type="rectangle" draw:enhanced-path="M 0 0 L 21600 0 21600 21600 0 21600 0 0 Z N"/>
          </draw:custom-shape>
          <draw:connector draw:style-name="gr31" draw:text-style-name="P8" draw:layer="layout" svg:x1="19.096cm" svg:y1="4.77cm" svg:x2="19.376cm" svg:y2="5.603cm" draw:start-shape="id158" draw:start-glue-point="4" draw:end-shape="id156" draw:end-glue-point="3" svg:d="M19096 4770v833h280" svg:viewBox="0 0 281 834">
            <text:p/>
          </draw:connector>
          <draw:frame draw:style-name="gr214" draw:text-style-name="P54" xml:id="id144" draw:id="id144" draw:layer="layout" svg:width="1.035cm" svg:height="0.988cm" svg:x="17.554cm" svg:y="2.741cm">
            <draw:text-box>
              <text:p>...</text:p>
            </draw:text-box>
          </draw:frame>
          <draw:connector draw:style-name="gr31" draw:text-style-name="P2" draw:layer="layout" svg:x1="18.435cm" svg:y1="4.47cm" svg:x2="18.071cm" svg:y2="3.729cm" draw:start-shape="id158" draw:start-glue-point="3" draw:end-shape="id144" draw:end-glue-point="2" svg:d="M18435 4470h-364v-741" svg:viewBox="0 0 365 742">
            <text:p/>
          </draw:connector>
          <draw:custom-shape draw:style-name="gr215" draw:text-style-name="P63" xml:id="id146" draw:id="id146" draw:layer="layout" svg:width="0.882cm" svg:height="1.852cm" svg:x="19.055cm" svg:y="6.821cm">
            <text:p/>
  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15" draw:text-style-name="P63" xml:id="id147" draw:id="id147" draw:layer="layout" svg:width="1.032cm" svg:height="1.852cm" svg:x="18.88cm" svg:y="9.486cm">
            <text:p/>
  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frame draw:style-name="gr216" draw:text-style-name="P60" draw:layer="layout" svg:width="5.863cm" svg:height="0.743cm" svg:x="9.835cm" svg:y="2.892cm">
          <draw:text-box>
            <text:p text:style-name="P59"><text:span text:style-name="T37">Match </text:span><text:span text:style-name="T8">this</text:span><text:span text:style-name="T37"> Usage_line node </text:span></text:p>
          </draw:text-box>
        </draw:frame>
        <draw:g>
          <draw:frame draw:style-name="standard" draw:layer="layout" svg:width="7.309cm" svg:height="4.079cm" svg:x="2.737cm" svg:y="14.424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64">Key</text:p>
                </table:table-cell>
                <table:table-cell>
                  <text:p text:style-name="P64">Value</text:p>
                </table:table-cell>
              </table:table-row>
              <table:table-row table:style-name="ro1" table:default-cell-style-name="gray2">
                <table:table-cell>
                  <text:p text:style-name="P65">-A</text:p>
                </table:table-cell>
                <table:table-cell>
                  <text:p text:style-name="P65">my_arg</text:p>
                </table:table-cell>
              </table:table-row>
              <table:table-row table:style-name="ro1" table:default-cell-style-name="gray1">
                <table:table-cell>
                  <text:p text:style-name="P65">--merge</text:p>
                </table:table-cell>
                <table:table-cell>
                  <text:p text:style-name="P65">false</text:p>
                </table:table-cell>
              </table:table-row>
              <table:table-row table:style-name="ro1">
                <table:table-cell table:style-name="gray2">
                  <text:p text:style-name="P65">--blong</text:p>
                </table:table-cell>
                <table:table-cell table:style-name="ce2">
                  <text:p text:style-name="P66"><text:span text:style-name="T38">EMPTY</text:span></text:p>
                </table:table-cell>
              </table:table-row>
              <table:table-row table:style-name="ro1">
                <table:table-cell table:style-name="gray1">
                  <text:p text:style-name="P65">&lt;pipo&gt;</text:p>
                </table:table-cell>
                <table:table-cell table:style-name="ce2">
                  <text:p text:style-name="P66"><text:span text:style-name="T38">EMPTY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custom-shape draw:style-name="gr217" draw:text-style-name="P63" xml:id="id151" draw:id="id151" draw:layer="layout" svg:width="7.32cm" svg:height="0.758cm" svg:x="2.665cm" svg:y="17.745cm">
            <text:p/>
            <draw:enhanced-geometry svg:viewBox="0 0 21600 21600" draw:type="rectangle" draw:enhanced-path="M 0 0 L 21600 0 21600 21600 0 21600 0 0 Z N"/>
          </draw:custom-shape>
          <draw:custom-shape draw:style-name="gr217" draw:text-style-name="P63" xml:id="id159" draw:id="id159" draw:layer="layout" svg:width="7.32cm" svg:height="0.758cm" svg:x="2.726cm" svg:y="15.29cm">
            <text:p/>
            <draw:enhanced-geometry svg:viewBox="0 0 21600 21600" draw:type="rectangle" draw:enhanced-path="M 0 0 L 21600 0 21600 21600 0 21600 0 0 Z N"/>
          </draw:custom-shape>
        </draw:g>
        <draw:connector draw:style-name="gr14" draw:text-style-name="P53" draw:layer="layout" draw:type="curve" draw:line-skew="0.5cm" svg:x1="9.489cm" svg:y1="12.988cm" svg:x2="10.046cm" svg:y2="15.669cm" draw:start-shape="id148" draw:start-glue-point="10" draw:end-shape="id159" draw:end-glue-point="1" svg:d="M9489 12988c2337 0 2058 2681 557 2681" svg:viewBox="0 0 1721 2682">
          <text:p/>
        </draw:connector>
      </draw:page>
      <draw:page draw:name="page13" draw:style-name="dp1" draw:master-page-name="Default">
        <draw:frame draw:style-name="gr1" draw:text-style-name="P12" draw:layer="layout" svg:width="7.588cm" svg:height="0.962cm" svg:x="21.05cm" svg:y="18.871cm">
          <draw:text-box>
            <text:p><text:span text:style-name="T3">Sylvain Viart 2022-04-18</text:span></text:p>
          </draw:text-box>
        </draw:frame>
        <draw:frame draw:style-name="gr218" draw:text-style-name="P4" draw:layer="layout" svg:width="15.124cm" svg:height="1.195cm" svg:x="8.039cm" svg:y="1.206cm">
          <draw:text-box>
            <text:p><text:span text:style-name="T2">Docopt parser matching AST</text:span></text:p>
          </draw:text-box>
        </draw:frame>
        <draw:custom-shape draw:style-name="gr219" draw:text-style-name="P18" xml:id="id165" draw:id="id165" draw:layer="layout" svg:width="2.434cm" svg:height="0.871cm" svg:x="2.424cm" svg:y="6.123cm">
          <text:p text:style-name="P17"><text:span text:style-name="T6">"Usage:"</text:span></text:p>
          <draw:enhanced-geometry svg:viewBox="0 0 21600 21600" draw:type="rectangle" draw:enhanced-path="M 0 0 L 21600 0 21600 21600 0 21600 0 0 Z N"/>
        </draw:custom-shape>
        <draw:custom-shape draw:style-name="gr220" draw:text-style-name="P19" xml:id="id160" draw:id="id160" draw:layer="layout" svg:width="2.993cm" svg:height="1.026cm" svg:x="2.424cm" svg:y="7.586cm">
          <draw:glue-point draw:id="4" svg:x="-3.421cm" svg:y="5cm"/>
          <text:p text:style-name="P19"><text:span text:style-name="T7">Usage_line</text:span></text:p>
          <draw:enhanced-geometry svg:viewBox="0 0 21600 21600" draw:type="rectangle" draw:enhanced-path="M 0 0 L 21600 0 21600 21600 0 21600 0 0 Z N"/>
        </draw:custom-shape>
        <draw:custom-shape draw:style-name="gr221" draw:text-style-name="P20" xml:id="id161" draw:id="id161" draw:layer="layout" svg:width="6.721cm" svg:height="0.903cm" svg:x="3.528cm" svg:y="9.432cm">
          <text:p text:style-name="P19"><text:span text:style-name="T7">Prog_name: </text:span><text:span text:style-name="T6">"my_program"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.897cm" svg:y1="8.612cm" svg:x2="3.528cm" svg:y2="9.883cm" draw:start-shape="id160" draw:start-glue-point="4" draw:end-shape="id161" draw:end-glue-point="3" svg:d="M2897 8612v1271h631" svg:viewBox="0 0 632 1272">
          <text:p/>
        </draw:connector>
        <draw:connector draw:style-name="gr31" draw:text-style-name="P8" draw:layer="layout" svg:x1="4.189cm" svg:y1="11.401cm" svg:x2="4.797cm" svg:y2="12.344cm" draw:start-shape="id162" draw:start-glue-point="4" draw:end-shape="id163" draw:end-glue-point="3" svg:d="M4189 11401v943h608" svg:viewBox="0 0 609 944">
          <text:p/>
        </draw:connector>
        <draw:connector draw:style-name="gr31" draw:text-style-name="P8" draw:layer="layout" svg:x1="1.844cm" svg:y1="5.406cm" svg:x2="2.424cm" svg:y2="6.558cm" draw:start-shape="id164" draw:start-glue-point="4" draw:end-shape="id165" draw:end-glue-point="3" svg:d="M1844 5406v1152h580" svg:viewBox="0 0 581 1153">
          <text:p/>
        </draw:connector>
        <draw:connector draw:style-name="gr31" draw:text-style-name="P8" draw:layer="layout" svg:x1="1.844cm" svg:y1="5.406cm" svg:x2="2.424cm" svg:y2="8.099cm" draw:start-shape="id164" draw:start-glue-point="4" draw:end-shape="id160" draw:end-glue-point="3" svg:d="M1844 5406v2693h580" svg:viewBox="0 0 581 2694">
          <text:p/>
        </draw:connector>
        <draw:custom-shape draw:style-name="gr222" draw:text-style-name="P21" xml:id="id167" draw:id="id167" draw:layer="layout" svg:width="5.573cm" svg:height="0.871cm" svg:x="8.309cm" svg:y="14.255cm">
          <text:p text:style-name="P19"><text:span text:style-name="T7"><text:s/></text:span><text:span text:style-name="T7">Usage_command: </text:span><text:span text:style-name="T6">"run"</text:span></text:p>
          <draw:enhanced-geometry svg:viewBox="0 0 21600 21600" draw:type="rectangle" draw:enhanced-path="M 0 0 L 21600 0 21600 21600 0 21600 0 0 Z N"/>
        </draw:custom-shape>
        <draw:custom-shape draw:style-name="gr223" draw:text-style-name="P21" xml:id="id169" draw:id="id169" draw:layer="layout" svg:width="6.254cm" svg:height="0.871cm" svg:x="8.309cm" svg:y="16.18cm">
          <text:p text:style-name="P19"><text:span text:style-name="T7"><text:s/></text:span><text:span text:style-name="T7">Usage_command: </text:span><text:span text:style-name="T6">"jump"</text:span></text:p>
          <draw:enhanced-geometry svg:viewBox="0 0 21600 21600" draw:type="rectangle" draw:enhanced-path="M 0 0 L 21600 0 21600 21600 0 21600 0 0 Z N"/>
        </draw:custom-shape>
        <draw:custom-shape draw:style-name="gr224" draw:text-style-name="P19" xml:id="id163" draw:id="id163" draw:layer="layout" svg:width="5.36cm" svg:height="0.771cm" svg:x="4.797cm" svg:y="11.959cm">
          <draw:glue-point draw:id="4" svg:x="-3.652cm" svg:y="5.004cm"/>
          <text:p text:style-name="P19"><text:span text:style-name="T7">Usage_required_group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7.064cm" svg:y1="13.984cm" svg:x2="8.309cm" svg:y2="14.69cm" draw:start-shape="id166" draw:start-glue-point="4" draw:end-shape="id167" draw:end-glue-point="3" svg:d="M7064 13984v706h1245" svg:viewBox="0 0 1246 707">
          <text:p/>
        </draw:connector>
        <draw:connector draw:style-name="gr31" draw:text-style-name="P8" draw:layer="layout" svg:x1="6.995cm" svg:y1="15.935cm" svg:x2="8.309cm" svg:y2="16.615cm" draw:start-shape="id168" draw:start-glue-point="4" draw:end-shape="id169" draw:end-glue-point="3" svg:d="M6995 15935v680h1314" svg:viewBox="0 0 1315 681">
          <text:p/>
        </draw:connector>
        <draw:custom-shape draw:style-name="gr225" draw:text-style-name="P21" xml:id="id171" draw:id="id171" draw:layer="layout" svg:width="6.254cm" svg:height="0.871cm" svg:x="8.309cm" svg:y="17.96cm">
          <text:p text:style-name="P19"><text:span text:style-name="T7"><text:s/></text:span><text:span text:style-name="T7">Usage_command: </text:span><text:span text:style-name="T6">"climb"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6.863cm" svg:y1="17.841cm" svg:x2="8.309cm" svg:y2="18.395cm" draw:start-shape="id170" draw:start-glue-point="4" draw:end-shape="id171" draw:end-glue-point="3" svg:d="M6863 17841v554h1446" svg:viewBox="0 0 1447 555">
          <text:p/>
        </draw:connector>
        <draw:custom-shape draw:style-name="gr226" draw:text-style-name="P19" xml:id="id164" draw:id="id164" draw:layer="layout" svg:width="3.678cm" svg:height="1.026cm" svg:x="1.263cm" svg:y="4.38cm">
          <draw:glue-point draw:id="4" svg:x="-3.421cm" svg:y="5cm"/>
          <text:p text:style-name="P19"><text:span text:style-name="T7">Usage_section</text:span></text:p>
          <draw:enhanced-geometry svg:viewBox="0 0 21600 21600" draw:type="rectangle" draw:enhanced-path="M 0 0 L 21600 0 21600 21600 0 21600 0 0 Z N"/>
        </draw:custom-shape>
        <draw:custom-shape draw:style-name="gr227" draw:text-style-name="P19" xml:id="id170" draw:id="id170" draw:layer="layout" svg:width="3.43cm" svg:height="0.591cm" svg:x="6.202cm" svg:y="17.251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5.52cm" svg:y1="12.729cm" svg:x2="6.202cm" svg:y2="17.546cm" draw:start-shape="id163" draw:start-glue-point="4" draw:end-shape="id170" draw:end-glue-point="3" svg:d="M5520 12729v4817h682" svg:viewBox="0 0 683 4818">
          <text:p/>
        </draw:connector>
        <draw:custom-shape draw:style-name="gr228" draw:text-style-name="P19" xml:id="id168" draw:id="id168" draw:layer="layout" svg:width="3.43cm" svg:height="0.591cm" svg:x="6.334cm" svg:y="15.345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5.52cm" svg:y1="12.729cm" svg:x2="6.334cm" svg:y2="15.64cm" draw:start-shape="id163" draw:start-glue-point="4" draw:end-shape="id168" draw:end-glue-point="3" svg:d="M5520 12729v2911h814" svg:viewBox="0 0 815 2912">
          <text:p/>
        </draw:connector>
        <draw:custom-shape draw:style-name="gr229" draw:text-style-name="P19" xml:id="id166" draw:id="id166" draw:layer="layout" svg:width="3.43cm" svg:height="0.591cm" svg:x="6.403cm" svg:y="13.394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6.403cm" svg:y1="13.689cm" svg:x2="5.52cm" svg:y2="12.729cm" draw:start-shape="id166" draw:start-glue-point="3" draw:end-shape="id163" draw:end-glue-point="4" svg:d="M6403 13689h-883v-960" svg:viewBox="0 0 884 961">
          <text:p/>
        </draw:connector>
        <draw:custom-shape draw:style-name="gr230" draw:text-style-name="P19" xml:id="id162" draw:id="id162" draw:layer="layout" svg:width="3.43cm" svg:height="0.591cm" svg:x="3.528cm" svg:y="10.811cm">
          <draw:glue-point draw:id="4" svg:x="-3.075cm" svg:y="5.004cm"/>
          <text:p text:style-name="P19"><text:span text:style-name="T7">Usage_Expr</text:span></text:p>
          <draw:enhanced-geometry svg:viewBox="0 0 21600 21600" draw:type="rectangle" draw:enhanced-path="M 0 0 L 21600 0 21600 21600 0 21600 0 0 Z N"/>
        </draw:custom-shape>
        <draw:connector draw:style-name="gr31" draw:text-style-name="P8" draw:layer="layout" svg:x1="2.897cm" svg:y1="8.612cm" svg:x2="3.528cm" svg:y2="11.106cm" draw:start-shape="id160" draw:start-glue-point="4" draw:end-shape="id162" draw:end-glue-point="3" svg:d="M2897 8612v2494h631" svg:viewBox="0 0 632 2495">
          <text:p/>
        </draw:connector>
        <draw:frame draw:style-name="gr231" draw:text-style-name="P1" draw:layer="layout" svg:width="10.513cm" svg:height="3.351cm" svg:x="17.392cm" svg:y="4.269cm">
          <draw:text-box>
            <text:p><text:span text:style-name="T1">TODO : Describe how the match engine will assoc argv[] to nod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12:51:08.242692454</meta:creation-date>
    <dc:date>2022-05-05T07:34:10.071368332</dc:date>
    <meta:editing-duration>P3DT21H13M52S</meta:editing-duration>
    <meta:editing-cycles>36</meta:editing-cycles>
    <meta:generator>LibreOffice/6.4.7.2$Linux_X86_64 LibreOffice_project/40$Build-2</meta:generator>
    <meta:document-statistic meta:object-count="458"/>
  </office:meta>
</office:document-meta>
</file>